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Table6" style:family="table">
      <style:table-properties style:width="7.0125in" table:align="left"/>
    </style:style>
    <style:style style:name="Table6.A" style:family="table-column">
      <style:table-column-properties style:column-width="2.3375in"/>
    </style:style>
    <style:style style:name="Table6.A1" style:family="table-cell">
      <style:table-cell-properties style:vertical-align="middle" fo:padding="0.0194in" fo:border="none"/>
    </style:style>
    <style:style style:name="Table9" style:family="table">
      <style:table-properties style:width="7.0354in" table:align="left"/>
    </style:style>
    <style:style style:name="Table9.A" style:family="table-column">
      <style:table-column-properties style:column-width="1.9229in"/>
    </style:style>
    <style:style style:name="Table9.B" style:family="table-column">
      <style:table-column-properties style:column-width="1.8417in"/>
    </style:style>
    <style:style style:name="Table9.C" style:family="table-column">
      <style:table-column-properties style:column-width="1.7771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5903in"/>
    </style:style>
    <style:style style:name="Table10.B" style:family="table-column">
      <style:table-column-properties style:column-width="2.0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125in" table:align="left"/>
    </style:style>
    <style:style style:name="Table11.A" style:family="table-column">
      <style:table-column-properties style:column-width="1.7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2486in" table:align="left"/>
    </style:style>
    <style:style style:name="Table12.A" style:family="table-column">
      <style:table-column-properties style:column-width="0.9326in"/>
    </style:style>
    <style:style style:name="Table12.B" style:family="table-column">
      <style:table-column-properties style:column-width="1.1757in"/>
    </style:style>
    <style:style style:name="Table12.C" style:family="table-column">
      <style:table-column-properties style:column-width="1.6639in"/>
    </style:style>
    <style:style style:name="Table12.D" style:family="table-column">
      <style:table-column-properties style:column-width="1.6292in"/>
    </style:style>
    <style:style style:name="Table12.E" style:family="table-column">
      <style:table-column-properties style:column-width="1.8472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7.2646in" table:align="left"/>
    </style:style>
    <style:style style:name="Table13.A" style:family="table-column">
      <style:table-column-properties style:column-width="2.4215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7.2479in" table:align="left"/>
    </style:style>
    <style:style style:name="Table14.A" style:family="table-column">
      <style:table-column-properties style:column-width="2.416in"/>
    </style:style>
    <style:style style:name="Table14.A1" style:family="table-cell">
      <style:table-cell-properties style:vertical-align="middle" fo:padding="0.0194in" fo:border="none"/>
    </style:style>
    <style:style style:name="Table19" style:family="table">
      <style:table-properties style:width="7.2479in" table:align="left"/>
    </style:style>
    <style:style style:name="Table19.A" style:family="table-column">
      <style:table-column-properties style:column-width="2.416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7.0139in" table:align="left"/>
    </style:style>
    <style:style style:name="Table20.A" style:family="table-column">
      <style:table-column-properties style:column-width="3.5069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5.5354in" table:align="left"/>
    </style:style>
    <style:style style:name="Table21.A" style:family="table-column">
      <style:table-column-properties style:column-width="0.9035in"/>
    </style:style>
    <style:style style:name="Table21.B" style:family="table-column">
      <style:table-column-properties style:column-width="1.5688in"/>
    </style:style>
    <style:style style:name="Table21.C" style:family="table-column">
      <style:table-column-properties style:column-width="1.5042in"/>
    </style:style>
    <style:style style:name="Table21.D" style:family="table-column">
      <style:table-column-properties style:column-width="1.559in"/>
    </style:style>
    <style:style style:name="Table21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5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7" style:family="paragraph" style:parent-style-name="Text_20_body">
      <style:text-properties officeooo:paragraph-rsid="002d190c"/>
    </style:style>
    <style:style style:name="P18" style:family="paragraph" style:parent-style-name="Standard">
      <style:text-properties officeooo:paragraph-rsid="0039f59c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0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1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3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4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5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6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28" style:family="paragraph" style:parent-style-name="Heading_20_2">
      <style:text-properties style:font-name="Corbel" fo:language="fr" fo:country="FR" officeooo:paragraph-rsid="0039f59c"/>
    </style:style>
    <style:style style:name="P29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0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3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4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5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6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7" style:family="paragraph" style:parent-style-name="Heading_20_3">
      <style:paragraph-properties fo:margin-top="0in" fo:margin-bottom="0.0799in" style:contextual-spacing="false"/>
      <style:text-properties style:font-name="Corbel" fo:language="fr" fo:country="FR"/>
    </style:style>
    <style:style style:name="P38" style:family="paragraph" style:parent-style-name="Table_20_Contents">
      <style:paragraph-properties fo:margin-top="0in" fo:margin-bottom="0.0799in" style:contextual-spacing="false"/>
      <style:text-properties style:font-name="Corbel" fo:language="fr" fo:country="FR"/>
    </style:style>
    <style:style style:name="P39" style:family="paragraph" style:parent-style-name="Table_20_Heading">
      <style:paragraph-properties fo:margin-top="0in" fo:margin-bottom="0.0799in" style:contextual-spacing="false"/>
      <style:text-properties style:font-name="Corbel" fo:language="fr" fo:country="FR"/>
    </style:style>
    <style:style style:name="P40" style:family="paragraph" style:parent-style-name="Heading_20_2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668ad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80175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9b562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b148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c447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694f9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9e75c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25ae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84c5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d0571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bbc30" officeooo:paragraph-rsid="009bbc30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f4be7" officeooo:paragraph-rsid="009f4be7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3ddfc" officeooo:paragraph-rsid="00a3ddfc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4e01f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d0571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a84c5" officeooo:paragraph-rsid="00aa84c5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f91dc" officeooo:paragraph-rsid="00af91dc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2a24d" officeooo:paragraph-rsid="00b2a24d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313bb" officeooo:paragraph-rsid="00b313bb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fo:font-weight="normal" officeooo:rsid="00a3ddfc" officeooo:paragraph-rsid="00a3ddf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3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64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65" style:family="paragraph" style:parent-style-name="Quotations">
      <style:text-properties fo:language="fr" fo:country="FR"/>
    </style:style>
    <style:style style:name="P66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67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68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69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70" style:family="paragraph" style:parent-style-name="Quotations">
      <style:text-properties fo:color="#808080" loext:opacity="100%" style:font-name="Corbel" fo:language="fr" fo:country="FR" officeooo:rsid="005b4864"/>
    </style:style>
    <style:style style:name="P71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72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73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74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75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76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77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78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79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80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81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82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83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84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85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86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87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89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9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2" style:family="paragraph" style:parent-style-name="Heading_20_3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9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9e96" style:font-size-asian="11pt" style:language-asian="zxx" style:country-asian="none" style:font-size-complex="11pt" style:language-complex="zxx" style:country-complex="none"/>
    </style:style>
    <style:style style:name="P9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f4be7" style:font-size-asian="11pt" style:language-asian="zxx" style:country-asian="none" style:font-size-complex="11pt" style:language-complex="zxx" style:country-complex="none"/>
    </style:style>
    <style:style style:name="P9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9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68ad" style:font-size-asian="11pt" style:language-asian="zxx" style:country-asian="none" style:font-size-complex="11pt" style:language-complex="zxx" style:country-complex="none"/>
    </style:style>
    <style:style style:name="P9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53dbc" style:font-size-asian="11pt" style:language-asian="zxx" style:country-asian="none" style:font-size-complex="11pt" style:language-complex="zxx" style:country-complex="none"/>
    </style:style>
    <style:style style:name="P9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66bf7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81299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9368e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08884" style:font-size-asian="11pt" style:language-asian="zxx" style:country-asian="none" style:font-size-complex="11pt" style:language-complex="zxx" style:country-complex="none"/>
    </style:style>
    <style:style style:name="P10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501ac" style:font-size-asian="11pt" style:language-asian="zxx" style:country-asian="none" style:font-size-complex="11pt" style:language-complex="zxx" style:country-complex="none"/>
    </style:style>
    <style:style style:name="P10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98b58" style:font-size-asian="11pt" style:language-asian="zxx" style:country-asian="none" style:font-size-complex="11pt" style:language-complex="zxx" style:country-complex="none"/>
    </style:style>
    <style:style style:name="P10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6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7" style:family="paragraph" style:parent-style-name="Standard">
      <style:paragraph-properties fo:margin-top="0.0402in" fo:margin-bottom="0.0402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8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9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76b07" style:font-size-asian="11pt" style:language-asian="zxx" style:country-asian="none" style:font-size-complex="11pt" style:language-complex="zxx" style:country-complex="none"/>
    </style:style>
    <style:style style:name="P11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8d8d7" style:font-size-asian="11pt" style:language-asian="zxx" style:country-asian="none" style:font-size-complex="11pt" style:language-complex="zxx" style:country-complex="none"/>
    </style:style>
    <style:style style:name="P11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aed3e" style:font-size-asian="11pt" style:language-asian="zxx" style:country-asian="none" style:font-size-complex="11pt" style:language-complex="zxx" style:country-complex="none"/>
    </style:style>
    <style:style style:name="P11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e4249" style:font-size-asian="11pt" style:language-asian="zxx" style:country-asian="none" style:font-size-complex="11pt" style:language-complex="zxx" style:country-complex="none"/>
    </style:style>
    <style:style style:name="P11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23998" style:font-size-asian="11pt" style:language-asian="zxx" style:country-asian="none" style:font-size-complex="11pt" style:language-complex="zxx" style:country-complex="none"/>
    </style:style>
    <style:style style:name="P11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455dc" style:font-size-asian="11pt" style:language-asian="zxx" style:country-asian="none" style:font-size-complex="11pt" style:language-complex="zxx" style:country-complex="none"/>
    </style:style>
    <style:style style:name="P11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6e275" style:font-size-asian="11pt" style:language-asian="zxx" style:country-asian="none" style:font-size-complex="11pt" style:language-complex="zxx" style:country-complex="none"/>
    </style:style>
    <style:style style:name="P117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18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19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20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929ce7" style:font-size-asian="11pt" style:language-asian="zxx" style:country-asian="none" style:font-size-complex="11pt" style:language-complex="zxx" style:country-complex="none"/>
    </style:style>
    <style:style style:name="P121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fo:font-style="normal" style:text-underline-style="solid" style:text-underline-width="auto" style:text-underline-color="font-color" fo:font-weight="bold" officeooo:rsid="008b6fec" officeooo:paragraph-rsid="00e67afb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122" style:family="paragraph" style:parent-style-name="Text_20_body">
      <style:paragraph-properties fo:margin-top="0in" fo:margin-bottom="0.0402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3" style:family="paragraph" style:parent-style-name="Text_20_body">
      <style:paragraph-properties fo:margin-top="0in" fo:margin-bottom="0.0598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4" style:family="paragraph" style:parent-style-name="Text_20_body">
      <style:paragraph-properties fo:margin-top="0in" fo:margin-bottom="0.0598in" style:contextual-spacing="false" fo:text-align="center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5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6" style:family="paragraph" style:parent-style-name="Standard">
      <style:paragraph-properties fo:margin-top="0in" fo:margin-bottom="0.0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27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28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29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e4249" officeooo:paragraph-rsid="00ee4249" style:font-size-asian="11pt" style:language-asian="zxx" style:country-asian="none" style:font-size-complex="11pt" style:language-complex="zxx" style:country-complex="none"/>
    </style:style>
    <style:style style:name="P130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31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32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1b2cc" style:font-size-asian="11pt" style:language-asian="zxx" style:country-asian="none" style:font-size-complex="11pt" style:language-complex="zxx" style:country-complex="none"/>
    </style:style>
    <style:style style:name="P133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24c4d" style:font-size-asian="11pt" style:language-asian="zxx" style:country-asian="none" style:font-size-complex="11pt" style:language-complex="zxx" style:country-complex="none"/>
    </style:style>
    <style:style style:name="P134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135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136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69a86" style:font-size-asian="11pt" style:language-asian="zxx" style:country-asian="none" style:font-size-complex="11pt" style:language-complex="zxx" style:country-complex="none"/>
    </style:style>
    <style:style style:name="P137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4ac93" officeooo:paragraph-rsid="00f4ac93" style:font-size-asian="11pt" style:language-asian="zxx" style:country-asian="none" style:font-size-complex="11pt" style:language-complex="zxx" style:country-complex="none"/>
    </style:style>
    <style:style style:name="P138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583a8" officeooo:paragraph-rsid="00f583a8" style:font-size-asian="11pt" style:language-asian="zxx" style:country-asian="none" style:font-size-complex="11pt" style:language-complex="zxx" style:country-complex="none"/>
    </style:style>
    <style:style style:name="P139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946ed" officeooo:paragraph-rsid="00f946ed" style:font-size-asian="11pt" style:language-asian="zxx" style:country-asian="none" style:font-size-complex="11pt" style:language-complex="zxx" style:country-complex="none"/>
    </style:style>
    <style:style style:name="P140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946ed" officeooo:paragraph-rsid="00f946ed" style:font-size-asian="11pt" style:language-asian="zxx" style:country-asian="none" style:font-size-complex="11pt" style:language-complex="zxx" style:country-complex="none"/>
    </style:style>
    <style:style style:name="P141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e7574" officeooo:paragraph-rsid="00fe7574" style:font-size-asian="11pt" style:language-asian="zxx" style:country-asian="none" style:font-size-complex="11pt" style:language-complex="zxx" style:country-complex="none"/>
    </style:style>
    <style:style style:name="P142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f7714" officeooo:paragraph-rsid="00ff7714" style:font-size-asian="11pt" style:language-asian="zxx" style:country-asian="none" style:font-size-complex="11pt" style:language-complex="zxx" style:country-complex="none"/>
    </style:style>
    <style:style style:name="P143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f7714" officeooo:paragraph-rsid="0101119f" style:font-size-asian="11pt" style:language-asian="zxx" style:country-asian="none" style:font-size-complex="11pt" style:language-complex="zxx" style:country-complex="none"/>
    </style:style>
    <style:style style:name="P144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101119f" officeooo:paragraph-rsid="0101119f" style:font-size-asian="11pt" style:language-asian="zxx" style:country-asian="none" style:font-size-complex="11pt" style:language-complex="zxx" style:country-complex="none"/>
    </style:style>
    <style:style style:name="P145" style:family="paragraph" style:parent-style-name="Text_20_body">
      <style:paragraph-properties fo:margin-top="0in" fo:margin-bottom="0.1in" style:contextual-spacing="false"/>
      <style:text-properties style:font-name="Ubuntu" fo:font-size="11pt" fo:language="fr" fo:country="FR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46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147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148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149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150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151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152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153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154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155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156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157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158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159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160" style:family="paragraph" style:parent-style-name="Heading_20_3">
      <style:paragraph-properties fo:margin-top="0in" fo:margin-bottom="0.0799in" style:contextual-spacing="false"/>
    </style:style>
    <style:style style:name="P161" style:family="paragraph" style:parent-style-name="Text_20_body">
      <style:paragraph-properties fo:margin-top="0in" fo:margin-bottom="0.1in" style:contextual-spacing="false"/>
      <style:text-properties officeooo:paragraph-rsid="009187c9"/>
    </style:style>
    <style:style style:name="P162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P163" style:family="paragraph" style:parent-style-name="Text_20_body">
      <style:paragraph-properties fo:margin-top="0in" fo:margin-bottom="0.1in" style:contextual-spacing="false"/>
      <style:text-properties officeooo:paragraph-rsid="0091dc13"/>
    </style:style>
    <style:style style:name="P164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65" style:family="paragraph" style:parent-style-name="Text_20_body">
      <style:paragraph-properties fo:margin-top="0in" fo:margin-bottom="0.0598in" style:contextual-spacing="false"/>
      <style:text-properties officeooo:paragraph-rsid="00929ce7"/>
    </style:style>
    <style:style style:name="P166" style:family="paragraph" style:parent-style-name="Text_20_body">
      <style:paragraph-properties fo:margin-top="0in" fo:margin-bottom="0.1in" style:contextual-spacing="false"/>
      <style:text-properties officeooo:paragraph-rsid="00949e96"/>
    </style:style>
    <style:style style:name="P167" style:family="paragraph" style:parent-style-name="Heading_20_1">
      <style:paragraph-properties fo:margin-top="0in" fo:margin-bottom="0.1in" style:contextual-spacing="false"/>
      <style:text-properties officeooo:paragraph-rsid="00980175"/>
    </style:style>
    <style:style style:name="P168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ab148"/>
    </style:style>
    <style:style style:name="P169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11e84"/>
    </style:style>
    <style:style style:name="P170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694f9"/>
    </style:style>
    <style:style style:name="P171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668ad"/>
    </style:style>
    <style:style style:name="P172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9e75c"/>
    </style:style>
    <style:style style:name="P173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a66a"/>
    </style:style>
    <style:style style:name="P174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c428"/>
    </style:style>
    <style:style style:name="P175" style:family="paragraph" style:parent-style-name="Text_20_body">
      <style:paragraph-properties fo:margin-top="0in" fo:margin-bottom="0.0799in" style:contextual-spacing="false" fo:text-align="start" style:justify-single-word="false"/>
      <style:text-properties officeooo:rsid="00a3ddfc" officeooo:paragraph-rsid="00a3ddfc"/>
    </style:style>
    <style:style style:name="P176" style:family="paragraph" style:parent-style-name="Text_20_body">
      <style:paragraph-properties fo:margin-top="0in" fo:margin-bottom="0.1in" style:contextual-spacing="false"/>
      <style:text-properties officeooo:paragraph-rsid="00b53dbc"/>
    </style:style>
    <style:style style:name="P177" style:family="paragraph" style:parent-style-name="Standard">
      <style:paragraph-properties fo:margin-top="0in" fo:margin-bottom="0.0201in" style:contextual-spacing="false"/>
      <style:text-properties officeooo:paragraph-rsid="00b53dbc"/>
    </style:style>
    <style:style style:name="P178" style:family="paragraph" style:parent-style-name="Heading_20_1">
      <style:paragraph-properties fo:margin-top="0in" fo:margin-bottom="0.1in" style:contextual-spacing="false"/>
      <style:text-properties officeooo:paragraph-rsid="00b98953"/>
    </style:style>
    <style:style style:name="P179" style:family="paragraph" style:parent-style-name="Standard">
      <style:paragraph-properties fo:margin-top="0in" fo:margin-bottom="0.1in" style:contextual-spacing="false"/>
      <style:text-properties officeooo:paragraph-rsid="00b98953"/>
    </style:style>
    <style:style style:name="P180" style:family="paragraph" style:parent-style-name="Text_20_body">
      <style:paragraph-properties fo:margin-top="0in" fo:margin-bottom="0.0201in" style:contextual-spacing="false"/>
      <style:text-properties officeooo:paragraph-rsid="00b98953"/>
    </style:style>
    <style:style style:name="P181" style:family="paragraph" style:parent-style-name="Heading_20_1">
      <style:paragraph-properties fo:margin-top="0in" fo:margin-bottom="0.0201in" style:contextual-spacing="false"/>
      <style:text-properties officeooo:paragraph-rsid="00b98953"/>
    </style:style>
    <style:style style:name="P182" style:family="paragraph" style:parent-style-name="Text_20_body">
      <style:paragraph-properties fo:margin-top="0in" fo:margin-bottom="0.0201in" style:contextual-spacing="false"/>
      <style:text-properties officeooo:paragraph-rsid="00b9e0d4"/>
    </style:style>
    <style:style style:name="P183" style:family="paragraph" style:parent-style-name="Text_20_body">
      <style:paragraph-properties fo:margin-top="0in" fo:margin-bottom="0.0201in" style:contextual-spacing="false"/>
      <style:text-properties officeooo:paragraph-rsid="00ba7ab7"/>
    </style:style>
    <style:style style:name="P184" style:family="paragraph" style:parent-style-name="Text_20_body">
      <style:paragraph-properties fo:margin-top="0in" fo:margin-bottom="0.0201in" style:contextual-spacing="false"/>
      <style:text-properties officeooo:paragraph-rsid="00bbbc91"/>
    </style:style>
    <style:style style:name="P185" style:family="paragraph" style:parent-style-name="Text_20_body">
      <style:paragraph-properties fo:margin-top="0in" fo:margin-bottom="0.0799in" style:contextual-spacing="false"/>
      <style:text-properties officeooo:paragraph-rsid="00bbbc91"/>
    </style:style>
    <style:style style:name="P186" style:family="paragraph" style:parent-style-name="Text_20_body">
      <style:paragraph-properties fo:margin-top="0in" fo:margin-bottom="0.0201in" style:contextual-spacing="false"/>
      <style:text-properties officeooo:paragraph-rsid="00bc06be"/>
    </style:style>
    <style:style style:name="P187" style:family="paragraph" style:parent-style-name="Text_20_body">
      <style:paragraph-properties fo:margin-top="0in" fo:margin-bottom="0.0799in" style:contextual-spacing="false"/>
      <style:text-properties officeooo:paragraph-rsid="00bebb26"/>
    </style:style>
    <style:style style:name="P188" style:family="paragraph" style:parent-style-name="Text_20_body">
      <style:paragraph-properties fo:margin-top="0in" fo:margin-bottom="0.0201in" style:contextual-spacing="false"/>
      <style:text-properties officeooo:paragraph-rsid="00c08884"/>
    </style:style>
    <style:style style:name="P189" style:family="paragraph" style:parent-style-name="Text_20_body">
      <style:paragraph-properties fo:margin-top="0in" fo:margin-bottom="0.0201in" style:contextual-spacing="false"/>
      <style:text-properties officeooo:paragraph-rsid="00c11130"/>
    </style:style>
    <style:style style:name="P190" style:family="paragraph" style:parent-style-name="Text_20_body">
      <style:paragraph-properties fo:margin-top="0in" fo:margin-bottom="0.0201in" style:contextual-spacing="false"/>
      <style:text-properties officeooo:paragraph-rsid="00c501ac"/>
    </style:style>
    <style:style style:name="P191" style:family="paragraph" style:parent-style-name="Text_20_body">
      <style:paragraph-properties fo:margin-top="0in" fo:margin-bottom="0.0201in" style:contextual-spacing="false"/>
      <style:text-properties officeooo:paragraph-rsid="00c6a144"/>
    </style:style>
    <style:style style:name="P192" style:family="paragraph" style:parent-style-name="Text_20_body">
      <style:paragraph-properties fo:margin-top="0in" fo:margin-bottom="0.0201in" style:contextual-spacing="false"/>
      <style:text-properties officeooo:paragraph-rsid="00c98b58"/>
    </style:style>
    <style:style style:name="P193" style:family="paragraph" style:parent-style-name="Text_20_body">
      <style:paragraph-properties fo:margin-top="0in" fo:margin-bottom="0.0201in" style:contextual-spacing="false"/>
      <style:text-properties officeooo:paragraph-rsid="00cac4d8"/>
    </style:style>
    <style:style style:name="P194" style:family="paragraph" style:parent-style-name="Text_20_body">
      <style:paragraph-properties fo:margin-top="0in" fo:margin-bottom="0.0201in" style:contextual-spacing="false"/>
      <style:text-properties officeooo:paragraph-rsid="00ccbcaf"/>
    </style:style>
    <style:style style:name="P195" style:family="paragraph" style:parent-style-name="Text_20_body">
      <style:paragraph-properties fo:margin-top="0in" fo:margin-bottom="0.0201in" style:contextual-spacing="false"/>
      <style:text-properties officeooo:paragraph-rsid="00cdfc9a"/>
    </style:style>
    <style:style style:name="P196" style:family="paragraph" style:parent-style-name="Text_20_body">
      <style:paragraph-properties fo:margin-top="0in" fo:margin-bottom="0.0201in" style:contextual-spacing="false"/>
      <style:text-properties officeooo:paragraph-rsid="00ce6e7a"/>
    </style:style>
    <style:style style:name="P197" style:family="paragraph" style:parent-style-name="Standard">
      <style:paragraph-properties fo:margin-top="0in" fo:margin-bottom="0.0201in" style:contextual-spacing="false"/>
      <style:text-properties officeooo:paragraph-rsid="00d03b88"/>
    </style:style>
    <style:style style:name="P198" style:family="paragraph" style:parent-style-name="Text_20_body">
      <style:paragraph-properties fo:margin-top="0in" fo:margin-bottom="0.0201in" style:contextual-spacing="false"/>
      <style:text-properties officeooo:paragraph-rsid="00d1f3e7"/>
    </style:style>
    <style:style style:name="P199" style:family="paragraph" style:parent-style-name="Standard">
      <style:paragraph-properties fo:margin-top="0in" fo:margin-bottom="0.0201in" style:contextual-spacing="false"/>
      <style:text-properties officeooo:paragraph-rsid="00d42f1b"/>
    </style:style>
    <style:style style:name="P200" style:family="paragraph" style:parent-style-name="Standard">
      <style:paragraph-properties fo:margin-top="0in" fo:margin-bottom="0.0201in" style:contextual-spacing="false"/>
      <style:text-properties officeooo:paragraph-rsid="00d5d444"/>
    </style:style>
    <style:style style:name="P201" style:family="paragraph" style:parent-style-name="Standard">
      <style:paragraph-properties fo:margin-top="0in" fo:margin-bottom="0.0201in" style:contextual-spacing="false"/>
      <style:text-properties officeooo:paragraph-rsid="00d9ee77"/>
    </style:style>
    <style:style style:name="P202" style:family="paragraph" style:parent-style-name="Standard">
      <style:paragraph-properties fo:margin-top="0in" fo:margin-bottom="0.0201in" style:contextual-spacing="false"/>
      <style:text-properties officeooo:paragraph-rsid="00dc3f36"/>
    </style:style>
    <style:style style:name="P203" style:family="paragraph" style:parent-style-name="Standard">
      <style:paragraph-properties fo:margin-top="0in" fo:margin-bottom="0.0201in" style:contextual-spacing="false"/>
      <style:text-properties officeooo:paragraph-rsid="00dde485"/>
    </style:style>
    <style:style style:name="P204" style:family="paragraph" style:parent-style-name="Standard">
      <style:paragraph-properties fo:margin-top="0in" fo:margin-bottom="0.0201in" style:contextual-spacing="false"/>
      <style:text-properties officeooo:paragraph-rsid="00dfe407"/>
    </style:style>
    <style:style style:name="P205" style:family="paragraph" style:parent-style-name="Standard">
      <style:paragraph-properties fo:margin-top="0in" fo:margin-bottom="0.0201in" style:contextual-spacing="false"/>
      <style:text-properties officeooo:paragraph-rsid="00dffc5a"/>
    </style:style>
    <style:style style:name="P206" style:family="paragraph" style:parent-style-name="Standard">
      <style:paragraph-properties fo:margin-top="0in" fo:margin-bottom="0.0201in" style:contextual-spacing="false"/>
      <style:text-properties officeooo:paragraph-rsid="00e1ace5"/>
    </style:style>
    <style:style style:name="P207" style:family="paragraph" style:parent-style-name="Heading_20_1">
      <style:paragraph-properties fo:margin-top="0in" fo:margin-bottom="0.1in" style:contextual-spacing="false"/>
      <style:text-properties officeooo:paragraph-rsid="00e53c23"/>
    </style:style>
    <style:style style:name="P208" style:family="paragraph" style:parent-style-name="Text_20_body">
      <style:paragraph-properties fo:margin-top="0in" fo:margin-bottom="0.0799in" style:contextual-spacing="false"/>
      <style:text-properties officeooo:paragraph-rsid="00f24c4d"/>
    </style:style>
    <style:style style:name="P209" style:family="paragraph" style:parent-style-name="Text_20_body">
      <style:paragraph-properties fo:margin-top="0in" fo:margin-bottom="0.0799in" style:contextual-spacing="false"/>
      <style:text-properties officeooo:rsid="00f24c4d" officeooo:paragraph-rsid="00f24c4d"/>
    </style:style>
    <style:style style:name="P210" style:family="paragraph" style:parent-style-name="Standard">
      <style:paragraph-properties fo:margin-left="0in" fo:margin-right="0in" fo:text-indent="0in" style:auto-text-indent="false" style:writing-mode="lr-tb"/>
    </style:style>
    <style:style style:name="P211" style:family="paragraph" style:parent-style-name="Text_20_body">
      <style:paragraph-properties fo:margin-top="0in" fo:margin-bottom="0.0799in" style:contextual-spacing="false"/>
      <style:text-properties fo:font-variant="normal" fo:text-transform="none" fo:color="#c9211e" loext:opacity="100%" style:font-name="din-round" fo:font-size="16.5pt" fo:letter-spacing="normal" fo:language="fr" fo:country="FR" fo:font-style="normal" style:text-underline-style="solid" style:text-underline-width="auto" style:text-underline-color="font-color" fo:font-weight="bold" officeooo:rsid="00f946ed" officeooo:paragraph-rsid="00f946e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2" style:family="paragraph" style:parent-style-name="Heading_20_1">
      <style:paragraph-properties fo:margin-top="0in" fo:margin-bottom="0.1in" style:contextual-spacing="false"/>
      <style:text-properties officeooo:paragraph-rsid="00ff4084"/>
    </style:style>
    <style:style style:name="P213" style:family="paragraph" style:parent-style-name="Text_20_body">
      <style:paragraph-properties fo:margin-top="0in" fo:margin-bottom="0.0799in" style:contextual-spacing="false"/>
      <style:text-properties officeooo:paragraph-rsid="00f946ed"/>
    </style:style>
    <style:style style:name="P214" style:family="paragraph" style:parent-style-name="Text_20_body">
      <style:paragraph-properties fo:margin-top="0in" fo:margin-bottom="0.0799in" style:contextual-spacing="false"/>
      <style:text-properties style:text-underline-style="solid" style:text-underline-width="auto" style:text-underline-color="font-color" fo:font-weight="bold" officeooo:paragraph-rsid="00f946ed" style:font-weight-asian="bold" style:font-weight-complex="bold"/>
    </style:style>
    <style:style style:name="P215" style:family="paragraph" style:parent-style-name="Text_20_body">
      <style:paragraph-properties fo:margin-top="0in" fo:margin-bottom="0.0799in" style:contextual-spacing="false"/>
      <style:text-properties officeooo:paragraph-rsid="0101119f"/>
    </style:style>
    <style:style style:name="P216" style:family="paragraph" style:parent-style-name="Text_20_body">
      <style:paragraph-properties fo:margin-top="0in" fo:margin-bottom="0.0201in" style:contextual-spacing="false"/>
      <style:text-properties officeooo:paragraph-rsid="01023998"/>
    </style:style>
    <style:style style:name="P217" style:family="paragraph" style:parent-style-name="Text_20_body">
      <style:paragraph-properties fo:margin-top="0in" fo:margin-bottom="0.0201in" style:contextual-spacing="false"/>
      <style:text-properties officeooo:paragraph-rsid="010455dc"/>
    </style:style>
    <style:style style:name="P218" style:family="paragraph" style:parent-style-name="Text_20_body">
      <style:paragraph-properties fo:margin-top="0in" fo:margin-bottom="0.0201in" style:contextual-spacing="false"/>
      <style:text-properties officeooo:paragraph-rsid="0106e275"/>
    </style:style>
    <style:style style:name="P219" style:family="paragraph" style:parent-style-name="Text_20_body">
      <style:paragraph-properties fo:margin-top="0in" fo:margin-bottom="0.0201in" style:contextual-spacing="false"/>
      <style:text-properties officeooo:paragraph-rsid="01076508"/>
    </style:style>
    <style:style style:name="P220" style:family="paragraph" style:parent-style-name="Text_20_body">
      <style:paragraph-properties fo:margin-top="0in" fo:margin-bottom="0.1in" style:contextual-spacing="false"/>
      <style:text-properties officeooo:paragraph-rsid="01076508"/>
    </style:style>
    <style:style style:name="P221" style:family="paragraph" style:parent-style-name="Text_20_body">
      <style:paragraph-properties fo:margin-top="0in" fo:margin-bottom="0.1in" style:contextual-spacing="false"/>
      <style:text-properties officeooo:paragraph-rsid="01098657"/>
    </style:style>
    <style:style style:name="P222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23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224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25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226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227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28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229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230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231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232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233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234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35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36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37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38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239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240" style:family="paragraph" style:parent-style-name="Text_20_body" style:list-style-name="L6">
      <style:text-properties style:font-name="Corbel" fo:language="fr" fo:country="FR"/>
    </style:style>
    <style:style style:name="P241" style:family="paragraph" style:parent-style-name="Text_20_body" style:list-style-name="L8">
      <style:text-properties style:font-name="Corbel" fo:language="fr" fo:country="FR"/>
    </style:style>
    <style:style style:name="P242" style:family="paragraph" style:parent-style-name="Text_20_body" style:list-style-name="L9">
      <style:text-properties style:font-name="Corbel" fo:language="fr" fo:country="FR"/>
    </style:style>
    <style:style style:name="P243" style:family="paragraph" style:parent-style-name="Text_20_body" style:list-style-name="L15">
      <style:paragraph-properties fo:margin-top="0in" fo:margin-bottom="0.0799in" style:contextual-spacing="false"/>
      <style:text-properties style:font-name="Corbel" fo:language="fr" fo:country="FR"/>
    </style:style>
    <style:style style:name="P244" style:family="paragraph" style:parent-style-name="Text_20_body" style:list-style-name="L16">
      <style:paragraph-properties fo:margin-top="0in" fo:margin-bottom="0.0799in" style:contextual-spacing="false"/>
      <style:text-properties style:font-name="Corbel" fo:language="fr" fo:country="FR"/>
    </style:style>
    <style:style style:name="P245" style:family="paragraph" style:parent-style-name="Text_20_body" style:list-style-name="L17">
      <style:paragraph-properties fo:margin-top="0in" fo:margin-bottom="0.0799in" style:contextual-spacing="false"/>
      <style:text-properties style:font-name="Corbel" fo:language="fr" fo:country="FR"/>
    </style:style>
    <style:style style:name="P246" style:family="paragraph" style:parent-style-name="Text_20_body" style:list-style-name="L18">
      <style:paragraph-properties fo:margin-top="0in" fo:margin-bottom="0.0799in" style:contextual-spacing="false"/>
      <style:text-properties style:font-name="Corbel" fo:language="fr" fo:country="FR"/>
    </style:style>
    <style:style style:name="P247" style:family="paragraph" style:parent-style-name="Text_20_body" style:list-style-name="L6"/>
    <style:style style:name="P248" style:family="paragraph" style:parent-style-name="Text_20_body" style:list-style-name="L7"/>
    <style:style style:name="P249" style:family="paragraph" style:parent-style-name="Text_20_body" style:list-style-name="L9"/>
    <style:style style:name="P250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251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252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253" style:family="paragraph" style:parent-style-name="Text_20_body" style:list-style-name="L13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54" style:family="paragraph" style:parent-style-name="Text_20_body" style:list-style-name="L13">
      <style:paragraph-properties fo:margin-top="0in" fo:margin-bottom="0.0799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55" style:family="paragraph" style:parent-style-name="Text_20_body" style:list-style-name="L14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56" style:family="paragraph" style:parent-style-name="Text_20_body" style:list-style-name="L15">
      <style:paragraph-properties fo:margin-top="0in" fo:margin-bottom="0.0799in" style:contextual-spacing="false"/>
    </style:style>
    <style:style style:name="P257" style:family="paragraph" style:parent-style-name="Text_20_body" style:list-style-name="L16">
      <style:paragraph-properties fo:margin-top="0in" fo:margin-bottom="0.0799in" style:contextual-spacing="false"/>
    </style:style>
    <style:style style:name="P258" style:family="paragraph" style:parent-style-name="Text_20_body" style:list-style-name="L17">
      <style:paragraph-properties fo:margin-top="0in" fo:margin-bottom="0.0799in" style:contextual-spacing="false"/>
    </style:style>
    <style:style style:name="P259" style:family="paragraph" style:parent-style-name="Text_20_body" style:list-style-name="L18">
      <style:paragraph-properties fo:margin-top="0in" fo:margin-bottom="0.0799in" style:contextual-spacing="false"/>
    </style:style>
    <style:style style:name="P260" style:family="paragraph" style:parent-style-name="Text_20_body" style:list-style-name="L19">
      <style:paragraph-properties fo:margin-top="0in" fo:margin-bottom="0.0799in" style:contextual-spacing="false"/>
    </style:style>
    <style:style style:name="P261" style:family="paragraph" style:parent-style-name="Text_20_body" style:list-style-name="L20"/>
    <style:style style:name="P262" style:family="paragraph" style:parent-style-name="Text_20_body" style:list-style-name="L21"/>
    <style:style style:name="P263" style:family="paragraph" style:parent-style-name="Text_20_body" style:list-style-name="L22">
      <style:paragraph-properties fo:margin-top="0in" fo:margin-bottom="0.1in" style:contextual-spacing="false"/>
      <style:text-properties officeooo:paragraph-rsid="01076508"/>
    </style:style>
    <style:style style:name="P264" style:family="paragraph" style:parent-style-name="Text_20_body" style:list-style-name="L23">
      <style:paragraph-properties fo:margin-top="0in" fo:margin-bottom="0.1in" style:contextual-spacing="false"/>
      <style:text-properties officeooo:paragraph-rsid="01076508"/>
    </style:style>
    <style:style style:name="P265" style:family="paragraph" style:parent-style-name="Text_20_body" style:list-style-name="L24">
      <style:paragraph-properties fo:margin-top="0in" fo:margin-bottom="0.1in" style:contextual-spacing="false"/>
      <style:text-properties officeooo:paragraph-rsid="01076508"/>
    </style:style>
    <style:style style:name="P266" style:family="paragraph" style:parent-style-name="Text_20_body" style:list-style-name="L25">
      <style:paragraph-properties fo:margin-top="0in" fo:margin-bottom="0.1in" style:contextual-spacing="false"/>
      <style:text-properties officeooo:paragraph-rsid="01076508"/>
    </style:style>
    <style:style style:name="P267" style:family="paragraph" style:parent-style-name="Text_20_body" style:list-style-name="L26">
      <style:paragraph-properties fo:margin-top="0in" fo:margin-bottom="0.1in" style:contextual-spacing="false"/>
      <style:text-properties officeooo:paragraph-rsid="01076508"/>
    </style:style>
    <style:style style:name="P268" style:family="paragraph" style:parent-style-name="Text_20_body" style:list-style-name="L27">
      <style:paragraph-properties fo:margin-top="0in" fo:margin-bottom="0.1in" style:contextual-spacing="false"/>
      <style:text-properties officeooo:paragraph-rsid="01076508"/>
    </style:style>
    <style:style style:name="P269" style:family="paragraph" style:parent-style-name="Text_20_body" style:list-style-name="L28">
      <style:paragraph-properties fo:margin-top="0in" fo:margin-bottom="0.1in" style:contextual-spacing="false"/>
      <style:text-properties officeooo:paragraph-rsid="01076508"/>
    </style:style>
    <style:style style:name="P270" style:family="paragraph" style:parent-style-name="Text_20_body">
      <style:paragraph-properties fo:margin-top="0in" fo:margin-bottom="0.0201in" style:contextual-spacing="false"/>
      <style:text-properties officeooo:paragraph-rsid="01076508"/>
    </style:style>
    <style:style style:name="P271" style:family="paragraph" style:parent-style-name="Text_20_body">
      <style:paragraph-properties fo:margin-top="0in" fo:margin-bottom="0.0201in" style:contextual-spacing="false"/>
      <style:text-properties officeooo:paragraph-rsid="010abd7e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loext:opacity="0%" fo:font-size="12pt" fo:font-weight="normal" officeooo:rsid="008b6fec" style:font-size-asian="12pt" style:font-weight-asian="normal" style:font-size-complex="12pt" style:font-weight-complex="normal"/>
    </style:style>
    <style:style style:name="T4" style:family="text">
      <style:text-properties style:use-window-font-color="true" loext:opacity="0%" fo:font-size="12pt" fo:font-weight="normal" officeooo:rsid="009704ba" style:font-size-asian="12pt" style:font-weight-asian="normal" style:font-size-complex="12pt" style:font-weight-complex="normal"/>
    </style:style>
    <style:style style:name="T5" style:family="text">
      <style:text-properties style:use-window-font-color="true" loext:opacity="0%" fo:font-size="12pt" fo:font-weight="normal" officeooo:rsid="00980175" style:font-size-asian="12pt" style:font-weight-asian="normal" style:font-size-complex="12pt" style:font-weight-complex="normal"/>
    </style:style>
    <style:style style:name="T6" style:family="text">
      <style:text-properties style:use-window-font-color="true" loext:opacity="0%" fo:font-size="12pt" fo:font-weight="normal" officeooo:rsid="0099b562" style:font-size-asian="12pt" style:font-weight-asian="normal" style:font-size-complex="12pt" style:font-weight-complex="normal"/>
    </style:style>
    <style:style style:name="T7" style:family="text">
      <style:text-properties style:use-window-font-color="true" loext:opacity="0%" fo:font-size="12pt" fo:font-weight="normal" officeooo:rsid="009ab148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fo:font-size="12pt" fo:font-weight="normal" officeooo:rsid="009ac447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fo:font-size="12pt" fo:font-weight="normal" officeooo:rsid="009f4be7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fo:font-size="12pt" fo:font-weight="normal" officeooo:rsid="00aa25ae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fo:font-size="12pt" fo:font-weight="normal" officeooo:rsid="00aa84c5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1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1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15" style:family="text">
      <style:text-properties style:use-window-font-color="true" loext:opacity="0%" style:font-name="Corbel" fo:font-size="12pt" fo:language="fr" fo:country="FR" officeooo:rsid="00929ce7" style:font-size-asian="12pt" style:font-size-complex="12pt"/>
    </style:style>
    <style:style style:name="T16" style:family="text">
      <style:text-properties style:use-window-font-color="true" loext:opacity="0%" style:font-name="Corbel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17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18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19" style:family="text">
      <style:text-properties style:use-window-font-color="true" loext:opacity="0%" style:font-name="Corbel" fo:font-size="12pt" fo:language="fr" fo:country="FR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0" style:family="text">
      <style:text-properties style:use-window-font-color="true" loext:opacity="0%" style:font-name="Corbel" fo:font-size="12pt" fo:language="fr" fo:country="FR" fo:font-weight="bold" officeooo:rsid="009668a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1" style:family="text">
      <style:text-properties style:use-window-font-color="true" loext:opacity="0%" style:font-name="Corbel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2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23" style:family="text">
      <style:text-properties style:use-window-font-color="true" loext:opacity="0%"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41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43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44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45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46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47" style:family="text">
      <style:text-properties style:use-window-font-color="true" loext:opacity="0%" style:font-name="Corbel" fo:font-size="12pt" fo:language="fr" fo:country="FR" fo:font-weight="normal" officeooo:rsid="009187c9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font-name="Corbel" fo:font-size="12pt" fo:language="fr" fo:country="FR" fo:font-weight="normal" officeooo:rsid="0091dc13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font-name="Corbel" fo:font-size="12pt" fo:language="fr" fo:country="FR" fo:font-weight="normal" officeooo:rsid="00929ce7" style:font-size-asian="12pt" style:font-weight-asian="normal" style:font-size-complex="12pt" style:font-weight-complex="normal"/>
    </style:style>
    <style:style style:name="T50" style:family="text">
      <style:text-properties style:use-window-font-color="true" loext:opacity="0%" style:font-name="Corbel" fo:font-size="12pt" fo:language="fr" fo:country="FR" fo:font-weight="normal" officeooo:rsid="0079b233" style:font-size-asian="12pt" style:font-weight-asian="normal" style:font-size-complex="12pt" style:font-weight-complex="normal"/>
    </style:style>
    <style:style style:name="T51" style:family="text">
      <style:text-properties style:use-window-font-color="true" loext:opacity="0%" style:font-name="Corbel" fo:font-size="12pt" fo:language="fr" fo:country="FR" fo:font-weight="normal" officeooo:rsid="00949e96" style:font-size-asian="12pt" style:font-weight-asian="normal" style:font-size-complex="12pt" style:font-weight-complex="normal"/>
    </style:style>
    <style:style style:name="T52" style:family="text">
      <style:text-properties style:use-window-font-color="true" loext:opacity="0%" style:font-name="Corbel" fo:font-size="12pt" fo:language="fr" fo:country="FR" fo:font-weight="normal" officeooo:rsid="00962ddb" style:font-size-asian="12pt" style:font-weight-asian="normal" style:font-size-complex="12pt" style:font-weight-complex="normal"/>
    </style:style>
    <style:style style:name="T53" style:family="text">
      <style:text-properties style:use-window-font-color="true" loext:opacity="0%" style:font-name="Corbel" fo:font-size="12pt" fo:language="fr" fo:country="FR" fo:font-weight="normal" officeooo:rsid="00b53dbc" style:font-size-asian="12pt" style:font-weight-asian="normal" style:font-size-complex="12pt" style:font-weight-complex="normal"/>
    </style:style>
    <style:style style:name="T54" style:family="text">
      <style:text-properties style:use-window-font-color="true" loext:opacity="0%" style:font-name="Corbel" fo:font-size="12pt" fo:language="fr" fo:country="FR" fo:font-weight="normal" officeooo:rsid="00b66bf7" style:font-size-asian="12pt" style:font-weight-asian="normal" style:font-size-complex="12pt" style:font-weight-complex="normal"/>
    </style:style>
    <style:style style:name="T55" style:family="text">
      <style:text-properties style:use-window-font-color="true" loext:opacity="0%" style:font-name="Corbel" fo:font-size="12pt" fo:language="fr" fo:country="FR" fo:font-weight="normal" officeooo:rsid="00b81299" style:font-size-asian="12pt" style:font-weight-asian="normal" style:font-size-complex="12pt" style:font-weight-complex="normal"/>
    </style:style>
    <style:style style:name="T56" style:family="text">
      <style:text-properties style:use-window-font-color="true" loext:opacity="0%" style:font-name="Corbel" fo:font-size="12pt" fo:language="fr" fo:country="FR" fo:font-weight="normal" officeooo:rsid="00b9368e" style:font-size-asian="12pt" style:font-weight-asian="normal" style:font-size-complex="12pt" style:font-weight-complex="normal"/>
    </style:style>
    <style:style style:name="T57" style:family="text">
      <style:text-properties style:use-window-font-color="true" loext:opacity="0%" style:font-name="Corbel" fo:font-size="12pt" fo:language="fr" fo:country="FR" fo:font-weight="normal" officeooo:rsid="00c501ac" style:font-size-asian="12pt" style:font-weight-asian="normal" style:font-size-complex="12pt" style:font-weight-complex="normal"/>
    </style:style>
    <style:style style:name="T58" style:family="text">
      <style:text-properties style:use-window-font-color="true" loext:opacity="0%" style:font-name="Corbel" fo:font-size="12pt" fo:language="fr" fo:country="FR" fo:font-weight="normal" officeooo:rsid="00c98b58" style:font-size-asian="12pt" style:font-weight-asian="normal" style:font-size-complex="12pt" style:font-weight-complex="normal"/>
    </style:style>
    <style:style style:name="T59" style:family="text">
      <style:text-properties style:use-window-font-color="true" loext:opacity="0%" style:font-name="Corbel" fo:font-size="12pt" fo:language="fr" fo:country="FR" fo:font-weight="normal" officeooo:rsid="00e67afb" style:font-size-asian="12pt" style:font-weight-asian="normal" style:font-size-complex="12pt" style:font-weight-complex="normal"/>
    </style:style>
    <style:style style:name="T60" style:family="text">
      <style:text-properties style:use-window-font-color="true" loext:opacity="0%" style:font-name="Corbel" fo:font-size="12pt" fo:language="fr" fo:country="FR" fo:font-weight="normal" officeooo:rsid="00e76b07" style:font-size-asian="12pt" style:font-weight-asian="normal" style:font-size-complex="12pt" style:font-weight-complex="normal"/>
    </style:style>
    <style:style style:name="T61" style:family="text">
      <style:text-properties style:use-window-font-color="true" loext:opacity="0%" style:font-name="Corbel" fo:font-size="12pt" fo:language="fr" fo:country="FR" fo:font-weight="normal" officeooo:rsid="00e8d8d7" style:font-size-asian="12pt" style:font-weight-asian="normal" style:font-size-complex="12pt" style:font-weight-complex="normal"/>
    </style:style>
    <style:style style:name="T62" style:family="text">
      <style:text-properties style:use-window-font-color="true" loext:opacity="0%" style:font-name="Corbel" fo:font-size="12pt" fo:language="fr" fo:country="FR" fo:font-weight="normal" officeooo:rsid="00eaed3e" style:font-size-asian="12pt" style:font-weight-asian="normal" style:font-size-complex="12pt" style:font-weight-complex="normal"/>
    </style:style>
    <style:style style:name="T63" style:family="text">
      <style:text-properties style:use-window-font-color="true" loext:opacity="0%" style:font-name="Corbel" fo:font-size="12pt" fo:language="fr" fo:country="FR" fo:font-weight="normal" officeooo:rsid="00ec6477" style:font-size-asian="12pt" style:font-weight-asian="normal" style:font-size-complex="12pt" style:font-weight-complex="normal"/>
    </style:style>
    <style:style style:name="T64" style:family="text">
      <style:text-properties style:use-window-font-color="true" loext:opacity="0%" style:font-name="Corbel" fo:font-size="12pt" fo:language="fr" fo:country="FR" fo:font-weight="normal" officeooo:rsid="00ee4249" style:font-size-asian="12pt" style:font-weight-asian="normal" style:font-size-complex="12pt" style:font-weight-complex="normal"/>
    </style:style>
    <style:style style:name="T65" style:family="text">
      <style:text-properties style:use-window-font-color="true" loext:opacity="0%" style:font-name="Corbel" fo:font-size="12pt" fo:language="fr" fo:country="FR" fo:font-weight="normal" officeooo:rsid="01023998" style:font-size-asian="12pt" style:font-weight-asian="normal" style:font-size-complex="12pt" style:font-weight-complex="normal"/>
    </style:style>
    <style:style style:name="T66" style:family="text">
      <style:text-properties style:use-window-font-color="true" loext:opacity="0%" style:font-name="Corbel" fo:font-size="12pt" fo:language="fr" fo:country="FR" fo:font-weight="normal" officeooo:rsid="010455dc" style:font-size-asian="12pt" style:font-weight-asian="normal" style:font-size-complex="12pt" style:font-weight-complex="normal"/>
    </style:style>
    <style:style style:name="T67" style:family="text">
      <style:text-properties style:use-window-font-color="true" loext:opacity="0%" style:font-name="Corbel" fo:font-size="12pt" fo:language="fr" fo:country="FR" fo:font-weight="normal" officeooo:rsid="0106e275" style:font-size-asian="12pt" style:font-weight-asian="normal" style:font-size-complex="12pt" style:font-weight-complex="normal"/>
    </style:style>
    <style:style style:name="T68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9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0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1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2" style:family="text">
      <style:text-properties style:use-window-font-color="true" loext:opacity="0%" style:font-name="Corbel" fo:font-size="12pt" fo:language="fr" fo:country="FR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3" style:family="text">
      <style:text-properties style:use-window-font-color="true" loext:opacity="0%" style:font-name="Corbel" fo:font-size="12pt" fo:language="fr" fo:country="FR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4" style:family="text">
      <style:text-properties style:use-window-font-color="true" loext:opacity="0%" style:font-name="Corbel" fo:font-size="12pt" fo:language="fr" fo:country="FR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5" style:family="text">
      <style:text-properties style:use-window-font-color="true" loext:opacity="0%" style:font-name="Corbel" fo:font-size="12pt" fo:language="fr" fo:country="FR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6" style:family="text">
      <style:text-properties style:use-window-font-color="true" loext:opacity="0%" style:font-name="Corbel" fo:font-size="12pt" fo:language="fr" fo:country="FR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7" style:family="text">
      <style:text-properties style:use-window-font-color="true" loext:opacity="0%" style:font-name="Corbel" fo:font-size="12pt" fo:language="fr" fo:country="FR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8" style:family="text">
      <style:text-properties style:use-window-font-color="true" loext:opacity="0%" style:font-name="Corbel" fo:font-size="12pt" fo:language="fr" fo:country="FR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9" style:family="text">
      <style:text-properties style:use-window-font-color="true" loext:opacity="0%" style:font-name="Corbel" fo:font-size="12pt" fo:language="fr" fo:country="FR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0" style:family="text">
      <style:text-properties style:use-window-font-color="true" loext:opacity="0%" style:font-name="Corbel" fo:font-size="12pt" fo:language="fr" fo:country="FR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1" style:family="text">
      <style:text-properties style:use-window-font-color="true" loext:opacity="0%" style:font-name="Corbel" fo:font-size="12pt" fo:language="fr" fo:country="FR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2" style:family="text">
      <style:text-properties style:use-window-font-color="true" loext:opacity="0%" style:font-name="Corbel" fo:font-size="12pt" fo:language="fr" fo:country="FR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3" style:family="text">
      <style:text-properties style:use-window-font-color="true" loext:opacity="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4" style:family="text">
      <style:text-properties style:use-window-font-color="true" loext:opacity="0%" style:font-name="Corbel" fo:font-size="12pt" fo:language="fr" fo:country="FR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5" style:family="text">
      <style:text-properties style:use-window-font-color="true" loext:opacity="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6" style:family="text">
      <style:text-properties style:use-window-font-color="true" loext:opacity="0%" style:font-name="Corbel" fo:font-size="12pt" fo:language="fr" fo:country="FR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7" style:family="text">
      <style:text-properties style:use-window-font-color="true" loext:opacity="0%" style:font-name="Corbel" fo:font-size="12pt" fo:language="fr" fo:country="FR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8" style:family="text">
      <style:text-properties style:use-window-font-color="true" loext:opacity="0%" style:font-name="Corbel" fo:font-size="12pt" fo:language="fr" fo:country="FR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9" style:family="text">
      <style:text-properties style:use-window-font-color="true" loext:opacity="0%" style:font-name="Corbel" fo:font-size="12pt" fo:language="fr" fo:country="FR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0" style:family="text">
      <style:text-properties style:use-window-font-color="true" loext:opacity="0%" style:font-name="Corbel" fo:font-size="12pt" fo:language="fr" fo:country="FR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1" style:family="text">
      <style:text-properties style:use-window-font-color="true" loext:opacity="0%" style:font-name="Corbel" fo:font-size="12pt" fo:language="fr" fo:country="FR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2" style:family="text">
      <style:text-properties style:use-window-font-color="true" loext:opacity="0%" style:font-name="Corbel" fo:font-size="12pt" fo:language="fr" fo:country="FR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3" style:family="text">
      <style:text-properties style:use-window-font-color="true" loext:opacity="0%" style:font-name="Corbel" fo:font-size="12pt" fo:language="fr" fo:country="FR" fo:font-weight="normal" officeooo:rsid="0095ce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4" style:family="text">
      <style:text-properties style:use-window-font-color="true" loext:opacity="0%" style:font-name="Corbel" fo:font-size="12pt" fo:language="fr" fo:country="FR" fo:font-weight="normal" officeooo:rsid="009ab1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5" style:family="text">
      <style:text-properties style:use-window-font-color="true" loext:opacity="0%" style:font-name="Corbel" fo:font-size="12pt" fo:language="fr" fo:country="FR" fo:font-weight="normal" officeooo:rsid="009ac44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6" style:family="text">
      <style:text-properties style:use-window-font-color="true" loext:opacity="0%" style:font-name="Corbel" fo:font-size="12pt" fo:language="fr" fo:country="FR" fo:font-weight="normal" officeooo:rsid="009668a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7" style:family="text">
      <style:text-properties style:use-window-font-color="true" loext:opacity="0%" style:font-name="Corbel" fo:font-size="12pt" fo:language="fr" fo:country="FR" fo:font-weight="normal" officeooo:rsid="00b989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8" style:family="text">
      <style:text-properties style:use-window-font-color="true" loext:opacity="0%" style:font-name="Corbel" fo:font-size="12pt" fo:language="fr" fo:country="FR" fo:font-weight="normal" officeooo:rsid="00b9e0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9" style:family="text">
      <style:text-properties style:use-window-font-color="true" loext:opacity="0%" style:font-name="Corbel" fo:font-size="12pt" fo:language="fr" fo:country="FR" fo:font-weight="normal" officeooo:rsid="00ba7a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0" style:family="text">
      <style:text-properties style:use-window-font-color="true" loext:opacity="0%" style:font-name="Corbel" fo:font-size="12pt" fo:language="fr" fo:country="FR" fo:font-weight="normal" officeooo:rsid="00bbbc9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1" style:family="text">
      <style:text-properties style:use-window-font-color="true" loext:opacity="0%" style:font-name="Corbel" fo:font-size="12pt" fo:language="fr" fo:country="FR" fo:font-weight="normal" officeooo:rsid="00bd3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2" style:family="text">
      <style:text-properties style:use-window-font-color="true" loext:opacity="0%" style:font-name="Corbel" fo:font-size="12pt" fo:language="fr" fo:country="FR" fo:font-weight="normal" officeooo:rsid="00bebb2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3" style:family="text">
      <style:text-properties style:use-window-font-color="true" loext:opacity="0%" style:font-name="Corbel" fo:font-size="12pt" fo:language="fr" fo:country="FR" fo:font-weight="normal" officeooo:rsid="00c0888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4" style:family="text">
      <style:text-properties style:use-window-font-color="true" loext:opacity="0%" style:font-name="Corbel" fo:font-size="12pt" fo:language="fr" fo:country="FR" fo:font-weight="normal" officeooo:rsid="00c1113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5" style:family="text">
      <style:text-properties style:use-window-font-color="true" loext:opacity="0%" style:font-name="Corbel" fo:font-size="12pt" fo:language="fr" fo:country="FR" fo:font-weight="normal" officeooo:rsid="00c501a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6" style:family="text">
      <style:text-properties style:use-window-font-color="true" loext:opacity="0%" style:font-name="Corbel" fo:font-size="12pt" fo:language="fr" fo:country="FR" fo:font-weight="normal" officeooo:rsid="00c6a1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7" style:family="text">
      <style:text-properties style:use-window-font-color="true" loext:opacity="0%" style:font-name="Corbel" fo:font-size="12pt" fo:language="fr" fo:country="FR" fo:font-weight="normal" officeooo:rsid="00c98b5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8" style:family="text">
      <style:text-properties style:use-window-font-color="true" loext:opacity="0%" style:font-name="Corbel" fo:font-size="12pt" fo:language="fr" fo:country="FR" fo:font-weight="normal" officeooo:rsid="00caa05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9" style:family="text">
      <style:text-properties style:use-window-font-color="true" loext:opacity="0%" style:font-name="Corbel" fo:font-size="12pt" fo:language="fr" fo:country="FR" fo:font-weight="normal" officeooo:rsid="00cac4d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0" style:family="text">
      <style:text-properties style:use-window-font-color="true" loext:opacity="0%" style:font-name="Corbel" fo:font-size="12pt" fo:language="fr" fo:country="FR" fo:font-weight="normal" officeooo:rsid="00ccbca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1" style:family="text">
      <style:text-properties style:use-window-font-color="true" loext:opacity="0%" style:font-name="Corbel" fo:font-size="12pt" fo:language="fr" fo:country="FR" fo:font-weight="normal" officeooo:rsid="00cdfc9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2" style:family="text">
      <style:text-properties style:use-window-font-color="true" loext:opacity="0%" style:font-name="Corbel" fo:font-size="12pt" fo:language="fr" fo:country="FR" fo:font-weight="normal" officeooo:rsid="00ce6e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3" style:family="text">
      <style:text-properties style:use-window-font-color="true" loext:opacity="0%" style:font-name="Corbel" fo:font-size="12pt" fo:language="fr" fo:country="FR" fo:font-weight="normal" officeooo:rsid="00d1f3e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4" style:family="text">
      <style:text-properties style:use-window-font-color="true" loext:opacity="0%" style:font-name="Corbel" fo:font-size="12pt" fo:language="fr" fo:country="FR" fo:font-weight="normal" officeooo:rsid="00d42f1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5" style:family="text">
      <style:text-properties style:use-window-font-color="true" loext:opacity="0%" style:font-name="Corbel" fo:font-size="12pt" fo:language="fr" fo:country="FR" fo:font-weight="normal" officeooo:rsid="00d5d4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6" style:family="text">
      <style:text-properties style:use-window-font-color="true" loext:opacity="0%" style:font-name="Corbel" fo:font-size="12pt" fo:language="fr" fo:country="FR" fo:font-weight="normal" officeooo:rsid="00d9ee7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7" style:family="text">
      <style:text-properties style:use-window-font-color="true" loext:opacity="0%" style:font-name="Corbel" fo:font-size="12pt" fo:language="fr" fo:country="FR" fo:font-weight="normal" officeooo:rsid="00dc3f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8" style:family="text">
      <style:text-properties style:use-window-font-color="true" loext:opacity="0%" style:font-name="Corbel" fo:font-size="12pt" fo:language="fr" fo:country="FR" fo:font-weight="normal" officeooo:rsid="00dde48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9" style:family="text">
      <style:text-properties style:use-window-font-color="true" loext:opacity="0%" style:font-name="Corbel" fo:font-size="12pt" fo:language="fr" fo:country="FR" fo:font-weight="normal" officeooo:rsid="00dfe40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0" style:family="text">
      <style:text-properties style:use-window-font-color="true" loext:opacity="0%" style:font-name="Corbel" fo:font-size="12pt" fo:language="fr" fo:country="FR" fo:font-weight="normal" officeooo:rsid="00dffc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1" style:family="text">
      <style:text-properties style:use-window-font-color="true" loext:opacity="0%" style:font-name="Corbel" fo:font-size="12pt" fo:language="fr" fo:country="FR" fo:font-weight="normal" officeooo:rsid="00e1ace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2" style:family="text">
      <style:text-properties style:use-window-font-color="true" loext:opacity="0%" style:font-name="Corbel" fo:font-size="12pt" fo:language="fr" fo:country="FR" fo:font-weight="normal" officeooo:rsid="0101119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3" style:family="text">
      <style:text-properties style:use-window-font-color="true" loext:opacity="0%" style:font-name="Corbel" fo:font-size="12pt" fo:language="fr" fo:country="FR" fo:font-weight="normal" officeooo:rsid="0103501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4" style:family="text">
      <style:text-properties style:use-window-font-color="true" loext:opacity="0%" style:font-name="Corbel" fo:font-size="12pt" fo:language="fr" fo:country="FR" fo:font-weight="normal" officeooo:rsid="010239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5" style:family="text">
      <style:text-properties style:use-window-font-color="true" loext:opacity="0%" style:font-name="Corbel" fo:font-size="12pt" fo:language="fr" fo:country="FR" fo:font-weight="normal" officeooo:rsid="010455d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6" style:family="text">
      <style:text-properties style:use-window-font-color="true" loext:opacity="0%" style:font-name="Corbel" fo:font-size="12pt" fo:language="fr" fo:country="FR" fo:font-weight="normal" officeooo:rsid="0106e2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7" style:family="text">
      <style:text-properties style:use-window-font-color="true" loext:opacity="0%" style:font-name="Corbel" fo:font-size="12pt" fo:language="fr" fo:country="FR" fo:font-weight="normal" officeooo:rsid="010765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8" style:family="text">
      <style:text-properties style:use-window-font-color="true" loext:opacity="0%" style:font-name="Corbel" fo:font-size="12pt" fo:language="fr" fo:country="FR" fo:font-weight="normal" officeooo:rsid="0108917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9" style:family="text">
      <style:text-properties style:use-window-font-color="true" loext:opacity="0%" style:font-name="Corbel" fo:font-size="12pt" fo:language="fr" fo:country="FR" fo:font-weight="normal" officeooo:rsid="0109865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0" style:family="text">
      <style:text-properties style:use-window-font-color="true" loext:opacity="0%" style:font-name="Corbel" fo:font-size="12pt" fo:language="fr" fo:country="FR" fo:font-weight="normal" officeooo:rsid="010abd7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1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132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133" style:family="text">
      <style:text-properties style:use-window-font-color="true" loext:opacity="0%" style:font-name="Corbel" fo:font-size="12pt" fo:language="fr" fo:country="FR" style:text-underline-style="none" fo:font-weight="bold" officeooo:rsid="00aa84c5" style:font-size-asian="12pt" style:font-weight-asian="bold" style:font-size-complex="12pt" style:font-weight-complex="bold"/>
    </style:style>
    <style:style style:name="T134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0ce6e7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35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107650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36" style:family="text">
      <style:text-properties style:use-window-font-color="true" loext:opacity="0%" style:font-name="Corbel" fo:font-size="12pt" fo:font-weight="normal" style:font-size-asian="12pt" style:font-weight-asian="normal" style:font-size-complex="12pt" style:font-weight-complex="normal"/>
    </style:style>
    <style:style style:name="T137" style:family="text">
      <style:text-properties style:use-window-font-color="true" loext:opacity="0%" style:font-name="Corbel" fo:font-size="12pt" fo:font-weight="normal" officeooo:rsid="008b6fec" style:font-size-asian="12pt" style:font-weight-asian="normal" style:font-size-complex="12pt" style:font-weight-complex="normal"/>
    </style:style>
    <style:style style:name="T138" style:family="text">
      <style:text-properties style:use-window-font-color="true" loext:opacity="0%" style:font-name="Corbel" fo:font-size="12pt" fo:font-weight="normal" officeooo:rsid="0101119f" style:font-size-asian="12pt" style:font-weight-asian="normal" style:font-size-complex="12pt" style:font-weight-complex="normal"/>
    </style:style>
    <style:style style:name="T139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140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141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142" style:family="text">
      <style:text-properties style:use-window-font-color="true" loext:opacity="0%" style:font-name="Corbel" fo:font-size="20pt" fo:language="fr" fo:country="FR" officeooo:rsid="00b98953" style:font-size-asian="20pt" style:font-size-complex="20pt"/>
    </style:style>
    <style:style style:name="T143" style:family="text">
      <style:text-properties style:use-window-font-color="true" loext:opacity="0%" style:font-name="Corbel" fo:font-size="20pt" fo:language="fr" fo:country="FR" officeooo:rsid="006a06f4" style:font-size-asian="20pt" style:language-asian="zxx" style:country-asian="none" style:font-size-complex="20pt" style:language-complex="zxx" style:country-complex="none"/>
    </style:style>
    <style:style style:name="T144" style:family="text">
      <style:text-properties style:use-window-font-color="true" loext:opacity="0%" style:font-name="Corbel" fo:font-size="20pt" fo:language="fr" fo:country="FR" officeooo:rsid="00e53c23" style:font-size-asian="20pt" style:language-asian="zxx" style:country-asian="none" style:font-size-complex="20pt" style:language-complex="zxx" style:country-complex="none"/>
    </style:style>
    <style:style style:name="T145" style:family="text">
      <style:text-properties style:use-window-font-color="true" loext:opacity="0%" style:font-name="Corbel" fo:font-size="20pt" officeooo:rsid="006a06f4" style:font-size-asian="20pt" style:font-size-complex="20pt"/>
    </style:style>
    <style:style style:name="T146" style:family="text">
      <style:text-properties style:use-window-font-color="true" loext:opacity="0%" style:font-name="Corbel" fo:font-size="20pt" officeooo:rsid="00ff4084" style:font-size-asian="20pt" style:font-size-complex="20pt"/>
    </style:style>
    <style:style style:name="T147" style:family="text">
      <style:text-properties style:use-window-font-color="true" loext:opacity="0%" style:font-name="Corbel" fo:font-size="20pt" officeooo:rsid="00ff4084" style:font-name-asian="ＭＳ ゴシック" style:font-size-asian="20pt" style:font-name-complex="Noto Sans Devanagari1" style:font-size-complex="20pt"/>
    </style:style>
    <style:style style:name="T148" style:family="text">
      <style:text-properties style:use-window-font-color="true" loext:opacity="0%" style:font-name="Corbel" fo:font-size="11pt" fo:language="fr" fo:country="FR" fo:font-weight="normal" officeooo:rsid="00b313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49" style:family="text">
      <style:text-properties style:use-window-font-color="true" loext:opacity="0%" style:font-name="Corbel" fo:font-size="11pt" fo:language="fr" fo:country="FR" fo:font-weight="normal" officeooo:rsid="00b4a66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50" style:family="text">
      <style:text-properties style:use-window-font-color="true" loext:opacity="0%" style:font-name="Corbel" fo:font-size="11pt" fo:language="fr" fo:country="FR" fo:font-weight="normal" officeooo:rsid="00b4c42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51" style:family="text">
      <style:text-properties style:use-window-font-color="true" loext:opacity="0%" fo:font-weight="normal" style:font-weight-asian="normal" style:font-weight-complex="normal"/>
    </style:style>
    <style:style style:name="T152" style:family="text">
      <style:text-properties style:use-window-font-color="true" loext:opacity="0%" fo:font-weight="normal" officeooo:rsid="0099b562" style:font-weight-asian="normal" style:font-weight-complex="normal"/>
    </style:style>
    <style:style style:name="T153" style:family="text">
      <style:text-properties style:use-window-font-color="true" loext:opacity="0%" fo:font-weight="normal" officeooo:rsid="00a694f9" style:font-weight-asian="normal" style:font-weight-complex="normal"/>
    </style:style>
    <style:style style:name="T154" style:family="text">
      <style:text-properties style:use-window-font-color="true" loext:opacity="0%" fo:font-weight="normal" officeooo:rsid="00a83a2c" style:font-weight-asian="normal" style:font-weight-complex="normal"/>
    </style:style>
    <style:style style:name="T155" style:family="text">
      <style:text-properties style:use-window-font-color="true" loext:opacity="0%" fo:font-weight="normal" officeooo:rsid="00a9e75c" style:font-weight-asian="normal" style:font-weight-complex="normal"/>
    </style:style>
    <style:style style:name="T156" style:family="text">
      <style:text-properties style:use-window-font-color="true" loext:opacity="0%" fo:font-weight="normal" officeooo:rsid="00ad0571" style:font-weight-asian="normal" style:font-weight-complex="normal"/>
    </style:style>
    <style:style style:name="T157" style:family="text">
      <style:text-properties style:use-window-font-color="true" loext:opacity="0%" fo:font-weight="normal" officeooo:rsid="00af91dc" style:font-weight-asian="normal" style:font-weight-complex="normal"/>
    </style:style>
    <style:style style:name="T158" style:family="text">
      <style:text-properties style:use-window-font-color="true" loext:opacity="0%" fo:font-weight="normal" officeooo:rsid="00b313bb" style:font-weight-asian="normal" style:font-weight-complex="normal"/>
    </style:style>
    <style:style style:name="T159" style:family="text">
      <style:text-properties style:use-window-font-color="true" loext:opacity="0%" fo:font-size="20pt" officeooo:rsid="006a06f4" style:font-size-asian="20pt" style:font-size-complex="20pt"/>
    </style:style>
    <style:style style:name="T160" style:family="text">
      <style:text-properties style:use-window-font-color="true" loext:opacity="0%" fo:font-size="20pt" officeooo:rsid="00a4e01f" style:font-size-asian="20pt" style:font-size-complex="20pt"/>
    </style:style>
    <style:style style:name="T161" style:family="text">
      <style:text-properties officeooo:rsid="0016cf52"/>
    </style:style>
    <style:style style:name="T162" style:family="text">
      <style:text-properties fo:font-size="20pt" style:font-size-asian="20pt" style:font-size-complex="20pt"/>
    </style:style>
    <style:style style:name="T163" style:family="text">
      <style:text-properties fo:font-size="20pt" officeooo:rsid="001554f4" style:font-size-asian="20pt" style:font-size-complex="20pt"/>
    </style:style>
    <style:style style:name="T164" style:family="text">
      <style:text-properties officeooo:rsid="002968be"/>
    </style:style>
    <style:style style:name="T165" style:family="text">
      <style:text-properties officeooo:rsid="002b58c3"/>
    </style:style>
    <style:style style:name="T166" style:family="text">
      <style:text-properties fo:font-size="12pt" style:font-size-asian="12pt" style:font-size-complex="12pt"/>
    </style:style>
    <style:style style:name="T167" style:family="text">
      <style:text-properties style:font-name="Corbel"/>
    </style:style>
    <style:style style:name="T168" style:family="text">
      <style:text-properties style:font-name="Corbel" fo:font-size="12pt" fo:language="fr" fo:country="FR" style:font-size-asian="12pt" style:font-size-complex="12pt"/>
    </style:style>
    <style:style style:name="T169" style:family="text">
      <style:text-properties style:font-name="Corbel" fo:font-size="12pt" fo:language="fr" fo:country="FR" officeooo:rsid="002968be" style:font-size-asian="12pt" style:font-size-complex="12pt"/>
    </style:style>
    <style:style style:name="T170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171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172" style:family="text">
      <style:text-properties style:font-name="Corbel" fo:language="fr" fo:country="FR"/>
    </style:style>
    <style:style style:name="T173" style:family="text">
      <style:text-properties style:font-name="Corbel" fo:language="fr" fo:country="FR" officeooo:rsid="003a1ac1"/>
    </style:style>
    <style:style style:name="T174" style:family="text">
      <style:text-properties style:font-name="Corbel" fo:language="fr" fo:country="FR" fo:font-weight="normal" style:font-weight-asian="normal" style:font-weight-complex="normal"/>
    </style:style>
    <style:style style:name="T175" style:family="text">
      <style:text-properties style:font-name="Corbel" fo:language="fr" fo:country="FR" fo:font-weight="normal" officeooo:rsid="0059e3bf" style:font-weight-asian="normal" style:font-weight-complex="normal"/>
    </style:style>
    <style:style style:name="T176" style:family="text">
      <style:text-properties style:font-name="Corbel" fo:language="fr" fo:country="FR" officeooo:rsid="005b4864"/>
    </style:style>
    <style:style style:name="T177" style:family="text">
      <style:text-properties style:font-name="Corbel" fo:font-size="11pt" fo:language="fr" fo:country="FR" officeooo:rsid="009668ad" style:font-size-asian="11pt" style:language-asian="zxx" style:country-asian="none" style:font-size-complex="11pt" style:language-complex="zxx" style:country-complex="none"/>
    </style:style>
    <style:style style:name="T178" style:family="text">
      <style:text-properties style:font-name="Corbel" fo:font-size="11pt" fo:language="fr" fo:country="FR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79" style:family="text">
      <style:text-properties style:font-name="Corbel" fo:font-size="11pt" fo:language="fr" fo:country="FR" fo:font-weight="normal" officeooo:rsid="009f4be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80" style:family="text">
      <style:text-properties style:font-name="Corbel" fo:font-size="11pt" fo:language="fr" fo:country="FR" fo:font-weight="normal" officeooo:rsid="00a11e8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81" style:family="text">
      <style:text-properties style:font-name="Corbel" fo:font-size="11pt" fo:language="fr" fo:country="FR" fo:font-weight="normal" officeooo:rsid="00a694f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82" style:family="text">
      <style:text-properties officeooo:rsid="003a1ac1"/>
    </style:style>
    <style:style style:name="T183" style:family="text">
      <style:text-properties fo:color="#c9211e" loext:opacity="100%"/>
    </style:style>
    <style:style style:name="T184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185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186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187" style:family="text">
      <style:text-properties fo:color="#c9211e" loext:opacity="10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8" style:family="text">
      <style:text-properties fo:color="#c9211e" loext:opacity="10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189" style:family="text">
      <style:text-properties fo:color="#c9211e" loext:opacity="10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190" style:family="text">
      <style:text-properties fo:color="#c9211e" loext:opacity="100%" officeooo:rsid="00ad0571"/>
    </style:style>
    <style:style style:name="T191" style:family="text">
      <style:text-properties fo:color="#c9211e" loext:opacity="100%" fo:font-weight="normal" officeooo:rsid="00ad0571" style:font-weight-asian="normal" style:font-weight-complex="normal"/>
    </style:style>
    <style:style style:name="T192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193" style:family="text">
      <style:text-properties fo:color="#808080" loext:opacity="100%" style:font-name="Corbel" fo:font-size="12pt" fo:language="fr" fo:country="FR" fo:font-style="italic" fo:font-weight="normal" officeooo:rsid="00ce6e7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194" style:family="text">
      <style:text-properties fo:color="#808080" loext:opacity="100%" style:font-name="Corbel" fo:font-size="12pt" fo:language="fr" fo:country="FR" fo:font-style="italic" fo:font-weight="normal" officeooo:rsid="01076508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195" style:family="text">
      <style:text-properties fo:font-weight="normal" style:font-weight-asian="normal" style:font-weight-complex="normal"/>
    </style:style>
    <style:style style:name="T196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197" style:family="text">
      <style:text-properties fo:font-variant="normal" fo:text-transform="none" fo:color="#58a700" loext:opacity="100%" style:font-name="din-round" fo:font-size="12.75pt" fo:letter-spacing="normal" fo:language="fr" fo:country="FR" fo:font-style="normal" fo:font-weight="bold" officeooo:rsid="005f2294" style:font-size-asian="12pt" style:font-weight-asian="normal" style:font-size-complex="12pt" style:font-weight-complex="normal"/>
    </style:style>
    <style:style style:name="T198" style:family="text">
      <style:text-properties fo:font-variant="normal" fo:text-transform="none" fo:color="#080809" loext:opacity="100%" style:font-name="Helvetica" fo:font-size="20pt" fo:letter-spacing="normal" fo:language="fr" fo:country="FR" fo:font-style="normal" fo:font-weight="normal" officeooo:rsid="00b98953" style:font-size-asian="20pt" style:language-asian="zxx" style:country-asian="none" style:font-size-complex="20pt" style:language-complex="zxx" style:country-complex="none"/>
    </style:style>
    <style:style style:name="T199" style:family="text">
      <style:text-properties officeooo:rsid="00581b2c"/>
    </style:style>
    <style:style style:name="T200" style:family="text">
      <style:text-properties fo:language="fr" fo:country="FR"/>
    </style:style>
    <style:style style:name="T201" style:family="text">
      <style:text-properties fo:language="fr" fo:country="FR" style:text-underline-style="none"/>
    </style:style>
    <style:style style:name="T202" style:family="text">
      <style:text-properties fo:language="fr" fo:country="FR" officeooo:rsid="008b6fec"/>
    </style:style>
    <style:style style:name="T203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204" style:family="text">
      <style:text-properties fo:color="#3465a4" loext:opacity="10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05" style:family="text">
      <style:text-properties style:font-name="Ubuntu" fo:font-size="11pt" fo:language="fr" fo:country="FR" style:font-size-asian="11pt" style:language-asian="zxx" style:country-asian="none" style:font-size-complex="11pt" style:language-complex="zxx" style:country-complex="none"/>
    </style:style>
    <style:style style:name="T206" style:family="text">
      <style:text-properties style:font-name="Ubuntu" fo:font-size="11pt" fo:language="fr" fo:country="FR" officeooo:rsid="006dac31" style:font-size-asian="11pt" style:language-asian="zxx" style:country-asian="none" style:font-size-complex="11pt" style:language-complex="zxx" style:country-complex="none"/>
    </style:style>
    <style:style style:name="T207" style:family="text">
      <style:text-properties style:font-name="Ubuntu" fo:font-size="11pt" fo:language="fr" fo:country="FR" officeooo:rsid="00f24c4d" style:font-size-asian="11pt" style:language-asian="zxx" style:country-asian="none" style:font-size-complex="11pt" style:language-complex="zxx" style:country-complex="none"/>
    </style:style>
    <style:style style:name="T208" style:family="text">
      <style:text-properties style:font-name="Ubuntu" fo:font-size="11pt" fo:language="fr" fo:country="FR" officeooo:rsid="00f1b2cc" style:font-size-asian="11pt" style:language-asian="zxx" style:country-asian="none" style:font-size-complex="11pt" style:language-complex="zxx" style:country-complex="none"/>
    </style:style>
    <style:style style:name="T209" style:family="text">
      <style:text-properties style:font-name="Ubuntu" fo:font-size="11pt" fo:language="fr" fo:country="FR" officeooo:rsid="00f946ed" style:font-size-asian="11pt" style:language-asian="zxx" style:country-asian="none" style:font-size-complex="11pt" style:language-complex="zxx" style:country-complex="none"/>
    </style:style>
    <style:style style:name="T210" style:family="text">
      <style:text-properties officeooo:rsid="00c7cc72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officeooo:rsid="009ac447"/>
    </style:style>
    <style:style style:name="T213" style:family="text">
      <style:text-properties officeooo:rsid="00a3ddfc"/>
    </style:style>
    <style:style style:name="T214" style:family="text">
      <style:text-properties officeooo:rsid="00aa25ae"/>
    </style:style>
    <style:style style:name="T215" style:family="text">
      <style:text-properties fo:color="#1e08bb" loext:opacity="100%" fo:font-weight="normal" officeooo:rsid="0099b562" style:font-weight-asian="normal" style:font-weight-complex="normal"/>
    </style:style>
    <style:style style:name="T216" style:family="text">
      <style:text-properties fo:color="#1e08bb" loext:opacity="100%" style:font-name="Corbel" fo:font-size="11pt" fo:language="fr" fo:country="FR" fo:font-weight="normal" officeooo:rsid="0099b56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17" style:family="text">
      <style:text-properties fo:color="#1e08bb" loext:opacity="100%" style:font-name="Corbel" fo:font-size="12pt" fo:language="fr" fo:country="FR" fo:font-weight="normal" officeooo:rsid="00ac52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18" style:family="text">
      <style:text-properties fo:color="#1e08bb" loext:opacity="100%" fo:font-size="12pt" fo:font-weight="normal" officeooo:rsid="0099b562" style:font-size-asian="12pt" style:font-weight-asian="normal" style:font-size-complex="12pt" style:font-weight-complex="normal"/>
    </style:style>
    <style:style style:name="T219" style:family="text">
      <style:text-properties fo:color="#1e08bb" loext:opacity="100%" fo:font-size="12pt" fo:font-weight="normal" officeooo:rsid="008b6fec" style:font-size-asian="12pt" style:font-weight-asian="normal" style:font-size-complex="12pt" style:font-weight-complex="normal"/>
    </style:style>
    <style:style style:name="T220" style:family="text">
      <style:text-properties officeooo:rsid="00ac5298"/>
    </style:style>
    <style:style style:name="T221" style:family="text">
      <style:text-properties officeooo:rsid="00ad0571"/>
    </style:style>
    <style:style style:name="T222" style:family="text">
      <style:text-properties fo:color="#000000" loext:opacity="100%"/>
    </style:style>
    <style:style style:name="T223" style:family="text">
      <style:text-properties fo:color="#000000" loext:opacity="100%" officeooo:rsid="00ad0571"/>
    </style:style>
    <style:style style:name="T224" style:family="text">
      <style:text-properties fo:color="#000000" loext:opacity="100%" style:font-name="Corbel1" fo:font-size="12pt" fo:language="fr" fo:country="FR" fo:font-weight="normal" officeooo:rsid="00bbbc91" style:font-size-asian="12pt" style:language-asian="zxx" style:country-asian="none" style:font-size-complex="12pt" style:language-complex="zxx" style:country-complex="none"/>
    </style:style>
    <style:style style:name="T225" style:family="text">
      <style:text-properties fo:color="#000000" loext:opacity="100%" style:font-name="Corbel1" fo:font-size="12pt" fo:language="fr" fo:country="FR" fo:font-weight="normal" officeooo:rsid="00bc06be" style:font-size-asian="12pt" style:language-asian="zxx" style:country-asian="none" style:font-size-complex="12pt" style:language-complex="zxx" style:country-complex="none"/>
    </style:style>
    <style:style style:name="T226" style:family="text">
      <style:text-properties fo:color="#000000" loext:opacity="100%" style:font-name="Corbel1" fo:font-size="12pt" fo:language="fr" fo:country="FR" fo:font-weight="normal" officeooo:rsid="00bd32d4" style:font-size-asian="12pt" style:language-asian="zxx" style:country-asian="none" style:font-size-complex="12pt" style:language-complex="zxx" style:country-complex="none"/>
    </style:style>
    <style:style style:name="T227" style:family="text">
      <style:text-properties fo:color="#000000" loext:opacity="100%" style:font-name="Corbel1" fo:font-size="12pt" fo:language="fr" fo:country="FR" fo:font-weight="normal" officeooo:rsid="00bebb26" style:font-size-asian="12pt" style:language-asian="zxx" style:country-asian="none" style:font-size-complex="12pt" style:language-complex="zxx" style:country-complex="none"/>
    </style:style>
    <style:style style:name="T228" style:family="text">
      <style:text-properties fo:color="#000000" loext:opacity="100%" style:font-name="Corbel1" fo:font-size="12pt" fo:language="fr" fo:country="FR" fo:font-weight="normal" officeooo:rsid="00c08884" style:font-size-asian="12pt" style:language-asian="zxx" style:country-asian="none" style:font-size-complex="12pt" style:language-complex="zxx" style:country-complex="none"/>
    </style:style>
    <style:style style:name="T229" style:family="text">
      <style:text-properties fo:color="#000000" loext:opacity="100%" style:font-name="Corbel1" fo:font-size="12pt" fo:language="fr" fo:country="FR" fo:font-weight="normal" officeooo:rsid="00c11130" style:font-size-asian="12pt" style:language-asian="zxx" style:country-asian="none" style:font-size-complex="12pt" style:language-complex="zxx" style:country-complex="none"/>
    </style:style>
    <style:style style:name="T230" style:family="text">
      <style:text-properties fo:color="#000000" loext:opacity="100%" style:font-name="Corbel1" fo:font-size="12pt" fo:language="fr" fo:country="FR" fo:font-weight="normal" officeooo:rsid="00caa050" style:font-size-asian="12pt" style:language-asian="zxx" style:country-asian="none" style:font-size-complex="12pt" style:language-complex="zxx" style:country-complex="none"/>
    </style:style>
    <style:style style:name="T231" style:family="text">
      <style:text-properties fo:color="#000000" loext:opacity="100%" style:font-name="Corbel1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232" style:family="text">
      <style:text-properties fo:color="#000000" loext:opacity="100%" style:font-name="Corbel1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33" style:family="text">
      <style:text-properties officeooo:rsid="00bc06be"/>
    </style:style>
    <style:style style:name="T234" style:family="text">
      <style:text-properties officeooo:rsid="00f0730f"/>
    </style:style>
    <style:style style:name="T235" style:family="text">
      <style:text-properties officeooo:rsid="00f69a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222">Je suis Marie.</text:p>
        </text:list-item>
        <text:list-item>
          <text:p text:style-name="P222">Tu es Marc ? → [ Tu e Mak? ]</text:p>
        </text:list-item>
        <text:list-item>
          <text:p text:style-name="P222">Non, je suis Paul.</text:p>
          <text:p text:style-name="P222"/>
        </text:list-item>
      </text:list>
      <text:h text:style-name="P4" text:outline-level="2">👥 People &amp; Animals:</text:h>
      <text:list text:continue-numbering="true" text:style-name="WWNum1">
        <text:list-item>
          <text:p text:style-name="P222">un garçon. – a boy</text:p>
        </text:list-item>
        <text:list-item>
          <text:p text:style-name="P222">une fille. – a girl</text:p>
        </text:list-item>
        <text:list-item>
          <text:p text:style-name="P222">un homme. – a man</text:p>
        </text:list-item>
        <text:list-item>
          <text:p text:style-name="P222">une femme. – a woman</text:p>
        </text:list-item>
        <text:list-item>
          <text:p text:style-name="P222">un chien. – a dog → [ qa xja ]</text:p>
        </text:list-item>
        <text:list-item>
          <text:p text:style-name="P222">un chat. – a cat → [ qa xa ]<text:tab/>"github.com/joho/godotenv"</text:p>
        </text:list-item>
        <text:list-item>
          <text:p text:style-name="P222">un cheval. – a horse</text:p>
        </text:list-item>
        <text:list-item>
          <text:p text:style-name="P222">une pizza. – [ qun qiz-za ]</text:p>
        </text:list-item>
        <text:list-item>
          <text:p text:style-name="P222">un croissant. – [ qa kwaso ]</text:p>
          <text:p text:style-name="P228"/>
        </text:list-item>
      </text:list>
      <text:h text:style-name="P4" text:outline-level="2">📌 Sentences:</text:h>
      <text:list xml:id="list192059183288879" text:continue-numbering="true" text:style-name="WWNum1">
        <text:list-item>
          <text:p text:style-name="P222">C’est un chat → [ set qa xa ]</text:p>
        </text:list-item>
        <text:list-item>
          <text:p text:style-name="P222">Un chat mange.</text:p>
        </text:list-item>
        <text:list-item>
          <text:p text:style-name="P222">Paul mange un croissant → [ Pol manxġ qa kwaso ]</text:p>
        </text:list-item>
        <text:list-item>
          <text:p text:style-name="P222">Un chien et un cheval.</text:p>
        </text:list-item>
        <text:list-item>
          <text:p text:style-name="P222">Tu es un chat.</text:p>
        </text:list-item>
        <text:list-item>
          <text:p text:style-name="P222">Un homme mange un hamburger.</text:p>
        </text:list-item>
        <text:list-item>
          <text:p text:style-name="P222">Tu manges une orange ?</text:p>
        </text:list-item>
        <text:list-item>
          <text:p text:style-name="P222">C’est un croissant.</text:p>
        </text:list-item>
        <text:list-item>
          <text:p text:style-name="P223">Oui Pual.</text:p>
        </text:list-item>
      </text:list>
      <text:p text:style-name="P224"/>
      <text:p text:style-name="P224"/>
      <text:p text:style-name="P224"/>
      <text:p text:style-name="P224"/>
      <text:p text:style-name="P224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4"><text:span text:style-name="Strong_20_Emphasis"><text:span text:style-name="T12">au → o</text:span></text:span></text:p>
      <text:list text:style-name="L1">
        <text:list-item>
          <text:p text:style-name="P234">au revoir → [ o revwar ]</text:p>
        </text:list-item>
        <text:list-item>
          <text:p text:style-name="P234">jaune → [ xġon ]</text:p>
        </text:list-item>
        <text:list-item>
          <text:p text:style-name="P234">auto → [ oto ]</text:p>
          <text:p text:style-name="P234"/>
        </text:list-item>
      </text:list>
      <text:p text:style-name="P14"><text:span text:style-name="Strong_20_Emphasis"><text:span text:style-name="T12">oi → wa</text:span></text:span></text:p>
      <text:list text:style-name="L2">
        <text:list-item>
          <text:p text:style-name="P235">moi → [ mwa ]</text:p>
        </text:list-item>
        <text:list-item>
          <text:p text:style-name="P235">voiture → [ vwa-tjur ]</text:p>
        </text:list-item>
        <text:list-item>
          <text:p text:style-name="P235">croissant → [ kwa-san ]</text:p>
          <text:p text:style-name="P235"/>
        </text:list-item>
      </text:list>
      <text:p text:style-name="P14"><text:soft-page-break/><text:span text:style-name="Strong_20_Emphasis"><text:span text:style-name="T12">eau → o</text:span></text:span></text:p>
      <text:list text:style-name="L3">
        <text:list-item>
          <text:p text:style-name="P236">eau → [ o ]</text:p>
        </text:list-item>
        <text:list-item>
          <text:p text:style-name="P236">beau → [ bo ]<text:tab/><text:tab/>bea<text:span text:style-name="T161">utiful</text:span></text:p>
        </text:list-item>
        <text:list-item>
          <text:p text:style-name="P236">château → [ <text:span text:style-name="T161">z</text:span>a-to ]<text:tab/><text:span text:style-name="T161">castle</text:span></text:p>
          <text:p text:style-name="P236"/>
        </text:list-item>
      </text:list>
      <text:p text:style-name="P14"><text:span text:style-name="Strong_20_Emphasis"><text:span text:style-name="T12">ain → q</text:span></text:span><text:span text:style-name="Strong_20_Emphasis"><text:span text:style-name="T13">a</text:span></text:span></text:p>
      <text:list text:style-name="L4">
        <text:list-item>
          <text:p text:style-name="P237">pain → [ <text:s/>p<text:span text:style-name="T161">q</text:span>a ]</text:p>
        </text:list-item>
        <text:list-item>
          <text:p text:style-name="P237">vin → [ <text:span text:style-name="T161">vqa</text:span> ]</text:p>
        </text:list-item>
        <text:list-item>
          <text:p text:style-name="P237">demain → [ <text:span text:style-name="T161">d-mqa</text:span> ]</text:p>
        </text:list-item>
      </text:list>
      <text:p text:style-name="P7"/>
      <text:p text:style-name="P14"><text:span text:style-name="Strong_20_Emphasis"><text:span text:style-name="T13">ant → q</text:span></text:span><text:span text:style-name="Emphasis"><text:span text:style-name="T13"> </text:span></text:span></text:p>
      <text:list text:continue-numbering="true" text:style-name="L4">
        <text:list-item>
          <text:p text:style-name="P238">croissant → [ kwa-sqa ]</text:p>
        </text:list-item>
        <text:list-item>
          <text:p text:style-name="P238">enfant → [ <text:s/>an-fqa ]</text:p>
        </text:list-item>
        <text:list-item>
          <text:p text:style-name="P238">important → [ un-por-tqa ]</text:p>
          <text:p text:style-name="P237"/>
        </text:list-item>
      </text:list>
      <text:p text:style-name="P7"/>
      <text:h text:style-name="P6" text:outline-level="1"><text:span text:style-name="T162">Section 1 <text:s/>Unit </text:span><text:span text:style-name="T163">2</text:span><text:span text:style-name="T162"> – Greet People</text:span></text:h>
      <text:h text:style-name="P4" text:outline-level="2">👋 Greetings &amp; Responses:</text:h>
      <text:list text:continue-list="list192059183288879" text:style-name="WWNum1">
        <text:list-item>
          <text:p text:style-name="P222">Bonjour, Charlotte. Comment ça va ?</text:p>
        </text:list-item>
        <text:list-item>
          <text:p text:style-name="P222">Ça va bien ! / Je vais bien !</text:p>
        </text:list-item>
        <text:list-item>
          <text:p text:style-name="P222">Merci / Merci beaucoup</text:p>
        </text:list-item>
        <text:list-item>
          <text:p text:style-name="P222">Salut ! / Bonsoir / Au revoir</text:p>
        </text:list-item>
        <text:list-item>
          <text:p text:style-name="P222">Et toi ? / Et vous ?</text:p>
        </text:list-item>
        <text:list-item>
          <text:p text:style-name="P222">Très bien, merci. Et toi ?</text:p>
        </text:list-item>
        <text:list-item>
          <text:p text:style-name="P222">Bienvenue ! → [ bjen-veni ]</text:p>
        </text:list-item>
        <text:list-item>
          <text:p text:style-name="P222">Enchanté !</text:p>
        </text:list-item>
        <text:list-item>
          <text:p text:style-name="P222">Bonne journée → [ bon ġur-ne ]</text:p>
        </text:list-item>
        <text:list-item>
          <text:p text:style-name="P222">Bonne soirée → [ bon swa-re ]</text:p>
        </text:list-item>
        <text:list-item>
          <text:p text:style-name="P222">Bonne nuit</text:p>
        </text:list-item>
        <text:list-item>
          <text:p text:style-name="P222">À bientôt → [ a bjentu ]</text:p>
        </text:list-item>
        <text:list-item>
          <text:p text:style-name="P222">À demain ! → [ a di-ma ]</text:p>
        </text:list-item>
        <text:list-item>
          <text:p text:style-name="P223">Oui ça va <text:s/>très bien.</text:p>
        </text:list-item>
        <text:list-item>
          <text:p text:style-name="P223">Bonjour Anna. Comment ça va ? Je suis Julie.</text:p>
        </text:list-item>
        <text:list-item>
          <text:p text:style-name="P225">Ç<text:span text:style-name="T165">a va bien, merci. Et toi ?</text:span></text:p>
          <text:p text:style-name="P226"/>
          <text:p text:style-name="P222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222">Bonjour ! Moi, c'est Julia.<text:tab/><text:span text:style-name="T164">[ bonxġur, mwa se ġulja]</text:span></text:p>
        </text:list-item>
        <text:list-item>
          <text:p text:style-name="P222">Je m’appelle Marie.</text:p>
        </text:list-item>
        <text:list-item>
          <text:p text:style-name="P222">Je m’appelle Eddy.</text:p>
        </text:list-item>
        <text:list-item>
          <text:p text:style-name="P222">Euh … Enchanté, Marie.</text:p>
        </text:list-item>
        <text:list-item>
          <text:p text:style-name="P222">Comment ça va ?</text:p>
        </text:list-item>
        <text:list-item>
          <text:p text:style-name="P222">Euh … Très bien !</text:p>
          <text:p text:style-name="P222"/>
        </text:list-item>
      </text:list>
      <text:h text:style-name="P4" text:outline-level="2">📌 Sample Sentences:</text:h>
      <text:list xml:id="list192058312144034" text:continue-numbering="true" text:style-name="WWNum1">
        <text:list-item>
          <text:p text:style-name="P222">Bonjour ! Je suis un chat et je mange une pizza. Ça va très bien !</text:p>
        </text:list-item>
        <text:list-item>
          <text:p text:style-name="P222">Au revoir et bonne soirée, Paul. À demain !</text:p>
        </text:list-item>
      </text:list>
      <text:p text:style-name="P224"/>
      <text:h text:style-name="P1" text:outline-level="3"><text:span text:style-name="Strong_20_Emphasis">C’est</text:span> <text:span text:style-name="T195">→</text:span> [ se ] / [ set ]</text:h>
      <text:p text:style-name="Text_20_body"><text:span text:style-name="Strong_20_Emphasis"><text:span text:style-name="T168">Meaning:</text:span></text:span><text:span text:style-name="T168"> </text:span><text:span text:style-name="Emphasis"><text:span text:style-name="T168">It is / This is / That is</text:span></text:span></text:p>
      <text:p text:style-name="Text_20_body"><text:span text:style-name="Strong_20_Emphasis"><text:span text:style-name="T168">Pronunciation:</text:span></text:span></text:p>
      <text:list text:style-name="L5">
        <text:list-item>
          <text:p text:style-name="P239">Usually [ se ] when spoken quickly (casual speech)</text:p>
        </text:list-item>
        <text:list-item>
          <text:p text:style-name="P239">Can sound like [ set ] when emphasized or followed by a vowel sound</text:p>
        </text:list-item>
      </text:list>
      <text:p text:style-name="Text_20_body"><text:span text:style-name="Strong_20_Emphasis"><text:span text:style-name="T168">Examples:</text:span></text:span></text:p>
      <text:list text:style-name="L6">
        <text:list-item>
          <text:p text:style-name="P247"><text:span text:style-name="Strong_20_Emphasis"><text:span text:style-name="T168">C’est un chat.</text:span></text:span><text:span text:style-name="T168"> → [ se / set qa xa ] (</text:span><text:span text:style-name="Emphasis"><text:span text:style-name="T168">It’s a cat</text:span></text:span><text:span text:style-name="T168">)</text:span></text:p>
        </text:list-item>
        <text:list-item>
          <text:p text:style-name="P247"><text:span text:style-name="Strong_20_Emphasis"><text:span text:style-name="T168">C’est important.</text:span></text:span><text:span text:style-name="T168"> → [ se </text:span><text:span text:style-name="T169">qa</text:span><text:span text:style-name="T168">-por-tq</text:span><text:span text:style-name="T169">a</text:span><text:span text:style-name="T168"> ] (</text:span><text:span text:style-name="Emphasis"><text:span text:style-name="T168">It’s important</text:span></text:span><text:span text:style-name="T168">)</text:span></text:p>
        </text:list-item>
        <text:list-item>
          <text:p text:style-name="P240"><text:span text:style-name="T166"/></text:p>
        </text:list-item>
      </text:list>
      <text:h text:style-name="Heading_20_3" text:outline-level="3"><text:span text:style-name="Strong_20_Emphasis"><text:span text:style-name="T168">Ça</text:span></text:span><text:span text:style-name="T168"> </text:span><text:span text:style-name="T170">→</text:span><text:span text:style-name="T168"> [ sa ]</text:span></text:h>
      <text:p text:style-name="Text_20_body"><text:span text:style-name="Strong_20_Emphasis"><text:span text:style-name="T168">Meaning:</text:span></text:span><text:span text:style-name="T168"> </text:span><text:span text:style-name="Emphasis"><text:span text:style-name="T168">This / That (informal)</text:span></text:span></text:p>
      <text:p text:style-name="Text_20_body"><text:span text:style-name="Strong_20_Emphasis"><text:span text:style-name="T168">Pronunciation:</text:span></text:span><text:span text:style-name="T168"> Always [ sa ]</text:span></text:p>
      <text:p text:style-name="Text_20_body"><text:span text:style-name="Strong_20_Emphasis"><text:span text:style-name="T168">Examples:</text:span></text:span></text:p>
      <text:list text:style-name="L7">
        <text:list-item>
          <text:p text:style-name="P248"><text:span text:style-name="Strong_20_Emphasis"><text:span text:style-name="T168">Ça va ?</text:span></text:span><text:span text:style-name="T168"> → [ sa va ] (</text:span><text:span text:style-name="Emphasis"><text:span text:style-name="T168">How’s it going?</text:span></text:span><text:span text:style-name="T168">)</text:span></text:p>
        </text:list-item>
        <text:list-item>
          <text:p text:style-name="P248"><text:span text:style-name="Strong_20_Emphasis"><text:span text:style-name="T168">Ça, c'est bon.</text:span></text:span><text:span text:style-name="T168"> → [ sa, se bon ] (</text:span><text:span text:style-name="Emphasis"><text:span text:style-name="T168">That, it’s good</text:span></text:span><text:span text:style-name="T168">)</text:span></text:p>
        </text:list-item>
      </text:list>
      <text:p text:style-name="P227"/>
      <text:p text:style-name="P227"/>
      <text:p text:style-name="P227"/>
      <text:p text:style-name="P227"/>
      <text:p text:style-name="P227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4"><text:span text:style-name="Strong_20_Emphasis"><text:span text:style-name="T12">Pronoun</text:span></text:span></text:p>
            </table:table-cell>
            <table:table-cell table:style-name="Table3.A1" office:value-type="string">
              <text:p text:style-name="P14"><text:span text:style-name="Strong_20_Emphasis"><text:span text:style-name="T12">Conjugation</text:span></text:span></text:p>
            </table:table-cell>
            <table:table-cell table:style-name="Table3.A1" office:value-type="string">
              <text:p text:style-name="P14"><text:span text:style-name="Strong_20_Emphasis"><text:span text:style-name="T1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227"/>
      <text:p text:style-name="P229"/>
      <text:p text:style-name="P229">Note: "Comment ça va ?" vs "Ça va ?"</text:p>
      <text:p text:style-name="P227">Both are correct — choose based on how formal or relaxed you want to sound!</text:p>
      <text:p text:style-name="P227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241">More complete</text:p>
        </text:list-item>
        <text:list-item>
          <text:p text:style-name="P241">Slightly more formal or polite</text:p>
        </text:list-item>
        <text:list-item>
          <text:p text:style-name="P241">Used when meeting someone for the first time or being respectful</text:p>
        </text:list-item>
      </text:list>
      <text:p text:style-name="P227"/>
      <text:p text:style-name="P17"><text:span text:style-name="Strong_20_Emphasis"><text:span text:style-name="T172">Bonsoir Marie, ça va ?</text:span></text:span></text:p>
      <text:p text:style-name="P17"><text:span text:style-name="T172"><text:line-break/>= </text:span><text:span text:style-name="Emphasis"><text:span text:style-name="T172">Evening Marie, all good?</text:span></text:span><text:span text:style-name="T172"> / </text:span><text:span text:style-name="Emphasis"><text:span text:style-name="T172">You okay?</text:span></text:span></text:p>
      <text:list text:style-name="L9">
        <text:list-item>
          <text:p text:style-name="P242">More casual</text:p>
        </text:list-item>
        <text:list-item>
          <text:p text:style-name="P242">Common in spoken, friendly conversations</text:p>
        </text:list-item>
        <text:list-item>
          <text:p text:style-name="P249"><text:span text:style-name="T172">Like saying </text:span><text:span text:style-name="Emphasis"><text:span text:style-name="T172">"All good?"</text:span></text:span><text:span text:style-name="T172"> instead of </text:span><text:span text:style-name="Emphasis"><text:span text:style-name="T172">"How are you?"</text:span></text:span></text:p>
        </text:list-item>
      </text:list>
      <text:p text:style-name="Text_20_body"><text:span text:style-name="Emphasis"><text:span text:style-name="T172"/></text:span></text:p>
      <text:p text:style-name="Text_20_body"><text:span text:style-name="Emphasis"><text:span text:style-name="T172"/></text:span></text:p>
      <text:p text:style-name="Text_20_body"><text:span text:style-name="Emphasis"><text:span text:style-name="T172"/></text:span></text:p>
      <text:p text:style-name="Text_20_body"><text:span text:style-name="Emphasis"><text:span text:style-name="T172"/></text:span></text:p>
      <text:p text:style-name="Text_20_body"><text:span text:style-name="Emphasis"><text:span text:style-name="T172"/></text:span></text:p>
      <text:p text:style-name="Text_20_body"><text:span text:style-name="Emphasis"><text:span text:style-name="T172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192058312144034" text:style-name="WWNum1">
        <text:list-item>
          <text:p text:style-name="P230">Une femme anglaise.</text:p>
        </text:list-item>
        <text:list-item>
          <text:p text:style-name="P230">Sophie est anglaise.</text:p>
        </text:list-item>
        <text:list-item>
          <text:p text:style-name="P230">Elle parle anglais.</text:p>
        </text:list-item>
        <text:list-item>
          <text:p text:style-name="P230">Une fille française.</text:p>
        </text:list-item>
        <text:list-item>
          <text:p text:style-name="P230">Il s’appelle Duo.</text:p>
        </text:list-item>
        <text:list-item>
          <text:p text:style-name="P230">Je m'appelle Gabriel et elle s'appelle Charlotte.</text:p>
        </text:list-item>
        <text:list-item>
          <text:p text:style-name="P230">Tu es française, Charlotte ?</text:p>
        </text:list-item>
        <text:list-item>
          <text:p text:style-name="P230">Elle s’appelle Elizabeth et elle est anglaise.</text:p>
        </text:list-item>
        <text:list-item>
          <text:p text:style-name="P230">Excuse-moi, comment tu t’appelles ?</text:p>
        </text:list-item>
        <text:list-item>
          <text:p text:style-name="P230">Tu es espagnol ?</text:p>
        </text:list-item>
        <text:list-item>
          <text:p text:style-name="P230">Elle est espagnole ? → [ el et espanjol ? ]</text:p>
        </text:list-item>
        <text:list-item>
          <text:p text:style-name="P230">Tu parles anglais ?</text:p>
        </text:list-item>
        <text:list-item>
          <text:p text:style-name="P230">Excuse-moi, tu parles anglais ?</text:p>
        </text:list-item>
        <text:list-item>
          <text:p text:style-name="P230">Non, je parle espagnol et français.</text:p>
        </text:list-item>
        <text:list-item>
          <text:p text:style-name="P230">Non, je suis mexicaine. Je parle espagnol.</text:p>
        </text:list-item>
        <text:list-item>
          <text:p text:style-name="P230">Un homme mexicain.</text:p>
        </text:list-item>
        <text:list-item>
          <text:p text:style-name="P230">Un garçon américain.</text:p>
        </text:list-item>
        <text:list-item>
          <text:p text:style-name="P230">C’est un professeur américaine. Il parle anglais.</text:p>
        </text:list-item>
        <text:list-item>
          <text:p text:style-name="P230">Louis est mexicain.</text:p>
        </text:list-item>
        <text:list-item>
          <text:p text:style-name="P230">Il est américain et elle est américaine.</text:p>
        </text:list-item>
        <text:list-item>
          <text:p text:style-name="P230">Sarah est une fille. Elle est anglaise. Thomas est un garçon. Il est anglais.</text:p>
        </text:list-item>
        <text:list-item>
          <text:p text:style-name="P231">Je m'appelle Anna. Je parle français. C’est Antoine. Antoine parle anglais.</text:p>
        </text:list-item>
        <text:list-item>
          <text:p text:style-name="P232">Je suis Alice, et je suis française. C'est Antoine. Il est français.</text:p>
        </text:list-item>
        <text:list-item>
          <text:p text:style-name="P233">[xġ swiż Alis, e xġ swi franseż. <text:s/>Set antwan. Il e franse]</text:p>
        </text:list-item>
      </text:list>
      <text:h text:style-name="P28" text:outline-level="2"><text:soft-page-break/>🗣️<text:span text:style-name="T1"> Pronunciation Tips:</text:span></text:h>
      <text:p text:style-name="P32">-aise → qeż</text:p>
      <text:p text:style-name="P32"><text:s text:c="4"/>• anglaise → [ ang-qeż ]</text:p>
      <text:p text:style-name="P32"><text:s text:c="4"/>• française → [ fran-qeż ]</text:p>
      <text:p text:style-name="P32"/>
      <text:p text:style-name="P32">agno → an-jo</text:p>
      <text:p text:style-name="P32"><text:s text:c="4"/>• compagne → [ kom-pan-jo ]</text:p>
      <text:p text:style-name="P32"><text:s text:c="4"/>• montagne → [ mon-tan-jo ]</text:p>
      <text:p text:style-name="P32"/>
      <text:p text:style-name="P32">ent → qa</text:p>
      <text:p text:style-name="P32"><text:s text:c="4"/>• enfant → [ <text:span text:style-name="T182">q</text:span>an-fqa ]</text:p>
      <text:p text:style-name="P33"><text:s text:c="4"/>• important → [ <text:span text:style-name="T182">qa</text:span>m-por-tqa ]</text:p>
      <text:p text:style-name="P32"/>
      <text:p text:style-name="P32">aine → qen</text:p>
      <text:p text:style-name="P32"><text:s text:c="4"/>• fontaine → [ fon-t-qen ]</text:p>
      <text:p text:style-name="P33"><text:s text:c="4"/>• domaine → [ do-m-qen ]</text:p>
      <text:p text:style-name="P32"/>
      <text:p text:style-name="P32">ai → e</text:p>
      <text:p text:style-name="P32"><text:s text:c="4"/>• j’ai → [ xġ e ]</text:p>
      <text:p text:style-name="P25"><text:span text:style-name="Emphasis"><text:span text:style-name="T172"><text:s text:c="4"/>• mais → [ me ] <text:s text:c="2"/>‘</text:span></text:span><text:span text:style-name="Emphasis"><text:span text:style-name="T173">but’</text:span></text:span></text:p>
      <text:p text:style-name="P18"><text:span text:style-name="Emphasis"><text:span text:style-name="T172"/></text:span></text:p>
      <text:p text:style-name="P18"><text:span text:style-name="Emphasis"><text:span text:style-name="T172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9">Subject</text:p>
          </table:table-cell>
          <table:table-cell table:style-name="Table4.A1" office:value-type="string">
            <text:p text:style-name="P29">Adjective</text:p>
          </table:table-cell>
          <table:table-cell table:style-name="Table4.A1" office:value-type="string">
            <text:p text:style-name="P29">Example</text:p>
          </table:table-cell>
        </table:table-row>
        <table:table-row table:style-name="Table4.1">
          <table:table-cell table:style-name="Table4.A1" office:value-type="string">
            <text:p text:style-name="P29">Il</text:p>
          </table:table-cell>
          <table:table-cell table:style-name="Table4.A1" office:value-type="string">
            <text:p text:style-name="P29">anglais</text:p>
          </table:table-cell>
          <table:table-cell table:style-name="Table4.A1" office:value-type="string">
            <text:p text:style-name="P29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29">Elle</text:p>
          </table:table-cell>
          <table:table-cell table:style-name="Table4.A1" office:value-type="string">
            <text:p text:style-name="P29">anglaise</text:p>
          </table:table-cell>
          <table:table-cell table:style-name="Table4.A1" office:value-type="string">
            <text:p text:style-name="P29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0">Gender</text:p>
          </table:table-cell>
          <table:table-cell table:style-name="Table7.A1" office:value-type="string">
            <text:p text:style-name="P30">French Adjective</text:p>
          </table:table-cell>
          <table:table-cell table:style-name="Table7.A1" office:value-type="string">
            <text:p text:style-name="P30">Maltese-style Pronunciation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américain</text:p>
          </table:table-cell>
          <table:table-cell table:style-name="Table7.A1" office:value-type="string">
            <text:p text:style-name="P30">[ amerika ]</text:p>
          </table:table-cell>
        </table:table-row>
        <table:table-row table:style-name="Table7.1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américaine</text:p>
          </table:table-cell>
          <table:table-cell table:style-name="Table7.A1" office:value-type="string">
            <text:p text:style-name="P30">[ ameriken ]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mexicain</text:p>
          </table:table-cell>
          <table:table-cell table:style-name="Table7.A1" office:value-type="string">
            <text:p text:style-name="P30">[ meksika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mexicaine</text:p>
          </table:table-cell>
          <table:table-cell table:style-name="Table7.A1" office:value-type="string">
            <text:p text:style-name="P30">[ meksiken ]</text:p>
          </table:table-cell>
        </table:table-row>
        <table:table-row table:style-name="Table7.5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français</text:p>
          </table:table-cell>
          <table:table-cell table:style-name="Table7.A1" office:value-type="string">
            <text:p text:style-name="P30">[ franse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française</text:p>
          </table:table-cell>
          <table:table-cell table:style-name="Table7.A1" office:value-type="string">
            <text:p text:style-name="P30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Pronoun</text:p>
          </table:table-cell>
          <table:table-cell table:style-name="Table8.A1" office:value-type="string">
            <text:p text:style-name="P31">Conjugation</text:p>
          </table:table-cell>
          <table:table-cell table:style-name="Table8.A1" office:value-type="string">
            <text:p text:style-name="P31">Maltese-style Pronunciation</text:p>
          </table:table-cell>
        </table:table-row>
        <table:table-row table:style-name="Table8.1">
          <table:table-cell table:style-name="Table8.A1" office:value-type="string">
            <text:p text:style-name="P31">Je</text:p>
          </table:table-cell>
          <table:table-cell table:style-name="Table8.A1" office:value-type="string">
            <text:p text:style-name="P31">m’appelle</text:p>
          </table:table-cell>
          <table:table-cell table:style-name="Table8.A1" office:value-type="string">
            <text:p text:style-name="P31">[ xġ ma-pel ]</text:p>
          </table:table-cell>
        </table:table-row>
        <table:table-row table:style-name="Table8.1">
          <table:table-cell table:style-name="Table8.A1" office:value-type="string">
            <text:p text:style-name="P31">Tu</text:p>
          </table:table-cell>
          <table:table-cell table:style-name="Table8.A1" office:value-type="string">
            <text:p text:style-name="P31">t’appelles</text:p>
          </table:table-cell>
          <table:table-cell table:style-name="Table8.A1" office:value-type="string">
            <text:p text:style-name="P31">[ tu ta-pel ]</text:p>
          </table:table-cell>
        </table:table-row>
        <table:table-row table:style-name="Table8.1">
          <table:table-cell table:style-name="Table8.A1" office:value-type="string">
            <text:p text:style-name="P31">Il / Elle / On</text:p>
          </table:table-cell>
          <table:table-cell table:style-name="Table8.A1" office:value-type="string">
            <text:p text:style-name="P31">s’appelle</text:p>
          </table:table-cell>
          <table:table-cell table:style-name="Table8.A1" office:value-type="string">
            <text:p text:style-name="P31">[ il / el / qu sa-pel ]</text:p>
          </table:table-cell>
        </table:table-row>
        <table:table-row table:style-name="Table8.1">
          <table:table-cell table:style-name="Table8.A1" office:value-type="string">
            <text:p text:style-name="P31">Nous</text:p>
          </table:table-cell>
          <table:table-cell table:style-name="Table8.A1" office:value-type="string">
            <text:p text:style-name="P31">nous appelons</text:p>
          </table:table-cell>
          <table:table-cell table:style-name="Table8.A1" office:value-type="string">
            <text:p text:style-name="P31">[ nu za-plo ]</text:p>
          </table:table-cell>
        </table:table-row>
        <table:table-row table:style-name="Table8.1">
          <table:table-cell table:style-name="Table8.A1" office:value-type="string">
            <text:p text:style-name="P31">Vous</text:p>
          </table:table-cell>
          <table:table-cell table:style-name="Table8.A1" office:value-type="string">
            <text:p text:style-name="P31">vous appelez</text:p>
          </table:table-cell>
          <table:table-cell table:style-name="Table8.A1" office:value-type="string">
            <text:p text:style-name="P31">[ vu za-ple ]</text:p>
          </table:table-cell>
        </table:table-row>
        <table:table-row table:style-name="Table8.1">
          <table:table-cell table:style-name="Table8.A1" office:value-type="string">
            <text:p text:style-name="P31">Ils / Elles</text:p>
          </table:table-cell>
          <table:table-cell table:style-name="Table8.A1" office:value-type="string">
            <text:p text:style-name="P31">s’appellent</text:p>
          </table:table-cell>
          <table:table-cell table:style-name="Table8.A1" office:value-type="string">
            <text:p text:style-name="P31">[ il / el sa-pel ]</text:p>
          </table:table-cell>
        </table:table-row>
      </table:table>
      <text:h text:style-name="P28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1">Pronoun</text:p>
          </table:table-cell>
          <table:table-cell table:style-name="Table5.A1" office:value-type="string">
            <text:p text:style-name="P31">Conjugation</text:p>
          </table:table-cell>
          <table:table-cell table:style-name="Table5.A1" office:value-type="string">
            <text:p text:style-name="P31">Maltese-style Pronunciation</text:p>
          </table:table-cell>
        </table:table-row>
        <table:table-row table:style-name="Table5.1">
          <table:table-cell table:style-name="Table5.A1" office:value-type="string">
            <text:p text:style-name="P31">Je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xġ parl ]</text:p>
          </table:table-cell>
        </table:table-row>
        <table:table-row table:style-name="Table5.1">
          <table:table-cell table:style-name="Table5.A1" office:value-type="string">
            <text:p text:style-name="P31">Tu</text:p>
          </table:table-cell>
          <table:table-cell table:style-name="Table5.A1" office:value-type="string">
            <text:p text:style-name="P31">parles</text:p>
          </table:table-cell>
          <table:table-cell table:style-name="Table5.A1" office:value-type="string">
            <text:p text:style-name="P31">[ tu parl ]</text:p>
          </table:table-cell>
        </table:table-row>
        <table:table-row table:style-name="Table5.1">
          <table:table-cell table:style-name="Table5.A1" office:value-type="string">
            <text:p text:style-name="P31">Il / Elle / On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il / el / qu parl ]</text:p>
          </table:table-cell>
        </table:table-row>
        <table:table-row table:style-name="Table5.1">
          <table:table-cell table:style-name="Table5.A1" office:value-type="string">
            <text:p text:style-name="P31">Nous</text:p>
          </table:table-cell>
          <table:table-cell table:style-name="Table5.A1" office:value-type="string">
            <text:p text:style-name="P31">parlons</text:p>
          </table:table-cell>
          <table:table-cell table:style-name="Table5.A1" office:value-type="string">
            <text:p text:style-name="P31">[ nu parlo ]</text:p>
          </table:table-cell>
        </table:table-row>
        <table:table-row table:style-name="Table5.1">
          <table:table-cell table:style-name="Table5.A1" office:value-type="string">
            <text:p text:style-name="P31">Vous</text:p>
          </table:table-cell>
          <table:table-cell table:style-name="Table5.A1" office:value-type="string">
            <text:p text:style-name="P31">parlez</text:p>
          </table:table-cell>
          <table:table-cell table:style-name="Table5.A1" office:value-type="string">
            <text:p text:style-name="P31">[ vu parle ]</text:p>
          </table:table-cell>
        </table:table-row>
        <table:table-row table:style-name="Table5.1">
          <table:table-cell table:style-name="Table5.A1" office:value-type="string">
            <text:p text:style-name="P31">Ils / Elles</text:p>
          </table:table-cell>
          <table:table-cell table:style-name="Table5.A1" office:value-type="string">
            <text:p text:style-name="P31">parlent</text:p>
          </table:table-cell>
          <table:table-cell table:style-name="Table5.A1" office:value-type="string">
            <text:p text:style-name="P31">[ il / el parl ]</text:p>
          </table:table-cell>
        </table:table-row>
      </table:table>
      <text:p text:style-name="P10"/>
      <text:p text:style-name="P10"/>
      <text:p text:style-name="P20"><text:span text:style-name="Strong_20_Emphasis"><text:span text:style-name="T174">🗣️ </text:span></text:span><text:span text:style-name="Strong_20_Emphasis"><text:span text:style-name="T17">Conversation: Tu parles espagnol ?</text:span></text:span></text:p>
      <text:p text:style-name="P20"><text:span text:style-name="Strong_20_Emphasis"><text:span text:style-name="T174"/></text:span></text:p>
      <text:p text:style-name="P20"><text:span text:style-name="Strong_20_Emphasis"><text:span text:style-name="T184">Salut ! Comment tu t’appelles ?</text:span></text:span></text:p>
      <text:p text:style-name="P20"><text:span text:style-name="Strong_20_Emphasis"><text:span text:style-name="T174">  Salut ! Je m’appelle Pablo.</text:span></text:span></text:p>
      <text:p text:style-name="P20"><text:span text:style-name="Strong_20_Emphasis"><text:span text:style-name="T184">Pablo ?! Tu es américain ?</text:span></text:span></text:p>
      <text:p text:style-name="P20"><text:span text:style-name="Strong_20_Emphasis"><text:span text:style-name="T174">  Je suis mexicain.</text:span></text:span></text:p>
      <text:p text:style-name="P20"><text:span text:style-name="Strong_20_Emphasis"><text:span text:style-name="T184">Mexicain ? Tu parles espagnol ?</text:span></text:span></text:p>
      <text:p text:style-name="P20"><text:span text:style-name="Strong_20_Emphasis"><text:span text:style-name="T174">  Oui !</text:span></text:span></text:p>
      <text:p text:style-name="P20"><text:span text:style-name="Strong_20_Emphasis"><text:span text:style-name="T184">Waouh ! Tu es un garçon très intéressant ! Tu parles français et espagnol !</text:span></text:span></text:p>
      <text:p text:style-name="P27"><text:span text:style-name="Strong_20_Emphasis"><text:span text:style-name="T192">[waw, tu e qa garso treż anteresa. Tu parl franse e espanjol]</text:span></text:span></text:p>
      <text:p text:style-name="P20"><text:span text:style-name="Strong_20_Emphasis"><text:span text:style-name="T174">  Je parle espagnol, français et anglais.</text:span></text:span></text:p>
      <text:p text:style-name="P20"><text:span text:style-name="Strong_20_Emphasis"><text:span text:style-name="T184">Incroyable ! Je m’appelle Zari… </text:span></text:span></text:p>
      <text:p text:style-name="P27"><text:span text:style-name="Strong_20_Emphasis"><text:span text:style-name="T192">[ an-krwa-jabl, xġ m’apel Żari ]</text:span></text:span></text:p>
      <text:p text:style-name="P20"><text:span text:style-name="Strong_20_Emphasis"><text:span text:style-name="T174">  Au revoir, Zari !</text:span></text:span></text:p>
      <text:p text:style-name="P20"><text:span text:style-name="Strong_20_Emphasis"><text:span text:style-name="T174"/></text:span></text:p>
      <text:p text:style-name="P20"><text:span text:style-name="Strong_20_Emphasis"><text:span text:style-name="T174"/></text:span></text:p>
      <text:p text:style-name="P63"><text:soft-page-break/><text:span text:style-name="Strong_20_Emphasis"><text:span text:style-name="T196"/></text:span></text:p>
      <text:h text:style-name="P15" text:outline-level="1"><text:span text:style-name="Strong_20_Emphasis"><text:span text:style-name="T139">Unit 4 – Using the Present Tense (Le présent)</text:span></text:span></text:h>
      <text:p text:style-name="P16"><text:span text:style-name="Strong_20_Emphasis"><text:span text:style-name="T139"/></text:span></text:p>
      <text:p text:style-name="P20"><text:span text:style-name="Strong_20_Emphasis"><text:span text:style-name="T22">Core Sentences</text:span></text:span></text:p>
      <text:p text:style-name="P63"><text:span text:style-name="Strong_20_Emphasis"><text:span text:style-name="T200"/></text:span></text:p>
      <text:p text:style-name="P25"><text:span text:style-name="Strong_20_Emphasis"><text:span text:style-name="T174">J'étudie à Paris.<text:tab/><text:tab/>[xġe twidi a pari]<text:tab/><text:tab/>I study in Paris.</text:span></text:span></text:p>
      <text:p text:style-name="P25"><text:span text:style-name="Strong_20_Emphasis"><text:span text:style-name="T174"/></text:span></text:p>
      <text:p text:style-name="P25"><text:span text:style-name="Strong_20_Emphasis"><text:span text:style-name="T174">J'étudie à Bordeaux.<text:tab/><text:tab/>[xġ e twidi a bordo]<text:tab/><text:tab/>I study in Bordeaux.</text:span></text:span></text:p>
      <text:p text:style-name="P25"><text:span text:style-name="Strong_20_Emphasis"><text:span text:style-name="T174"/></text:span></text:p>
      <text:p text:style-name="P25"><text:span text:style-name="Strong_20_Emphasis"><text:span text:style-name="T174">J'habite à Berlin.<text:tab/><text:tab/>[xġe abit a berlin]<text:tab/><text:tab/>I live in Berlin.</text:span></text:span></text:p>
      <text:p text:style-name="P25"><text:span text:style-name="Strong_20_Emphasis"><text:span text:style-name="T174"/></text:span></text:p>
      <text:p text:style-name="P25"><text:span text:style-name="Strong_20_Emphasis"><text:span text:style-name="T174">Je travaille à New York.<text:tab/>[xġ travaj a nju jork]<text:tab/><text:tab/>I work in New York.</text:span></text:span></text:p>
      <text:p text:style-name="P25"><text:span text:style-name="Strong_20_Emphasis"><text:span text:style-name="T174"/></text:span></text:p>
      <text:p text:style-name="P25"><text:span text:style-name="Strong_20_Emphasis"><text:span text:style-name="T174">Elle est ici.<text:tab/><text:tab/><text:tab/>[el et i‑si]<text:tab/><text:tab/><text:tab/>She is here.</text:span></text:span></text:p>
      <text:p text:style-name="P25"><text:span text:style-name="Strong_20_Emphasis"><text:span text:style-name="T174"/></text:span></text:p>
      <text:p text:style-name="P25"><text:span text:style-name="Strong_20_Emphasis"><text:span text:style-name="T174">Tu habites à Paris ?<text:tab/><text:tab/>[tu abit a pari]<text:tab/><text:tab/><text:tab/>Do you live in Paris?</text:span></text:span></text:p>
      <text:p text:style-name="P34"><text:span text:style-name="Strong_20_Emphasis"><text:span text:style-name="T172"/></text:span></text:p>
      <text:p text:style-name="P34"><text:span text:style-name="Strong_20_Emphasis"><text:span text:style-name="T172"/></text:span></text:p>
      <text:p text:style-name="P20"><text:span text:style-name="Strong_20_Emphasis"><text:span text:style-name="T22">Key Vocabulary</text:span></text:span></text:p>
      <text:p text:style-name="P20"><text:span text:style-name="Strong_20_Emphasis"><text:span text:style-name="T22"/></text:span></text:p>
      <text:p text:style-name="P26"><text:span text:style-name="Strong_20_Emphasis"><text:span text:style-name="T185">People</text:span></text:span></text:p>
      <text:p text:style-name="P26"><text:span text:style-name="Strong_20_Emphasis"><text:span text:style-name="T174">l'étudiant<text:tab/><text:tab/><text:tab/>[le‑tu‑dja]<text:tab/><text:tab/><text:tab/>(male) student</text:span></text:span></text:p>
      <text:p text:style-name="P26"><text:span text:style-name="Strong_20_Emphasis"><text:span text:style-name="T174">l'étudiante<text:tab/><text:tab/><text:tab/>[le‑tu‑djant]<text:tab/><text:tab/><text:tab/>(female) student</text:span></text:span></text:p>
      <text:p text:style-name="P25"><text:span text:style-name="Strong_20_Emphasis"><text:span text:style-name="T174"/></text:span></text:p>
      <text:p text:style-name="P25"><text:span text:style-name="Strong_20_Emphasis"><text:span text:style-name="T174"/></text:span></text:p>
      <text:p text:style-name="P26"><text:span text:style-name="Strong_20_Emphasis"><text:span text:style-name="T185">Places &amp; Adverbs</text:span></text:span></text:p>
      <text:p text:style-name="P26"><text:span text:style-name="Strong_20_Emphasis"><text:span text:style-name="T174">ici<text:tab/><text:tab/><text:tab/><text:tab/>[i‑si] <text:tab/><text:tab/><text:tab/><text:tab/>here</text:span></text:span></text:p>
      <text:p text:style-name="P26"><text:span text:style-name="Strong_20_Emphasis"><text:span text:style-name="T174">en Espagne <text:s/><text:tab/><text:tab/><text:tab/>[qo  n_espanj] <text:tab/><text:tab/><text:tab/>in Spain</text:span></text:span></text:p>
      <text:p text:style-name="P26"><text:span text:style-name="Strong_20_Emphasis"><text:span text:style-name="T174">en Europe<text:tab/><text:tab/><text:tab/>[qo  n_ewrop]<text:tab/><text:tab/><text:tab/>in Europe</text:span></text:span></text:p>
      <text:p text:style-name="P26"><text:span text:style-name="Strong_20_Emphasis"><text:span text:style-name="T174">en Angleterre<text:tab/><text:tab/><text:tab/>[qo  n_an-gli-ter]<text:tab/><text:tab/>in England</text:span></text:span></text:p>
      <text:p text:style-name="P26"><text:span text:style-name="Strong_20_Emphasis"><text:span text:style-name="T174">à (+ city)<text:tab/><text:tab/><text:tab/>—<text:tab/><text:tab/><text:tab/><text:tab/>in / to (a city)</text:span></text:span></text:p>
      <text:p text:style-name="P25"><text:span text:style-name="Strong_20_Emphasis"><text:span text:style-name="T174"/></text:span></text:p>
      <text:p text:style-name="P26"><text:span text:style-name="Strong_20_Emphasis"><text:span text:style-name="T185">Preposition </text:span></text:span><text:span text:style-name="Strong_20_Emphasis"><text:span text:style-name="T186">avec</text:span></text:span><text:span text:style-name="Strong_20_Emphasis"><text:span text:style-name="T185"> – "with"</text:span></text:span></text:p>
      <text:p text:style-name="P66"/>
      <text:p text:style-name="P26"><text:span text:style-name="Strong_20_Emphasis"><text:span text:style-name="T174">Je parle avec Marie.<text:tab/><text:tab/>[xġ  parl  <text:s/>avek  <text:s/>Mari]<text:tab/><text:tab/>I speak with Marie.</text:span></text:span></text:p>
      <text:p text:style-name="P26"><text:span text:style-name="Strong_20_Emphasis"><text:span text:style-name="T174">Il habite avec Paul.<text:tab/><text:tab/>[il  abit  avek  Pol]<text:tab/><text:tab/>He lives with Paul.</text:span></text:span></text:p>
      <text:p text:style-name="P26"><text:span text:style-name="Strong_20_Emphasis"><text:span text:style-name="T174">Elle travaille avec moi.<text:tab/>[el <text:s/> travaj  <text:s/>avek  mwa]<text:tab/>She works with me.</text:span></text:span></text:p>
      <text:p text:style-name="P25"><text:span text:style-name="Strong_20_Emphasis"><text:span text:style-name="T174"/></text:span></text:p>
      <text:p text:style-name="P25"><text:span text:style-name="Strong_20_Emphasis"><text:span text:style-name="T174"/></text:span></text:p>
      <text:p text:style-name="P25"><text:span text:style-name="Strong_20_Emphasis"><text:span text:style-name="T174"/></text:span></text:p>
      <text:p text:style-name="P25"><text:span text:style-name="Strong_20_Emphasis"><text:span text:style-name="T174"/></text:span></text:p>
      <text:p text:style-name="P34"/>
      <text:p text:style-name="P20"><text:soft-page-break/><text:span text:style-name="Strong_20_Emphasis"><text:span text:style-name="T22">Pronunciation Patterns (new in this unit)</text:span></text:span></text:p>
      <text:p text:style-name="P71">Pattern<text:tab/><text:tab/>Sounds like</text:p>
      <text:p text:style-name="P35">ant → qa<text:tab/><text:tab/>croissant → [kwa‑sqa]</text:p>
      <text:p text:style-name="P35">ante → qant<text:tab/><text:tab/>importante → [un‑por‑<text:span text:style-name="T199">tant</text:span>]</text:p>
      <text:p text:style-name="P35">aille → aajj<text:tab/><text:tab/>travaille → [travaj]</text:p>
      <text:p text:style-name="P35">on → qu<text:tab/><text:tab/>garçon → [gar‑<text:span text:style-name="T199">so</text:span>]</text:p>
      <text:p text:style-name="P35"/>
      <text:p text:style-name="P20"><text:span text:style-name="Strong_20_Emphasis"><text:span text:style-name="T22"/></text:span></text:p>
      <text:h text:style-name="P23" text:outline-level="3"><text:span text:style-name="Strong_20_Emphasis"><text:span text:style-name="T22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29">Je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xġ etudi]</text:p>
          </table:table-cell>
        </table:table-row>
        <table:table-row table:style-name="Table17.1">
          <table:table-cell table:style-name="Table17.A1" office:value-type="string">
            <text:p text:style-name="P29">Tu</text:p>
          </table:table-cell>
          <table:table-cell table:style-name="Table17.A1" office:value-type="string">
            <text:p text:style-name="P29">étudies</text:p>
          </table:table-cell>
          <table:table-cell table:style-name="Table17.A1" office:value-type="string">
            <text:p text:style-name="P29">[tu etudi]</text:p>
          </table:table-cell>
        </table:table-row>
        <table:table-row table:style-name="Table17.1">
          <table:table-cell table:style-name="Table17.A1" office:value-type="string">
            <text:p text:style-name="P29">Il / Elle / On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il / el / qu etudi]</text:p>
          </table:table-cell>
        </table:table-row>
        <table:table-row table:style-name="Table17.1">
          <table:table-cell table:style-name="Table17.A1" office:value-type="string">
            <text:p text:style-name="P29">Nous</text:p>
          </table:table-cell>
          <table:table-cell table:style-name="Table17.A1" office:value-type="string">
            <text:p text:style-name="P29">étudions</text:p>
          </table:table-cell>
          <table:table-cell table:style-name="Table17.A1" office:value-type="string">
            <text:p text:style-name="P29">[nu <text:span text:style-name="T233">ż_</text:span>etudjo]</text:p>
          </table:table-cell>
        </table:table-row>
        <table:table-row table:style-name="Table17.1">
          <table:table-cell table:style-name="Table17.A1" office:value-type="string">
            <text:p text:style-name="P29">Vous</text:p>
          </table:table-cell>
          <table:table-cell table:style-name="Table17.A1" office:value-type="string">
            <text:p text:style-name="P29">étudiez</text:p>
          </table:table-cell>
          <table:table-cell table:style-name="Table17.A1" office:value-type="string">
            <text:p text:style-name="P29">[vu <text:span text:style-name="T233">ż_</text:span>etudje]</text:p>
          </table:table-cell>
        </table:table-row>
        <table:table-row table:style-name="Table17.1">
          <table:table-cell table:style-name="Table17.A1" office:value-type="string">
            <text:p text:style-name="P29">Ils / Elles</text:p>
          </table:table-cell>
          <table:table-cell table:style-name="Table17.A1" office:value-type="string">
            <text:p text:style-name="P29">étudient</text:p>
          </table:table-cell>
          <table:table-cell table:style-name="Table17.A1" office:value-type="string">
            <text:p text:style-name="P29">[il / el <text:span text:style-name="T233">ż_etudja</text:span>]</text:p>
          </table:table-cell>
        </table:table-row>
      </table:table>
      <text:p text:style-name="P36"><text:span text:style-name="Strong_20_Emphasis"><text:span text:style-name="T22"/></text:span></text:p>
      <text:h text:style-name="P23" text:outline-level="3"><text:span text:style-name="Strong_20_Emphasis"><text:span text:style-name="T22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29">Je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xġ abit]</text:p>
          </table:table-cell>
        </table:table-row>
        <table:table-row>
          <table:table-cell table:style-name="Table15.A1" office:value-type="string">
            <text:p text:style-name="P29">Tu</text:p>
          </table:table-cell>
          <table:table-cell table:style-name="Table15.A1" office:value-type="string">
            <text:p text:style-name="P29">habites</text:p>
          </table:table-cell>
          <table:table-cell table:style-name="Table15.A1" office:value-type="string">
            <text:p text:style-name="P29">[tu abit]</text:p>
          </table:table-cell>
        </table:table-row>
        <table:table-row>
          <table:table-cell table:style-name="Table15.A1" office:value-type="string">
            <text:p text:style-name="P29">Il / Elle / On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il / el / qu abit]</text:p>
          </table:table-cell>
        </table:table-row>
        <table:table-row>
          <table:table-cell table:style-name="Table15.A1" office:value-type="string">
            <text:p text:style-name="P29">Nous</text:p>
          </table:table-cell>
          <table:table-cell table:style-name="Table15.A1" office:value-type="string">
            <text:p text:style-name="P29">habitons</text:p>
          </table:table-cell>
          <table:table-cell table:style-name="Table15.A1" office:value-type="string">
            <text:p text:style-name="P29">[nu abito]</text:p>
          </table:table-cell>
        </table:table-row>
        <table:table-row>
          <table:table-cell table:style-name="Table15.A1" office:value-type="string">
            <text:p text:style-name="P29">Vous</text:p>
          </table:table-cell>
          <table:table-cell table:style-name="Table15.A1" office:value-type="string">
            <text:p text:style-name="P29">habitez</text:p>
          </table:table-cell>
          <table:table-cell table:style-name="Table15.A1" office:value-type="string">
            <text:p text:style-name="P29">[vu abite]</text:p>
          </table:table-cell>
        </table:table-row>
        <table:table-row>
          <table:table-cell table:style-name="Table15.A1" office:value-type="string">
            <text:p text:style-name="P29">Ils / Elles</text:p>
          </table:table-cell>
          <table:table-cell table:style-name="Table15.A1" office:value-type="string">
            <text:p text:style-name="P29">habitent</text:p>
          </table:table-cell>
          <table:table-cell table:style-name="Table15.A1" office:value-type="string">
            <text:p text:style-name="P29">[il / el abit]</text:p>
          </table:table-cell>
        </table:table-row>
      </table:table>
      <text:p text:style-name="P24"><text:span text:style-name="Strong_20_Emphasis"><text:span text:style-name="T22"/></text:span></text:p>
      <text:h text:style-name="P23" text:outline-level="3"><text:span text:style-name="Strong_20_Emphasis"><text:span text:style-name="T22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Je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xġ travaj]</text:p>
          </table:table-cell>
        </table:table-row>
        <table:table-row>
          <table:table-cell table:style-name="Table16.A1" office:value-type="string">
            <text:p text:style-name="P29">Tu</text:p>
          </table:table-cell>
          <table:table-cell table:style-name="Table16.A1" office:value-type="string">
            <text:p text:style-name="P29">travailles</text:p>
          </table:table-cell>
          <table:table-cell table:style-name="Table16.A1" office:value-type="string">
            <text:p text:style-name="P29">[tu travaj]</text:p>
          </table:table-cell>
        </table:table-row>
        <table:table-row>
          <table:table-cell table:style-name="Table16.A1" office:value-type="string">
            <text:p text:style-name="P29">Il / Elle / On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il / el / qu travaj]</text:p>
          </table:table-cell>
        </table:table-row>
        <table:table-row>
          <table:table-cell table:style-name="Table16.A1" office:value-type="string">
            <text:p text:style-name="P29">Nous</text:p>
          </table:table-cell>
          <table:table-cell table:style-name="Table16.A1" office:value-type="string">
            <text:p text:style-name="P29">travaillons</text:p>
          </table:table-cell>
          <table:table-cell table:style-name="Table16.A1" office:value-type="string">
            <text:p text:style-name="P29">[nu travajo]</text:p>
          </table:table-cell>
        </table:table-row>
        <table:table-row>
          <table:table-cell table:style-name="Table16.A1" office:value-type="string">
            <text:p text:style-name="P29">Vous</text:p>
          </table:table-cell>
          <table:table-cell table:style-name="Table16.A1" office:value-type="string">
            <text:p text:style-name="P29">travaillez</text:p>
          </table:table-cell>
          <table:table-cell table:style-name="Table16.A1" office:value-type="string">
            <text:p text:style-name="P29">[vu travaje]</text:p>
          </table:table-cell>
        </table:table-row>
        <table:table-row table:style-name="Table16.6">
          <table:table-cell table:style-name="Table16.A1" office:value-type="string">
            <text:p text:style-name="P29">Ils / Elles</text:p>
          </table:table-cell>
          <table:table-cell table:style-name="Table16.A1" office:value-type="string">
            <text:p text:style-name="P29">travaillent</text:p>
          </table:table-cell>
          <table:table-cell table:style-name="Table16.A1" office:value-type="string">
            <text:p text:style-name="P29">[il / el travaj]</text:p>
          </table:table-cell>
        </table:table-row>
      </table:table>
      <text:p text:style-name="P24"><text:span text:style-name="Strong_20_Emphasis"><text:span text:style-name="T22"/></text:span></text:p>
      <text:h text:style-name="P22" text:outline-level="3"><text:soft-page-break/><text:span text:style-name="Strong_20_Emphasis"><text:span text:style-name="T12">Verb vs Noun – étudie vs étudiant(e)</text:span></text:span></text:h>
      <text:p text:style-name="P32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29">Word</text:p>
          </table:table-cell>
          <table:table-cell table:style-name="Table18.A1" office:value-type="string">
            <text:p text:style-name="P29">Type</text:p>
          </table:table-cell>
          <table:table-cell table:style-name="Table18.A1" office:value-type="string">
            <text:p text:style-name="P29">Maltese‑style</text:p>
          </table:table-cell>
          <table:table-cell table:style-name="Table18.A1" office:value-type="string">
            <text:p text:style-name="P29">Meaning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72">étudie</text:span></text:span></text:p>
          </table:table-cell>
          <table:table-cell table:style-name="Table18.A1" office:value-type="string">
            <text:p text:style-name="P29">verb</text:p>
          </table:table-cell>
          <table:table-cell table:style-name="Table18.A1" office:value-type="string">
            <text:p text:style-name="P29">[etudi]</text:p>
          </table:table-cell>
          <table:table-cell table:style-name="Table18.A1" office:value-type="string">
            <text:p text:style-name="P29">(I/you/he…) study/studies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72">étudiant</text:span></text:span></text:p>
          </table:table-cell>
          <table:table-cell table:style-name="Table18.A1" office:value-type="string">
            <text:p text:style-name="P29">noun (m.)</text:p>
          </table:table-cell>
          <table:table-cell table:style-name="Table18.A1" office:value-type="string">
            <text:p text:style-name="P29">[etudja]</text:p>
          </table:table-cell>
          <table:table-cell table:style-name="Table18.A1" office:value-type="string">
            <text:p text:style-name="P29">male student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72">étudiante</text:span></text:span></text:p>
          </table:table-cell>
          <table:table-cell table:style-name="Table18.A1" office:value-type="string">
            <text:p text:style-name="P29">noun (f.)</text:p>
          </table:table-cell>
          <table:table-cell table:style-name="Table18.A1" office:value-type="string">
            <text:p text:style-name="P29">[etudjant]</text:p>
          </table:table-cell>
          <table:table-cell table:style-name="Table18.A1" office:value-type="string">
            <text:p text:style-name="P29">female student</text:p>
          </table:table-cell>
        </table:table-row>
      </table:table>
      <text:p text:style-name="P35"/>
      <text:h text:style-name="P64" text:outline-level="1"><text:a xlink:type="simple" xlink:href="https://www.duolingo.com/sections" text:style-name="Internet_20_link" text:visited-style-name="Visited_20_Internet_20_Link"><text:span text:style-name="Strong_20_Emphasis"><text:span text:style-name="T200"/></text:span></text:a></text:h>
      <text:h text:style-name="P22" text:outline-level="3"><text:span text:style-name="Strong_20_Emphasis"><text:span text:style-name="T12">Prepositions for Places</text:span></text:span></text:h>
      <text:p text:style-name="P63"><text:span text:style-name="Strong_20_Emphasis"><text:span text:style-name="T200"/></text:span></text:p>
      <text:p text:style-name="P67"><text:span text:style-name="Strong_20_Emphasis"><text:span text:style-name="T174">Use </text:span></text:span><text:span text:style-name="Strong_20_Emphasis"><text:span text:style-name="T184">à</text:span></text:span><text:span text:style-name="Strong_20_Emphasis"><text:span text:style-name="T174"> with cities:</text:span></text:span></text:p>
      <text:list text:style-name="L10">
        <text:list-item>
          <text:p text:style-name="P250"><text:span text:style-name="Strong_20_Emphasis"><text:span text:style-name="T174">J'habite à Berlin. </text:span></text:span></text:p>
        </text:list-item>
      </text:list>
      <text:p text:style-name="P67"><text:span text:style-name="Strong_20_Emphasis"><text:span text:style-name="T174">Use </text:span></text:span><text:span text:style-name="Strong_20_Emphasis"><text:span text:style-name="T184">en</text:span></text:span><text:span text:style-name="Strong_20_Emphasis"><text:span text:style-name="T174"> with most feminine countries &amp; regions :</text:span></text:span></text:p>
      <text:list text:style-name="L11">
        <text:list-item>
          <text:p text:style-name="P251"><text:span text:style-name="Strong_20_Emphasis"><text:span text:style-name="T174">Elle travaille en Espagne. <text:s/><text:tab/><text:tab/><text:tab/></text:span></text:span><text:span text:style-name="Strong_20_Emphasis"><text:span text:style-name="T175">[ <text:s/>el <text:s/>travaj <text:s/>o <text:s/>n_espanj <text:s/>]</text:span></text:span></text:p>
        </text:list-item>
      </text:list>
      <text:p text:style-name="P67"><text:span text:style-name="Strong_20_Emphasis"><text:span text:style-name="T174">Use </text:span></text:span><text:span text:style-name="Strong_20_Emphasis"><text:span text:style-name="T184">en</text:span></text:span><text:span text:style-name="Strong_20_Emphasis"><text:span text:style-name="T174"> with all continents :</text:span></text:span></text:p>
      <text:list text:style-name="L12">
        <text:list-item>
          <text:p text:style-name="P252"><text:span text:style-name="Strong_20_Emphasis"><text:span text:style-name="T174">Je suis en Europe. <text:tab/><text:tab/><text:tab/><text:tab/></text:span></text:span><text:span text:style-name="Strong_20_Emphasis"><text:span text:style-name="T175">[ xġ <text:s/>swis <text:s/>o <text:s/>n_ewrop ]</text:span></text:span></text:p>
        </text:list-item>
      </text:list>
      <text:p text:style-name="P67"><text:span text:style-name="Strong_20_Emphasis"><text:span text:style-name="T174">(Remember au / aux for masculine &amp; plural countries – coming next unit!) |</text:span></text:span></text:p>
      <text:p text:style-name="P63"><text:span text:style-name="Strong_20_Emphasis"><text:span text:style-name="T200"/></text:span></text:p>
      <text:p text:style-name="P63"><text:span text:style-name="Strong_20_Emphasis"><text:span text:style-name="T200"/></text:span></text:p>
      <text:h text:style-name="P22" text:outline-level="3"><text:span text:style-name="Strong_20_Emphasis"><text:span text:style-name="T12">Mini‑Dialogue (Putting it all together)</text:span></text:span></text:h>
      <text:p text:style-name="P24"><text:span text:style-name="Strong_20_Emphasis"><text:span text:style-name="T12"/></text:span></text:p>
      <text:p text:style-name="Quotations"><text:span text:style-name="Strong_20_Emphasis"><text:span text:style-name="T172">Paule :</text:span></text:span><text:span text:style-name="T172"> Enchanté, Marie. Je m'appelle Paule. Tu habites à Berlin ?</text:span></text:p>
      <text:p text:style-name="Quotations"><text:span text:style-name="Strong_20_Emphasis"><text:span text:style-name="T172">Marie :</text:span></text:span><text:span text:style-name="T172"> Oui, j'habite à Berlin. Et toi ?</text:span></text:p>
      <text:p text:style-name="P65"><text:span text:style-name="T167"/></text:p>
      <text:p text:style-name="Quotations"><text:span text:style-name="Strong_20_Emphasis"><text:span text:style-name="T172">Paule :</text:span></text:span><text:span text:style-name="T172"> J'étudie à Toronto, et toi ?</text:span></text:p>
      <text:p text:style-name="Quotations"><text:span text:style-name="Strong_20_Emphasis"><text:span text:style-name="T172">Marie :</text:span></text:span><text:span text:style-name="T172"> Moi, je travaille ici en France avec Alice.<text:tab/></text:span><text:span text:style-name="T176">[ mwa, xġ travaj isi <text:s/>qon frans <text:s/>avec alis ]</text:span></text:p>
      <text:p text:style-name="P70">I work here in France with Alice.</text:p>
      <text:p text:style-name="P63"><text:span text:style-name="Strong_20_Emphasis"><text:span text:style-name="T200"/></text:span></text:p>
      <text:p text:style-name="P63"><text:span text:style-name="Strong_20_Emphasis"><text:span text:style-name="T200"/></text:span></text:p>
      <text:p text:style-name="P63"><text:span text:style-name="Strong_20_Emphasis"><text:span text:style-name="T200"/></text:span></text:p>
      <text:p text:style-name="P63"><text:span text:style-name="Strong_20_Emphasis"><text:span text:style-name="T200"/></text:span></text:p>
      <text:h text:style-name="P21" text:outline-level="2"><text:soft-page-break/><text:span text:style-name="Strong_20_Emphasis"><text:span text:style-name="T12">Quick Check</text:span></text:span></text:h>
      <text:p text:style-name="Text_20_body"><text:span text:style-name="Strong_20_Emphasis"><text:span text:style-name="T170">J'étudie avec mon chat.</text:span></text:span><text:span text:style-name="T170"> <text:tab/><text:tab/>[xġ etudi avek mon xa]</text:span></text:p>
      <text:p text:style-name="Text_20_body"><text:span text:style-name="Strong_20_Emphasis"><text:span text:style-name="T170">Tu travailles en Espagne ?<text:tab/><text:tab/></text:span></text:span><text:span text:style-name="Strong_20_Emphasis"><text:span text:style-name="T171">[ tu travaj on espanj ]</text:span></text:span></text:p>
      <text:p text:style-name="P68"><text:span text:style-name="Strong_20_Emphasis"><text:span text:style-name="T24">La France<text:tab/><text:tab/><text:tab/><text:tab/></text:span></text:span><text:span text:style-name="Strong_20_Emphasis"><text:span text:style-name="T33">[ la frans ]</text:span></text:span></text:p>
      <text:p text:style-name="P68"><text:span text:style-name="Strong_20_Emphasis"><text:span text:style-name="T24">en France<text:tab/><text:tab/><text:tab/><text:tab/></text:span></text:span><text:span text:style-name="Strong_20_Emphasis"><text:span text:style-name="T33">[ o n_frans ]</text:span></text:span></text:p>
      <text:p text:style-name="P69"><text:span text:style-name="Strong_20_Emphasis"><text:span text:style-name="T25">en Italie<text:tab/><text:tab/><text:tab/><text:tab/>[ o <text:s/>n</text:span></text:span><text:span text:style-name="Strong_20_Emphasis"><text:span text:style-name="T33">_</text:span></text:span><text:span text:style-name="Strong_20_Emphasis"><text:span text:style-name="T25">itali ]</text:span></text:span></text:p>
      <text:p text:style-name="P69"><text:span text:style-name="Strong_20_Emphasis"><text:span text:style-name="T25">j’habit</text:span></text:span><text:span text:style-name="Strong_20_Emphasis"><text:span text:style-name="T33">e</text:span></text:span><text:span text:style-name="Strong_20_Emphasis"><text:span text:style-name="T25"> en Italie<text:tab/><text:tab/><text:tab/></text:span></text:span><text:span text:style-name="Strong_20_Emphasis"><text:span text:style-name="T33">[ xġ abit o n_itali ]</text:span></text:span></text:p>
      <text:p text:style-name="P68"><text:span text:style-name="Strong_20_Emphasis"><text:span text:style-name="T24">l’Espagne<text:tab/><text:tab/><text:tab/><text:tab/></text:span></text:span><text:span text:style-name="Strong_20_Emphasis"><text:span text:style-name="T33">[ l-espanj ]</text:span></text:span></text:p>
      <text:p text:style-name="P68"><text:span text:style-name="Strong_20_Emphasis"><text:span text:style-name="T24">L’</text:span></text:span><text:span text:style-name="Strong_20_Emphasis"><text:span text:style-name="T73">é</text:span></text:span><text:span text:style-name="Strong_20_Emphasis"><text:span text:style-name="T24">tudiant<text:tab/><text:tab/><text:tab/><text:tab/></text:span></text:span><text:span text:style-name="Strong_20_Emphasis"><text:span text:style-name="T33">[ l-etudja ]</text:span></text:span></text:p>
      <text:p text:style-name="P68"><text:span text:style-name="Strong_20_Emphasis"><text:span text:style-name="T24">le professeur<text:tab/><text:tab/><text:tab/><text:tab/></text:span></text:span><text:span text:style-name="Strong_20_Emphasis"><text:span text:style-name="T33">[ le profesor ]</text:span></text:span></text:p>
      <text:p text:style-name="P69"><text:span text:style-name="Strong_20_Emphasis"><text:span text:style-name="T25">un journaliste.<text:tab/><text:tab/><text:tab/><text:tab/></text:span></text:span><text:span text:style-name="Strong_20_Emphasis"><text:span text:style-name="T33">[ qa xġurnalist ]</text:span></text:span></text:p>
      <text:p text:style-name="P69"><text:span text:style-name="Strong_20_Emphasis"><text:span text:style-name="T25">un</text:span></text:span><text:span text:style-name="Strong_20_Emphasis"><text:span text:style-name="T33">e</text:span></text:span><text:span text:style-name="Strong_20_Emphasis"><text:span text:style-name="T25"> universit</text:span></text:span><text:span text:style-name="Strong_20_Emphasis"><text:span text:style-name="T73">é.<text:tab/><text:tab/><text:tab/></text:span></text:span><text:span text:style-name="Strong_20_Emphasis"><text:span text:style-name="T68">[ qun un-i-ver-si-te ]</text:span></text:span></text:p>
      <text:p text:style-name="P69"><text:span text:style-name="Strong_20_Emphasis"><text:span text:style-name="T25">C’est Paul. Il est journaliste.<text:tab/><text:tab/>This is Paul. He is a journalist.<text:tab/>[se Pol. Il e xġurnalis]</text:span></text:span></text:p>
      <text:p text:style-name="P69"><text:span text:style-name="Strong_20_Emphasis"><text:span text:style-name="T25">J'étudie avec un professeur.<text:tab/><text:tab/>I study with a teacher.<text:tab/><text:tab/>[ j’etudi avek a profesor ]</text:span></text:span></text:p>
      <text:p text:style-name="P74"><text:span text:style-name="Strong_20_Emphasis"><text:span text:style-name="T74">J'</text:span></text:span><text:span text:style-name="Strong_20_Emphasis"><text:span text:style-name="T73">ét</text:span></text:span><text:span text:style-name="Strong_20_Emphasis"><text:span text:style-name="T74">udie beaucoup.<text:tab/><text:tab/></text:span></text:span><text:span text:style-name="Strong_20_Emphasis"><text:span text:style-name="T25"><text:tab/>I study a lot.<text:tab/></text:span></text:span><text:span text:style-name="Strong_20_Emphasis"><text:span text:style-name="T197"><text:tab/><text:tab/><text:tab/></text:span></text:span><text:span text:style-name="Strong_20_Emphasis"><text:span text:style-name="T74">[xġ etudi boku]</text:span></text:span></text:p>
      <text:p text:style-name="P74"><text:span text:style-name="Strong_20_Emphasis"><text:span text:style-name="T74"/></text:span></text:p>
      <text:p text:style-name="P74"><text:span text:style-name="Strong_20_Emphasis"><text:span text:style-name="T74"/></text:span></text:p>
      <text:p text:style-name="P74"><text:span text:style-name="Strong_20_Emphasis"><text:span text:style-name="T74">J'habitie <text:s/></text:span></text:span><text:span text:style-name="Strong_20_Emphasis"><text:span text:style-name="T73">à </text:span></text:span><text:span text:style-name="Strong_20_Emphasis"><text:span text:style-name="T74">Chicago et tu habities <text:s/></text:span></text:span><text:span text:style-name="Strong_20_Emphasis"><text:span text:style-name="T73">à </text:span></text:span><text:span text:style-name="Strong_20_Emphasis"><text:span text:style-name="T74">New York</text:span></text:span></text:p>
      <text:p text:style-name="P74"><text:span text:style-name="Strong_20_Emphasis"><text:span text:style-name="T74"/></text:span></text:p>
      <text:p text:style-name="P74"><text:span text:style-name="Strong_20_Emphasis"><text:span text:style-name="T74">Bonjour ! Je m'appelle Elsa. Je suis espagnole, mais j'habite à Paris. Et toi ? Comment tu t'appelles ?</text:span></text:span></text:p>
      <text:p text:style-name="P74"><text:span text:style-name="Strong_20_Emphasis"><text:span text:style-name="T74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74"><text:span text:style-name="Strong_20_Emphasis"><text:span text:style-name="T74">Hello! My name is Elsa. I'm Spanish, but I live in Paris. And you? What's your name?</text:span></text:span></text:p>
      <text:p text:style-name="P74"><text:span text:style-name="Strong_20_Emphasis"><text:span text:style-name="T74"/></text:span></text:p>
      <text:p text:style-name="P75"><text:span text:style-name="Strong_20_Emphasis"><text:span text:style-name="T75">Je m'appelle Gabriel. Enchanté de vous rencontrer ! Vous êtes étudiant ? J'étudie à New York.</text:span></text:span></text:p>
      <text:p text:style-name="P81"><text:span text:style-name="Strong_20_Emphasis"><text:span text:style-name="T76">[ xġ mapel Gabrijel. <text:s text:c="3"/>Qanxante di vu <text:s/>ran-kon-tre. <text:s/>Vu żet etudja. <text:s/>Xġ etufi a Nju <text:s/>Jork]</text:span></text:span></text:p>
      <text:p text:style-name="P75"><text:span text:style-name="Strong_20_Emphasis"><text:span text:style-name="T75"/></text:span></text:p>
      <text:p text:style-name="P75"><text:span text:style-name="Strong_20_Emphasis"><text:span text:style-name="T75">J'habite en Espagne avec Louis.</text:span></text:span></text:p>
      <text:p text:style-name="P75"><text:span text:style-name="Strong_20_Emphasis"><text:span text:style-name="T75">Je vis en Espagne avec Louis.</text:span></text:span></text:p>
      <text:p text:style-name="P75"><text:span text:style-name="Strong_20_Emphasis"><text:span text:style-name="T75">I live in Spain with Louis.</text:span></text:span></text:p>
      <text:p text:style-name="P69"><text:span text:style-name="Strong_20_Emphasis"><text:span text:style-name="T25"/></text:span></text:p>
      <text:p text:style-name="P69"><text:span text:style-name="Strong_20_Emphasis"><text:span text:style-name="T25">Bonjour Marie ! Je suis Paul et je suis étudiant ici. Je travaille avec Professeur Morel. Tu es étudiante aussi ?</text:span></text:span></text:p>
      <text:p text:style-name="P69"><text:span text:style-name="Strong_20_Emphasis"><text:span text:style-name="T25">Hello Marie! My name is Paul, and I'm a student here. I work with Professor Morel. Are you a student too?</text:span></text:span></text:p>
      <text:p text:style-name="P69"><text:span text:style-name="Strong_20_Emphasis"><text:span text:style-name="T25"/></text:span></text:p>
      <text:p text:style-name="P79"><text:span text:style-name="Strong_20_Emphasis"><text:span text:style-name="T25">Aussi<text:tab/><text:tab/>→ <text:tab/><text:tab/></text:span></text:span><text:span text:style-name="Strong_20_Emphasis"><text:span text:style-name="T33">also<text:tab/>[o-si]</text:span></text:span></text:p>
      <text:p text:style-name="P80"><text:span text:style-name="Strong_20_Emphasis"><text:span text:style-name="T74">mais<text:tab/><text:tab/></text:span></text:span><text:span text:style-name="Strong_20_Emphasis"><text:span text:style-name="T68">→</text:span></text:span><text:span text:style-name="Strong_20_Emphasis"><text:span text:style-name="T74"><text:tab/><text:tab/></text:span></text:span><text:span text:style-name="Strong_20_Emphasis"><text:span text:style-name="T77">but<text:tab/>[ m-e ]</text:span></text:span></text:p>
      <text:p text:style-name="P79"><text:span text:style-name="Strong_20_Emphasis"><text:span text:style-name="T33"/></text:span></text:p>
      <text:p text:style-name="P69"><text:soft-page-break/><text:span text:style-name="Strong_20_Emphasis"><text:span text:style-name="T25">Émile travaille beaucoup, non ?<text:tab/><text:tab/><text:tab/><text:tab/><text:tab/>Emile works a lot, doesn't he?</text:span></text:span></text:p>
      <text:p text:style-name="P69"><text:span text:style-name="Strong_20_Emphasis"><text:span text:style-name="T25">Gabriel habite en Espagne et tu habites en France.<text:tab/><text:tab/><text:tab/></text:span></text:span><text:span text:style-name="Strong_20_Emphasis"><text:span text:style-name="T29">[ gabrije abit on espanj e tu abit on frans ]</text:span></text:span></text:p>
      <text:p text:style-name="P69"><text:span text:style-name="Strong_20_Emphasis"><text:span text:style-name="T29">Alice est étudiante. Elle est américaine, et elle étudie le français en Europe.</text:span></text:span></text:p>
      <text:p text:style-name="P77"><text:span text:style-name="Strong_20_Emphasis"><text:span text:style-name="T30">[ alis et etudjant. El et american, e el eyudi lr france on Ewrop ]</text:span></text:span></text:p>
      <text:p text:style-name="P77"><text:span text:style-name="Strong_20_Emphasis"><text:span text:style-name="T30">Thomas est journaliste en Angleterre.<text:tab/><text:tab/>[ toma e xġornalis on angliter ]</text:span></text:span></text:p>
      <text:p text:style-name="P76"><text:span text:style-name="Strong_20_Emphasis"><text:span text:style-name="T28">Avec [ avek]<text:tab/>→ <text:tab/>with</text:span></text:span></text:p>
      <text:p text:style-name="P76"><text:span text:style-name="Strong_20_Emphasis"><text:span text:style-name="T28">Aussi [qu-si]<text:tab/>→<text:tab/>also / too</text:span></text:span></text:p>
      <text:p text:style-name="P69"><text:span text:style-name="Strong_20_Emphasis"><text:span text:style-name="T25"/></text:span></text:p>
      <text:p text:style-name="P72"><text:span text:style-name="Strong_20_Emphasis"><text:span text:style-name="T18">Le Journalist</text:span></text:span></text:p>
      <text:p text:style-name="P72"><text:span text:style-name="Strong_20_Emphasis"><text:span text:style-name="T203">Eddy is walking past the train station. A young man bumps into him with his suitcase.</text:span></text:span></text:p>
      <text:p text:style-name="P72"><text:span text:style-name="Strong_20_Emphasis"><text:span text:style-name="T26">Pardon…</text:span></text:span></text:p>
      <text:p text:style-name="P72"><text:span text:style-name="Strong_20_Emphasis"><text:span text:style-name="T26"><text:tab/>Bonjour ! Je m’appelle Eddy.</text:span></text:span></text:p>
      <text:p text:style-name="P72"><text:span text:style-name="Strong_20_Emphasis"><text:span text:style-name="T26">Euh… je m’appelle Oliver.</text:span></text:span></text:p>
      <text:p text:style-name="P72"><text:span text:style-name="Strong_20_Emphasis"><text:span text:style-name="T203">Eddy is eager to get to know Oliver. He thinks it might be the beginning of a friendship.</text:span></text:span></text:p>
      <text:p text:style-name="P72"><text:span text:style-name="Strong_20_Emphasis"><text:span text:style-name="T26"><text:tab/>Tu </text:span></text:span><text:span text:style-name="Strong_20_Emphasis"><text:span text:style-name="T73">é</text:span></text:span><text:span text:style-name="Strong_20_Emphasis"><text:span text:style-name="T26">tudies a l’universit</text:span></text:span><text:span text:style-name="Strong_20_Emphasis"><text:span text:style-name="T73">é</text:span></text:span><text:span text:style-name="Strong_20_Emphasis"><text:span text:style-name="T26"> ?</text:span></text:span></text:p>
      <text:p text:style-name="P72"><text:span text:style-name="Strong_20_Emphasis"><text:span text:style-name="T26">Non, je suis journaliste</text:span></text:span></text:p>
      <text:p text:style-name="P72"><text:span text:style-name="Strong_20_Emphasis"><text:span text:style-name="T26">J’habite en Angleterre et…<text:tab/><text:tab/>[xġ abit on angliter]</text:span></text:span></text:p>
      <text:p text:style-name="P72"><text:span text:style-name="Strong_20_Emphasis"><text:span text:style-name="T26"><text:tab/>Moi, j’habite ici.<text:tab/><text:tab/>[mwa, xġ abit isi]</text:span></text:span></text:p>
      <text:p text:style-name="P72"><text:span text:style-name="Strong_20_Emphasis"><text:span text:style-name="T203">Eddy is so excited to make a friend from another country that he keeps interrupting Oliver. Oliver tries to finish his sentence.</text:span></text:span></text:p>
      <text:p text:style-name="P72"><text:span text:style-name="Strong_20_Emphasis"><text:span text:style-name="T26">… Je travaille en France et …<text:tab/><text:tab/>[ xg travaj on frans e... ]</text:span></text:span></text:p>
      <text:p text:style-name="P72"><text:span text:style-name="Strong_20_Emphasis"><text:span text:style-name="T26"><text:tab/>Super !</text:span></text:span></text:p>
      <text:p text:style-name="P72"><text:span text:style-name="Strong_20_Emphasis"><text:span text:style-name="T26">Euh… Je prends le train maintenant<text:tab/><text:tab/></text:span></text:span></text:p>
      <text:p text:style-name="P72"><text:span text:style-name="Strong_20_Emphasis"><text:span text:style-name="T26"><text:tab/><text:tab/><text:tab/><text:tab/><text:tab/>[qu, xġ prand l- </text:span></text:span><text:span text:style-name="Strong_20_Emphasis"><text:span text:style-name="T27">tra man-tin a</text:span></text:span><text:span text:style-name="Strong_20_Emphasis"><text:span text:style-name="T26">]<text:tab/>Uh… I’m taking the train now</text:span></text:span></text:p>
      <text:p text:style-name="P72"><text:span text:style-name="Strong_20_Emphasis"><text:span text:style-name="T203">Oliver grabs his suitcase, as if in a hurry. He looks relieved.</text:span></text:span></text:p>
      <text:p text:style-name="P73"><text:span text:style-name="Strong_20_Emphasis"><text:span text:style-name="T27">Au revoir !</text:span></text:span></text:p>
      <text:p text:style-name="P73"><text:span text:style-name="Strong_20_Emphasis"><text:span text:style-name="T27"><text:tab/>Ah… Bonne journ</text:span></text:span><text:span text:style-name="Strong_20_Emphasis"><text:span text:style-name="T73">é</text:span></text:span><text:span text:style-name="Strong_20_Emphasis"><text:span text:style-name="T27">e !</text:span></text:span></text:p>
      <text:p text:style-name="P72"><text:span text:style-name="Strong_20_Emphasis"><text:span text:style-name="T26"/></text:span></text:p>
      <text:p text:style-name="P72"><text:span text:style-name="Strong_20_Emphasis"><text:span text:style-name="T26">Nous mangeons à midi. <text:tab/><text:tab/><text:tab/></text:span></text:span><text:span text:style-name="Strong_20_Emphasis"><text:span text:style-name="T31">[ nu <text:s/>mango <text:s/>a <text:s/>midi]<text:tab/><text:tab/><text:tab/><text:tab/>We eat at noon.</text:span></text:span></text:p>
      <text:p text:style-name="P72"><text:span text:style-name="Strong_20_Emphasis"><text:span text:style-name="T26">Tu manges, je bois.<text:tab/><text:tab/><text:tab/><text:tab/></text:span></text:span><text:span text:style-name="Strong_20_Emphasis"><text:span text:style-name="T31">[ tu mang, xġ bwa ]</text:span></text:span></text:p>
      <text:p text:style-name="P72"><text:span text:style-name="Strong_20_Emphasis"><text:span text:style-name="T31">Anna est étudiante <text:s/>et Paul est étudiant.</text:span></text:span></text:p>
      <text:p text:style-name="P72"><text:span text:style-name="Strong_20_Emphasis"><text:span text:style-name="T31">Sarah habite à Boston et elle est étudiante.</text:span></text:span></text:p>
      <text:p text:style-name="P72"><text:soft-page-break/><text:span text:style-name="Strong_20_Emphasis"><text:span text:style-name="T31">Gabriel habite <text:s/>en Espagne et tu habites <text:s/>en France.</text:span></text:span></text:p>
      <text:p text:style-name="P72"><text:span text:style-name="Strong_20_Emphasis"><text:span text:style-name="T31">Alice est américaine. Elle étudie à Paris et elle parle français.</text:span></text:span></text:p>
      <text:p text:style-name="P72"><text:span text:style-name="Strong_20_Emphasis"><text:span text:style-name="T31">Salut, comment ça va ? Tu étudies ici, à Paris ? Moi, je suis Ben. J'habite ici et je travaille à l'université.</text:span></text:span></text:p>
      <text:p text:style-name="P72"><text:span text:style-name="Strong_20_Emphasis"><text:span text:style-name="T31">Émile est professeur en France ou en Italie ? Il est français et il travaille en Italie.</text:span></text:span></text:p>
      <text:p text:style-name="P78"><text:span text:style-name="Strong_20_Emphasis"><text:span text:style-name="T32">Je m'appelle Alice. J'habite en Espagne. </text:span></text:span></text:p>
      <text:p text:style-name="P78"><text:span text:style-name="Strong_20_Emphasis"><text:span text:style-name="T32">Enchanté ! Moi, c'est Marc. J'étudie en Angleterre.</text:span></text:span></text:p>
      <text:p text:style-name="P78"><text:span text:style-name="Strong_20_Emphasis"><text:span text:style-name="T31">Je suis américaine et je travaille à </text:span></text:span><text:span text:style-name="Strong_20_Emphasis"><text:span text:style-name="T32">Paris.</text:span></text:span></text:p>
      <text:p text:style-name="P78"><text:span text:style-name="Strong_20_Emphasis"><text:span text:style-name="T32">La France.</text:span></text:span></text:p>
      <text:p text:style-name="P72"><text:span text:style-name="Strong_20_Emphasis"><text:span text:style-name="T31"/></text:span></text:p>
      <text:p text:style-name="P72"><text:span text:style-name="Strong_20_Emphasis"><text:span text:style-name="T31"/></text:span></text:p>
      <text:p text:style-name="P72"><text:span text:style-name="Strong_20_Emphasis"><text:span text:style-name="T14">Enchanté !</text:span></text:span></text:p>
      <text:p text:style-name="P72"><text:span text:style-name="Strong_20_Emphasis"><text:span text:style-name="T203">Eddy is at the grocery store. A woman smiles at him. He smashes his shopping cart into some bananas but tries to play it cool.</text:span></text:span></text:p>
      <text:p text:style-name="P78"><text:span text:style-name="Strong_20_Emphasis"><text:span text:style-name="T26"/></text:span></text:p>
      <text:p text:style-name="P78"><text:span text:style-name="Strong_20_Emphasis"><text:span text:style-name="T32">Bonjour ! Je m’appelle Eddy.</text:span></text:span></text:p>
      <text:p text:style-name="P78"><text:span text:style-name="Strong_20_Emphasis"><text:span text:style-name="T32">Et vous ?</text:span></text:span></text:p>
      <text:p text:style-name="P78"><text:span text:style-name="Strong_20_Emphasis"><text:span text:style-name="T32"><text:tab/><text:tab/>Je m’appelle Marie.</text:span></text:span></text:p>
      <text:p text:style-name="P78"><text:span text:style-name="Strong_20_Emphasis"><text:span text:style-name="T32">Euh… Enchant</text:span></text:span><text:span text:style-name="Strong_20_Emphasis"><text:span text:style-name="T73">é, </text:span></text:span><text:span text:style-name="Strong_20_Emphasis"><text:span text:style-name="T78">Marie.</text:span></text:span></text:p>
      <text:p text:style-name="P78"><text:span text:style-name="Strong_20_Emphasis"><text:span text:style-name="T78"/></text:span></text:p>
      <text:p text:style-name="P72"><text:span text:style-name="Strong_20_Emphasis"><text:span text:style-name="T203">Marie smiles at Eddy. He nervously leans against a shelf and knocks down a bunch of soup cans.</text:span></text:span></text:p>
      <text:p text:style-name="P78"><text:span text:style-name="Strong_20_Emphasis"><text:span text:style-name="T32"><text:tab/>Comment </text:span></text:span><text:span text:style-name="Strong_20_Emphasis"><text:span text:style-name="T73">ç</text:span></text:span><text:span text:style-name="Strong_20_Emphasis"><text:span text:style-name="T32">a va ?</text:span></text:span></text:p>
      <text:p text:style-name="P72"><text:span text:style-name="Strong_20_Emphasis"><text:span text:style-name="T203">Marie leans down and helps Eddy pick up the cans. Their hands touch.</text:span></text:span></text:p>
      <text:p text:style-name="P78"><text:span text:style-name="Strong_20_Emphasis"><text:span text:style-name="T32">Euh… tr</text:span></text:span><text:span text:style-name="Strong_20_Emphasis"><text:span text:style-name="T73">è</text:span></text:span><text:span text:style-name="Strong_20_Emphasis"><text:span text:style-name="T32">s bien !</text:span></text:span></text:p>
      <text:p text:style-name="P72"><text:span text:style-name="Strong_20_Emphasis"><text:span text:style-name="T203">Eddy panics, turns, and runs down the aisle.</text:span></text:span></text:p>
      <text:p text:style-name="P78"><text:span text:style-name="Strong_20_Emphasis"><text:span text:style-name="T32"><text:tab/>Bonne journ</text:span></text:span><text:span text:style-name="Strong_20_Emphasis"><text:span text:style-name="T73">é</text:span></text:span><text:span text:style-name="Strong_20_Emphasis"><text:span text:style-name="T32">e ?</text:span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h text:style-name="P87" text:outline-level="1"><text:soft-page-break/><text:span text:style-name="Strong_20_Emphasis"><text:span text:style-name="T140">Unit </text:span></text:span><text:span text:style-name="Strong_20_Emphasis"><text:span text:style-name="T141">5</text:span></text:span><text:span text:style-name="Strong_20_Emphasis"><text:span text:style-name="T140"> – </text:span></text:span><text:span text:style-name="Strong_20_Emphasis"><text:span text:style-name="T141">Get around town</text:span></text:span></text:h>
      <text:p text:style-name="P78"><text:span text:style-name="Strong_20_Emphasis"><text:span text:style-name="T32"/></text:span></text:p>
      <text:p text:style-name="P84"><text:span text:style-name="Strong_20_Emphasis"><text:span text:style-name="T131">Words - </text:span></text:span><text:span text:style-name="Strong_20_Emphasis"><text:span text:style-name="T132">Mo</text:span></text:span><text:span text:style-name="Strong_20_Emphasis"><text:span text:style-name="T133">ts</text:span></text:span><text:span text:style-name="Strong_20_Emphasis"><text:span text:style-name="T132"> [mo]</text:span></text:span><text:span text:style-name="Strong_20_Emphasis"><text:span text:style-name="T34"><text:line-break/><text:line-break/></text:span></text:span><text:span text:style-name="Strong_20_Emphasis"><text:span text:style-name="T69">Le restaurant.</text:span></text:span></text:p>
      <text:p text:style-name="P82"><text:span text:style-name="Strong_20_Emphasis"><text:span text:style-name="T34">Une gare.</text:span></text:span></text:p>
      <text:p text:style-name="P82"><text:span text:style-name="Strong_20_Emphasis"><text:span text:style-name="T34">La gare.</text:span></text:span></text:p>
      <text:p text:style-name="P83"><text:span text:style-name="Strong_20_Emphasis"><text:span text:style-name="T35">Je vais <text:s/></text:span></text:span><text:span text:style-name="Strong_20_Emphasis"><text:span text:style-name="T73">à </text:span></text:span><text:span text:style-name="Strong_20_Emphasis"><text:span text:style-name="T79">Paris.</text:span></text:span></text:p>
      <text:p text:style-name="P85"><text:span text:style-name="Strong_20_Emphasis"><text:span text:style-name="T80">L'h</text:span></text:span><text:span text:style-name="Strong_20_Emphasis"><text:span text:style-name="T73">ô</text:span></text:span><text:span text:style-name="Strong_20_Emphasis"><text:span text:style-name="T80">tel<text:tab/><text:tab/><text:tab/></text:span></text:span><text:span text:style-name="Strong_20_Emphasis"><text:span text:style-name="T81">[ l-otel ]</text:span></text:span></text:p>
      <text:p text:style-name="P85"><text:span text:style-name="Strong_20_Emphasis"><text:span text:style-name="T80">l'avion.<text:tab/><text:tab/><text:tab/></text:span></text:span><text:span text:style-name="Strong_20_Emphasis"><text:span text:style-name="T81">[ l-avjo ]</text:span></text:span></text:p>
      <text:p text:style-name="P85"><text:span text:style-name="Strong_20_Emphasis"><text:span text:style-name="T80">l'a</text:span></text:span><text:span text:style-name="Strong_20_Emphasis"><text:span text:style-name="T73">é</text:span></text:span><text:span text:style-name="Strong_20_Emphasis"><text:span text:style-name="T80">roport</text:span></text:span></text:p>
      <text:p text:style-name="P86"><text:span text:style-name="Strong_20_Emphasis"><text:span text:style-name="T82">la voiture.</text:span></text:span></text:p>
      <text:p text:style-name="P86"><text:span text:style-name="Strong_20_Emphasis"><text:span text:style-name="T82">Le train.</text:span></text:span></text:p>
      <text:p text:style-name="P86"><text:span text:style-name="Strong_20_Emphasis"><text:span text:style-name="T82">En avion<text:tab/><text:tab/>by plane</text:span></text:span></text:p>
      <text:p text:style-name="P86"><text:span text:style-name="Strong_20_Emphasis"><text:span text:style-name="T82">En train.</text:span></text:span></text:p>
      <text:p text:style-name="P86"><text:span text:style-name="Strong_20_Emphasis"><text:span text:style-name="T82">En voiture.</text:span></text:span></text:p>
      <text:p text:style-name="P88"><text:span text:style-name="Strong_20_Emphasis"><text:span text:style-name="T81">Le taxi.<text:tab/><text:tab/>[ le taksi ]</text:span></text:span></text:p>
      <text:p text:style-name="P88"><text:span text:style-name="Strong_20_Emphasis"><text:span text:style-name="T81">La valise.<text:tab/><text:tab/>[ la valis ]</text:span></text:span></text:p>
      <text:p text:style-name="P89"><text:span text:style-name="Strong_20_Emphasis"><text:span text:style-name="T83">Am</text:span></text:span><text:span text:style-name="Strong_20_Emphasis"><text:span text:style-name="T73">é</text:span></text:span><text:span text:style-name="Strong_20_Emphasis"><text:span text:style-name="T83">ricain.</text:span></text:span></text:p>
      <text:p text:style-name="P90"><text:span text:style-name="Strong_20_Emphasis"><text:span text:style-name="T83">O</text:span></text:span><text:span text:style-name="Strong_20_Emphasis"><text:span text:style-name="T73">ù </text:span></text:span><text:span text:style-name="Strong_20_Emphasis"><text:span text:style-name="T83">.<text:tab/><text:tab/><text:tab/>[ u ]<text:tab/><text:tab/><text:tab/>where</text:span></text:span></text:p>
      <text:p text:style-name="P90"><text:span text:style-name="Strong_20_Emphasis"><text:span text:style-name="T84">Fran</text:span></text:span><text:span text:style-name="Strong_20_Emphasis"><text:span text:style-name="T73">ç</text:span></text:span><text:span text:style-name="Strong_20_Emphasis"><text:span text:style-name="T84">ais<text:tab/><text:tab/>[ franse ]</text:span></text:span></text:p>
      <text:p text:style-name="P90"><text:span text:style-name="Strong_20_Emphasis"><text:span text:style-name="T84">Le passeport<text:tab/><text:tab/>[ le pasapor ]</text:span></text:span></text:p>
      <text:p text:style-name="P148"><text:span text:style-name="Strong_20_Emphasis"><text:span text:style-name="T85">billet<text:tab/><text:tab/><text:tab/>[ bi-je ]<text:tab/><text:tab/><text:tab/>ticket</text:span></text:span></text:p>
      <text:p text:style-name="P83"><text:span text:style-name="Strong_20_Emphasis"><text:span text:style-name="T79"/></text:span></text:p>
      <text:p text:style-name="P83"><text:span text:style-name="Strong_20_Emphasis"><text:span text:style-name="T19">Sentences – Phrases [ fraż ]</text:span></text:span></text:p>
      <text:p text:style-name="P83"><text:span text:style-name="Strong_20_Emphasis"><text:span text:style-name="T79">Bonjour Louis ! Je vais à Bordeaux. Et toi ?</text:span></text:span></text:p>
      <text:p text:style-name="P84"><text:span text:style-name="Strong_20_Emphasis"><text:span text:style-name="T86">Je vais <text:s/></text:span></text:span><text:span text:style-name="Strong_20_Emphasis"><text:span text:style-name="T79">à </text:span></text:span><text:span text:style-name="Strong_20_Emphasis"><text:span text:style-name="T86">Paris. Bon voyage!</text:span></text:span></text:p>
      <text:p text:style-name="P84"><text:span text:style-name="Strong_20_Emphasis"><text:span text:style-name="T86">Je vais <text:s/></text:span></text:span><text:span text:style-name="Strong_20_Emphasis"><text:span text:style-name="T73">à </text:span></text:span><text:span text:style-name="Strong_20_Emphasis"><text:span text:style-name="T86">la gare.</text:span></text:span></text:p>
      <text:p text:style-name="P84"><text:span text:style-name="Strong_20_Emphasis"><text:span text:style-name="T79">C'est une gare française.</text:span></text:span></text:p>
      <text:p text:style-name="P84"><text:span text:style-name="Strong_20_Emphasis"><text:span text:style-name="T69">Le restaurant fran</text:span></text:span><text:span text:style-name="Strong_20_Emphasis"><text:span text:style-name="T73">ç</text:span></text:span><text:span text:style-name="Strong_20_Emphasis"><text:span text:style-name="T69">ais.</text:span></text:span></text:p>
      <text:p text:style-name="P85"><text:span text:style-name="Strong_20_Emphasis"><text:span text:style-name="T80">Bonjour, bienvenue <text:s/></text:span></text:span><text:span text:style-name="Strong_20_Emphasis"><text:span text:style-name="T73">à </text:span></text:span><text:span text:style-name="Strong_20_Emphasis"><text:span text:style-name="T80">l'a</text:span></text:span><text:span text:style-name="Strong_20_Emphasis"><text:span text:style-name="T73">é</text:span></text:span><text:span text:style-name="Strong_20_Emphasis"><text:span text:style-name="T80">roport!</text:span></text:span></text:p>
      <text:p text:style-name="P85"><text:span text:style-name="Strong_20_Emphasis"><text:span text:style-name="T80">Tu vas <text:s text:c="2"/></text:span></text:span><text:span text:style-name="Strong_20_Emphasis"><text:span text:style-name="T73">à </text:span></text:span><text:span text:style-name="Strong_20_Emphasis"><text:span text:style-name="T80">Paris.</text:span></text:span></text:p>
      <text:p text:style-name="P85"><text:soft-page-break/><text:span text:style-name="Strong_20_Emphasis"><text:span text:style-name="T80">Tu vas <text:s/></text:span></text:span><text:span text:style-name="Strong_20_Emphasis"><text:span text:style-name="T73">à </text:span></text:span><text:span text:style-name="Strong_20_Emphasis"><text:span text:style-name="T80">Berlin.</text:span></text:span></text:p>
      <text:p text:style-name="P85"><text:span text:style-name="Strong_20_Emphasis"><text:span text:style-name="T80">Tu vas <text:s/></text:span></text:span><text:span text:style-name="Strong_20_Emphasis"><text:span text:style-name="T73">à </text:span></text:span><text:span text:style-name="Strong_20_Emphasis"><text:span text:style-name="T80">l'h</text:span></text:span><text:span text:style-name="Strong_20_Emphasis"><text:span text:style-name="T73">ô</text:span></text:span><text:span text:style-name="Strong_20_Emphasis"><text:span text:style-name="T80">tel.</text:span></text:span></text:p>
      <text:p text:style-name="P86"><text:span text:style-name="Strong_20_Emphasis"><text:span text:style-name="T82">Il va <text:s/></text:span></text:span><text:span text:style-name="Strong_20_Emphasis"><text:span text:style-name="T73">à </text:span></text:span><text:span text:style-name="Strong_20_Emphasis"><text:span text:style-name="T82">Berlin.</text:span></text:span></text:p>
      <text:p text:style-name="P86"><text:span text:style-name="Strong_20_Emphasis"><text:span text:style-name="T82">Le train va <text:s/></text:span></text:span><text:span text:style-name="Strong_20_Emphasis"><text:span text:style-name="T73">à </text:span></text:span><text:span text:style-name="Strong_20_Emphasis"><text:span text:style-name="T82">la gare.</text:span></text:span></text:p>
      <text:p text:style-name="P86"><text:span text:style-name="Strong_20_Emphasis"><text:span text:style-name="T82">Elle va <text:s/></text:span></text:span><text:span text:style-name="Strong_20_Emphasis"><text:span text:style-name="T73">à </text:span></text:span><text:span text:style-name="Strong_20_Emphasis"><text:span text:style-name="T82">Montr</text:span></text:span><text:span text:style-name="Strong_20_Emphasis"><text:span text:style-name="T73">é</text:span></text:span><text:span text:style-name="Strong_20_Emphasis"><text:span text:style-name="T82">al.</text:span></text:span></text:p>
      <text:p text:style-name="P86"><text:span text:style-name="Strong_20_Emphasis"><text:span text:style-name="T82">Je prends l'avion.<text:tab/><text:tab/><text:tab/></text:span></text:span></text:p>
      <text:p text:style-name="P89"><text:span text:style-name="Strong_20_Emphasis"><text:span text:style-name="T83">S'il vous pla</text:span></text:span><text:span text:style-name="Strong_20_Emphasis"><text:span text:style-name="T73">î</text:span></text:span><text:span text:style-name="Strong_20_Emphasis"><text:span text:style-name="T83">t.<text:tab/><text:tab/><text:tab/><text:tab/><text:tab/>[ silvu ple ]<text:tab/><text:tab/><text:tab/><text:tab/>Please</text:span></text:span></text:p>
      <text:p text:style-name="P89"><text:span text:style-name="Strong_20_Emphasis"><text:span text:style-name="T83">Taxi ! Je vais à la gare, s'il vous plaît.<text:tab/><text:tab/>[ taxi xġ ve a la gar, silvu ple ]<text:tab/><text:tab/> <text:s text:c="46"/></text:span></text:span><text:span text:style-name="Strong_20_Emphasis"><text:span text:style-name="T204">Taxi! I'm going to the station, please.</text:span></text:span></text:p>
      <text:p text:style-name="P89"><text:span text:style-name="Strong_20_Emphasis"><text:span text:style-name="T83">Oui, s'il vous plaît.<text:tab/></text:span></text:span></text:p>
      <text:p text:style-name="P90"><text:span text:style-name="Strong_20_Emphasis"><text:span text:style-name="T84">Tu prends l'avion?<text:tab/><text:tab/><text:tab/><text:tab/>[ tu prand l-avjo? ]</text:span></text:span></text:p>
      <text:p text:style-name="P90"><text:span text:style-name="Strong_20_Emphasis"><text:span text:style-name="T84">Tu prends une valise?<text:tab/><text:tab/><text:tab/><text:tab/>[ tu prand valis? ]</text:span></text:span></text:p>
      <text:p text:style-name="P90"><text:span text:style-name="Strong_20_Emphasis"><text:span text:style-name="T84">Paul a une valise.<text:tab/><text:tab/><text:tab/><text:tab/>[ pol a un valis ]</text:span></text:span></text:p>
      <text:p text:style-name="P90"><text:span text:style-name="Strong_20_Emphasis"><text:span text:style-name="T84">Est-ce que tu as un avion ?<text:tab/><text:tab/><text:tab/>[ </text:span></text:span><text:span text:style-name="Strong_20_Emphasis"><text:span text:style-name="T93">es ka </text:span></text:span><text:span text:style-name="Strong_20_Emphasis"><text:span text:style-name="T84">tu a </text:span></text:span><text:span text:style-name="Strong_20_Emphasis"><text:span text:style-name="T93">o</text:span></text:span><text:span text:style-name="Strong_20_Emphasis"><text:span text:style-name="T84">n avjon ]<text:tab/><text:tab/><text:tab/>Do you have a plane?</text:span></text:span></text:p>
      <text:p text:style-name="P146"><text:span text:style-name="Strong_20_Emphasis"><text:span text:style-name="T87">Tu as une voiture fran</text:span></text:span><text:span text:style-name="Strong_20_Emphasis"><text:span text:style-name="T73">ç</text:span></text:span><text:span text:style-name="Strong_20_Emphasis"><text:span text:style-name="T87">aise. / <text:s/>Vous avez une voiture française.</text:span></text:span></text:p>
      <text:p text:style-name="P147"><text:span text:style-name="Strong_20_Emphasis"><text:span text:style-name="T88">J' ai un passaport.<text:tab/><text:tab/><text:tab/><text:tab/>[xġ </text:span></text:span><text:span text:style-name="Strong_20_Emphasis"><text:span text:style-name="T93">e</text:span></text:span><text:span text:style-name="Strong_20_Emphasis"><text:span text:style-name="T88"> <text:s/></text:span></text:span><text:span text:style-name="Strong_20_Emphasis"><text:span text:style-name="T93">a</text:span></text:span><text:span text:style-name="Strong_20_Emphasis"><text:span text:style-name="T88"> pasapor]</text:span></text:span></text:p>
      <text:p text:style-name="P148"><text:span text:style-name="Strong_20_Emphasis"><text:span text:style-name="T85">Un billet d'avion.</text:span></text:span></text:p>
      <text:p text:style-name="P148"><text:span text:style-name="Strong_20_Emphasis"><text:span text:style-name="T85">Tu as le billet d'avion, le passeport et la valise ?</text:span></text:span></text:p>
      <text:p text:style-name="P148"><text:span text:style-name="Strong_20_Emphasis"><text:span text:style-name="T85">[tu a le bije d-avjo, <text:s/>le pas-po <text:s/>e <text:s/>la valis ? ]</text:span></text:span></text:p>
      <text:p text:style-name="P148"><text:span text:style-name="Strong_20_Emphasis"><text:span text:style-name="T187">Avez-vous </text:span></text:span><text:span text:style-name="Strong_20_Emphasis"><text:span text:style-name="T85">le billet d'avion, le passeport et la valise ?</text:span></text:span></text:p>
      <text:p text:style-name="P148"><text:span text:style-name="Strong_20_Emphasis"><text:span text:style-name="T85">Elle a un billet d'avion.</text:span></text:span></text:p>
      <text:p text:style-name="P149"><text:span text:style-name="Strong_20_Emphasis"><text:span text:style-name="T89">C'est une gare française.<text:tab/><text:tab/><text:tab/>[ set un gar franse ]</text:span></text:span></text:p>
      <text:p text:style-name="P149"><text:span text:style-name="Strong_20_Emphasis"><text:span text:style-name="T89">Je vais à la gare.<text:tab/><text:tab/><text:tab/><text:tab/>[ xġ ve a la gar ]</text:span></text:span></text:p>
      <text:p text:style-name="P150"><text:span text:style-name="Strong_20_Emphasis"><text:span text:style-name="T90">Marie va à Paris.</text:span></text:span></text:p>
      <text:p text:style-name="P150"><text:span text:style-name="Strong_20_Emphasis"><text:span text:style-name="T90">Je vais </text:span></text:span><text:span text:style-name="Strong_20_Emphasis"><text:span text:style-name="T73">à</text:span></text:span><text:span text:style-name="Strong_20_Emphasis"><text:span text:style-name="T90"> Bordeaux en train.<text:tab/><text:tab/><text:tab/>[ xġ ve a bordo </text:span></text:span><text:span text:style-name="Strong_20_Emphasis"><text:span text:style-name="T93">on</text:span></text:span><text:span text:style-name="Strong_20_Emphasis"><text:span text:style-name="T90"> tra ]</text:span></text:span></text:p>
      <text:p text:style-name="P150"><text:span text:style-name="Strong_20_Emphasis"><text:span text:style-name="T90">O</text:span></text:span><text:span text:style-name="Strong_20_Emphasis"><text:span text:style-name="T73">ù</text:span></text:span><text:span text:style-name="Strong_20_Emphasis"><text:span text:style-name="T90"> est Marie?<text:tab/><text:tab/><text:tab/><text:tab/><text:tab/>[ U e mari? ]</text:span></text:span></text:p>
      <text:p text:style-name="P150"><text:span text:style-name="Strong_20_Emphasis"><text:span text:style-name="T90">C'est un restaurant mexicain.</text:span></text:span></text:p>
      <text:p text:style-name="P154"><text:span text:style-name="Strong_20_Emphasis"><text:span text:style-name="T91">Je vais </text:span></text:span><text:span text:style-name="Strong_20_Emphasis"><text:span text:style-name="T73">à</text:span></text:span><text:span text:style-name="Strong_20_Emphasis"><text:span text:style-name="T91"> un restaurant <text:s/>français. Le restaurant s'appelle. La Table Française.</text:span></text:span></text:p>
      <text:p text:style-name="P154"><text:span text:style-name="Strong_20_Emphasis"><text:span text:style-name="T40">[ Xġ ve aa restura franse. Le restora s’apel. La tabl franse. ]</text:span></text:span></text:p>
      <text:p text:style-name="P154"><text:span text:style-name="Strong_20_Emphasis"><text:span text:style-name="T40">Je suis à Lyon et je vais à Paris. Je vais à la gare.</text:span></text:span></text:p>
      <text:p text:style-name="P154"><text:span text:style-name="Strong_20_Emphasis"><text:span text:style-name="T40">Tu vas à l'aéroport ou à la gare ?<text:tab/><text:tab/></text:span></text:span><text:span text:style-name="Strong_20_Emphasis"><text:span text:style-name="T188">Vous allez</text:span></text:span><text:span text:style-name="Strong_20_Emphasis"><text:span text:style-name="T40"> à l'aéroport ou à la gare ?</text:span></text:span></text:p>
      <text:p text:style-name="P155"><text:span text:style-name="Strong_20_Emphasis"><text:span text:style-name="T41">[ tu va a l-ajrupor u a <text:s/>la gar ]</text:span></text:span></text:p>
      <text:p text:style-name="P155"><text:soft-page-break/><text:span text:style-name="Strong_20_Emphasis"><text:span text:style-name="T41">L'avion est un Boeing 777.<text:tab/><text:tab/><text:tab/><text:tab/><text:tab/>[ l-avjo et a bowin <text:s/></text:span></text:span><text:span text:style-name="Strong_20_Emphasis"><text:span text:style-name="T42">set ca, swasant dis set</text:span></text:span><text:span text:style-name="Strong_20_Emphasis"><text:span text:style-name="T41">]</text:span></text:span></text:p>
      <text:p text:style-name="P154"><text:span text:style-name="Strong_20_Emphasis"><text:span text:style-name="T40"/></text:span></text:p>
      <text:p text:style-name="P156"><text:span text:style-name="Strong_20_Emphasis"><text:span text:style-name="T42">Je vais </text:span></text:span><text:span text:style-name="Strong_20_Emphasis"><text:span text:style-name="T40">à</text:span></text:span><text:span text:style-name="Strong_20_Emphasis"><text:span text:style-name="T42"> Marseille. Je vais a la gare et je prends le train.</text:span></text:span></text:p>
      <text:p text:style-name="P156"><text:span text:style-name="Strong_20_Emphasis"><text:span text:style-name="T42">Je vais à Bordeaux en train.<text:tab/><text:tab/><text:tab/><text:tab/></text:span></text:span></text:p>
      <text:p text:style-name="P157"><text:span text:style-name="Strong_20_Emphasis"><text:span text:style-name="T43">Je prends le train et l'avion.</text:span></text:span></text:p>
      <text:p text:style-name="P157"><text:span text:style-name="Strong_20_Emphasis"><text:span text:style-name="T43">Marie va à l'aéroport en voiture.</text:span></text:span></text:p>
      <text:p text:style-name="P157"><text:span text:style-name="Strong_20_Emphasis"><text:span text:style-name="T43">Où est la gare, s'il vous plaît ? Je prends un train </text:span></text:span><text:span text:style-name="Strong_20_Emphasis"><text:span text:style-name="T189">pour </text:span></text:span><text:span text:style-name="Strong_20_Emphasis"><text:span text:style-name="T43">Paris.</text:span></text:span></text:p>
      <text:p text:style-name="P158"><text:span text:style-name="Strong_20_Emphasis"><text:span text:style-name="T44">Bonjour, o</text:span></text:span><text:span text:style-name="Strong_20_Emphasis"><text:span text:style-name="T73">ù</text:span></text:span><text:span text:style-name="Strong_20_Emphasis"><text:span text:style-name="T44"> est la gare s'il vous plaît ?</text:span></text:span></text:p>
      <text:p text:style-name="P158"><text:span text:style-name="Strong_20_Emphasis"><text:span text:style-name="T44">Tu as un billet d’avion ?</text:span></text:span></text:p>
      <text:p text:style-name="P158"><text:span text:style-name="Strong_20_Emphasis"><text:span text:style-name="T44">J'ai le passeport, la valise, et le billet d'avion. Je vais en France !</text:span></text:span></text:p>
      <text:p text:style-name="P158"><text:span text:style-name="Strong_20_Emphasis"><text:span text:style-name="T44">J'ai un passeport américain.</text:span></text:span></text:p>
      <text:p text:style-name="P158"><text:span text:style-name="Strong_20_Emphasis"><text:span text:style-name="T44">J'ai un passeport et je prends l'avion.</text:span></text:span></text:p>
      <text:p text:style-name="P93"><text:span text:style-name="Strong_20_Emphasis"><text:span text:style-name="T45">Tu vas o</text:span></text:span><text:span text:style-name="Strong_20_Emphasis"><text:span text:style-name="T43">ù ?</text:span></text:span></text:p>
      <text:p text:style-name="P159"><text:span text:style-name="Strong_20_Emphasis"><text:span text:style-name="T43">Où </text:span></text:span><text:span text:style-name="Strong_20_Emphasis"><text:span text:style-name="T45">est Marie ?</text:span></text:span></text:p>
      <text:p text:style-name="P159"><text:span text:style-name="Strong_20_Emphasis"><text:span text:style-name="T45">Elle va à l'hôtel.</text:span></text:span></text:p>
      <text:p text:style-name="P162"><text:span text:style-name="Strong_20_Emphasis"><text:span text:style-name="T46">Tu apprends la géographie au lycée ?<text:tab/><text:tab/>Are you learning geography in high school?</text:span></text:span></text:p>
      <text:p text:style-name="P161"><text:span text:style-name="Strong_20_Emphasis"><text:span text:style-name="T47">Il va en France en train.</text:span></text:span></text:p>
      <text:p text:style-name="P163"><text:span text:style-name="Strong_20_Emphasis"><text:span text:style-name="T48">Je vais à la gare en taxi, il va à la gare en train.</text:span></text:span></text:p>
      <text:p text:style-name="P164"><text:span text:style-name="Strong_20_Emphasis"><text:span text:style-name="T49">Où est la gare, s'il vous plaît ? Je prendrai le train pour Paris.</text:span></text:span></text:p>
      <text:p text:style-name="P164"><text:span text:style-name="Strong_20_Emphasis"><text:span text:style-name="T49">Cette personne va a la gare<text:tab/><text:tab/></text:span></text:span><text:span text:style-name="Strong_20_Emphasis"><text:span text:style-name="T52">[ set person va a la gare ]</text:span></text:span></text:p>
      <text:p text:style-name="P166"><text:span text:style-name="Strong_20_Emphasis"><text:span text:style-name="T51">J'ai le passeport , valise et le billet d'avion, je vais en france.</text:span></text:span></text:p>
      <text:p text:style-name="P166"><text:span text:style-name="Strong_20_Emphasis"><text:span text:style-name="T51">Cette personne voyage en avion.</text:span></text:span></text:p>
      <text:p text:style-name="P164"><text:span text:style-name="Strong_20_Emphasis"><text:span text:style-name="T49"/></text:span></text:p>
      <text:p text:style-name="P164"><text:span text:style-name="Strong_20_Emphasis"><text:span text:style-name="T49"/></text:span></text:p>
      <text:p text:style-name="P164"><text:span text:style-name="Strong_20_Emphasis"><text:span text:style-name="T49"/></text:span></text:p>
      <text:p text:style-name="P94"><text:span text:style-name="Strong_20_Emphasis"><text:span text:style-name="T23">é è à ù â ê î ô û ë ï ü ç œ æ É È À Ù Â Ê Î Ô Û Ë Ï Ü Ç Œ Æ</text:span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72"><text:soft-page-break/><text:span text:style-name="Strong_20_Emphasis"><text:span text:style-name="T14">À l'aéroport</text:span></text:span></text:p>
      <text:p text:style-name="P78"><text:span text:style-name="Strong_20_Emphasis"><text:span text:style-name="T32"/></text:span></text:p>
      <text:p text:style-name="P72"><text:span text:style-name="Strong_20_Emphasis"><text:span text:style-name="T203">Béa and her friend Lin are at the airport because they're going on a vacation to Spain. They're about to go through security.</text:span></text:span></text:p>
      <text:p text:style-name="P151"><text:span text:style-name="Strong_20_Emphasis"><text:span text:style-name="T37">Lin, tu as ton passeport ?<text:tab/><text:tab/>[lin tu a t</text:span></text:span><text:span text:style-name="Strong_20_Emphasis"><text:span text:style-name="T38">o</text:span></text:span><text:span text:style-name="Strong_20_Emphasis"><text:span text:style-name="T37">n passapor ]</text:span></text:span></text:p>
      <text:p text:style-name="P151"><text:span text:style-name="Strong_20_Emphasis"><text:span text:style-name="T37"><text:tab/><text:tab/></text:span></text:span><text:span text:style-name="Strong_20_Emphasis"><text:span text:style-name="T38">Euh..</text:span></text:span></text:p>
      <text:p text:style-name="P151"><text:span text:style-name="Strong_20_Emphasis"><text:span text:style-name="T38"/></text:span></text:p>
      <text:p text:style-name="P72"><text:span text:style-name="Strong_20_Emphasis"><text:span text:style-name="T203">Lin opens her suitcase and shows Béa items she remembered to bring.</text:span></text:span></text:p>
      <text:p text:style-name="P152"><text:span text:style-name="Strong_20_Emphasis"><text:span text:style-name="T38"><text:tab/><text:tab/>J’ai la valise !<text:tab/><text:tab/><text:tab/><text:tab/>[ xġ_e la valiż ]</text:span></text:span></text:p>
      <text:p text:style-name="P152"><text:span text:style-name="Strong_20_Emphasis"><text:span text:style-name="T38"><text:tab/><text:tab/>Et le billet d’avion !<text:tab/><text:tab/><text:tab/>[ e le bilje d-avjo ]</text:span></text:span></text:p>
      <text:p text:style-name="P152"><text:span text:style-name="Strong_20_Emphasis"><text:span text:style-name="T38"><text:tab/><text:tab/>Et un croissant !<text:tab/><text:tab/><text:tab/>[ e a kwasan ]</text:span></text:span></text:p>
      <text:p text:style-name="P152"><text:span text:style-name="Strong_20_Emphasis"><text:span text:style-name="T38"/></text:span></text:p>
      <text:p text:style-name="P152"><text:span text:style-name="Strong_20_Emphasis"><text:span text:style-name="T203">Béa is losing patience but trying not to show it.</text:span></text:span></text:p>
      <text:p text:style-name="P153"><text:span text:style-name="Strong_20_Emphasis"><text:span text:style-name="T39">O</text:span></text:span><text:span text:style-name="Strong_20_Emphasis"><text:span text:style-name="T73">ù</text:span></text:span><text:span text:style-name="Strong_20_Emphasis"><text:span text:style-name="T39"> est ton passeport, Lin ?<text:tab/><text:tab/><text:tab/><text:tab/>[ u e ton passapor lin ]</text:span></text:span></text:p>
      <text:p text:style-name="P153"><text:span text:style-name="Strong_20_Emphasis"><text:span text:style-name="T39"/></text:span></text:p>
      <text:p text:style-name="P152"><text:span text:style-name="Strong_20_Emphasis"><text:span text:style-name="T203">As Lin looks at Béa, her eyes widen in shock.</text:span></text:span></text:p>
      <text:p text:style-name="P153"><text:span text:style-name="Strong_20_Emphasis"><text:span text:style-name="T39"><text:tab/><text:tab/>Oh non, il est </text:span></text:span><text:span text:style-name="Strong_20_Emphasis"><text:span text:style-name="T73">à</text:span></text:span><text:span text:style-name="Strong_20_Emphasis"><text:span text:style-name="T39"> la gare.<text:tab/><text:tab/>[ o no, il et a la gar ]</text:span></text:span></text:p>
      <text:p text:style-name="P153"><text:span text:style-name="Strong_20_Emphasis"><text:span text:style-name="T39">Comment on va on Espagne ?!<text:tab/><text:tab/><text:tab/>[ common on va an espanj ]</text:span></text:span></text:p>
      <text:p text:style-name="P153"><text:span text:style-name="Strong_20_Emphasis"><text:span text:style-name="T39"/></text:span></text:p>
      <text:p text:style-name="P78"><text:span text:style-name="Strong_20_Emphasis"><text:span text:style-name="T32"/></text:span></text:p>
      <text:p text:style-name="P151"><text:span text:style-name="Strong_20_Emphasis"><text:span text:style-name="T37"><text:s/>ton <text:tab/>→ <text:s/><text:tab/>your <text:s/>[ t</text:span></text:span><text:span text:style-name="Strong_20_Emphasis"><text:span text:style-name="T39">o</text:span></text:span><text:span text:style-name="Strong_20_Emphasis"><text:span text:style-name="T37">n ]</text:span></text:span></text:p>
      <text:p text:style-name="P161"><text:span text:style-name="Strong_20_Emphasis"><text:span text:style-name="T39">O</text:span></text:span><text:span text:style-name="Strong_20_Emphasis"><text:span text:style-name="T73">ù<text:tab/></text:span></text:span><text:span text:style-name="Strong_20_Emphasis"><text:span text:style-name="T70">→ <text:tab/></text:span></text:span><text:span text:style-name="Strong_20_Emphasis"><text:span text:style-name="T71">where [ u ]<text:tab/><text:tab/><text:tab/><text:tab/>O</text:span></text:span><text:span text:style-name="Strong_20_Emphasis"><text:span text:style-name="T73">ù </text:span></text:span><text:span text:style-name="Strong_20_Emphasis"><text:span text:style-name="T72">est<text:tab/><text:tab/>[u w_e ton?]<text:tab/><text:tab/>Where is your</text:span></text:span></text:p>
      <text:p text:style-name="P153"><text:span text:style-name="Strong_20_Emphasis"><text:span text:style-name="T71">on<text:tab/>→ <text:tab/>we <text:s/>[ on ]</text:span></text:span></text:p>
      <text:p text:style-name="P161"><text:span text:style-name="Strong_20_Emphasis"><text:span text:style-name="T72"/></text:span></text:p>
      <text:p text:style-name="P78"><text:span text:style-name="Strong_20_Emphasis"><text:span text:style-name="T32"/></text:span></text:p>
      <text:p text:style-name="P85"><text:span text:style-name="Strong_20_Emphasis"><text:span text:style-name="T36">H </text:span></text:span><text:span text:style-name="Strong_20_Emphasis"><text:span text:style-name="T73">ô<text:tab/>-&gt; <text:tab/></text:span></text:span><text:span text:style-name="Strong_20_Emphasis"><text:span text:style-name="T80">o</text:span></text:span></text:p>
      <text:p text:style-name="P86"><text:span text:style-name="Strong_20_Emphasis"><text:span text:style-name="T82">oi<text:tab/>-&gt; <text:tab/>wa</text:span></text:span></text:p>
      <text:p text:style-name="P86"><text:span text:style-name="Strong_20_Emphasis"><text:span text:style-name="T82">aine<text:tab/>-&gt; <text:tab/>qen</text:span></text:span></text:p>
      <text:p text:style-name="P86"><text:span text:style-name="Strong_20_Emphasis"><text:span text:style-name="T82">ain<text:tab/>-&gt;<text:tab/>q</text:span></text:span></text:p>
      <text:p text:style-name="P88"><text:span text:style-name="Strong_20_Emphasis"><text:span text:style-name="T81">ise<text:tab/>-&gt;<text:tab/>qiż</text:span></text:span></text:p>
      <text:p text:style-name="P90"><text:span text:style-name="Strong_20_Emphasis"><text:span text:style-name="T84">billet<text:tab/>-&gt;<text:tab/>be-je</text:span></text:span></text:p>
      <text:p text:style-name="P90"><text:span text:style-name="Strong_20_Emphasis"><text:span text:style-name="T84">ai<text:tab/>-&gt; <text:tab/>e</text:span></text:span></text:p>
      <text:p text:style-name="P163"><text:span text:style-name="Strong_20_Emphasis"><text:span text:style-name="T92">ise<text:tab/>-&gt; <text:tab/>qiz</text:span></text:span></text:p>
      <text:p text:style-name="P96"><text:soft-page-break/><text:span text:style-name="Strong_20_Emphasis"><text:span text:style-name="T50"/></text:span></text:p>
      <text:h text:style-name="P92" text:outline-level="3"><text:span text:style-name="Strong_20_Emphasis"><text:span text:style-name="T49">✅ Full Conjugation of </text:span></text:span><text:span text:style-name="Strong_20_Emphasis"><text:span text:style-name="T15">Avoir</text:span></text:span><text:span text:style-name="Strong_20_Emphasis"><text:span text:style-name="T49"> (to have)</text:span></text:span>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122">Pronoun</text:p>
            </table:table-cell>
            <table:table-cell table:style-name="Table6.A1" office:value-type="string">
              <text:p text:style-name="P122">Verb Form</text:p>
            </table:table-cell>
            <table:table-cell table:style-name="Table6.A1" office:value-type="string">
              <text:p text:style-name="P122">Maltese-style Pronunciation</text:p>
            </table:table-cell>
          </table:table-row>
        </table:table-header-rows>
        <table:table-row>
          <table:table-cell table:style-name="Table6.A1" office:value-type="string">
            <text:p text:style-name="P122">Je</text:p>
          </table:table-cell>
          <table:table-cell table:style-name="Table6.A1" office:value-type="string">
            <text:p text:style-name="P122">ai</text:p>
          </table:table-cell>
          <table:table-cell table:style-name="Table6.A1" office:value-type="string">
            <text:p text:style-name="P122">[ xġ e ]</text:p>
          </table:table-cell>
        </table:table-row>
        <table:table-row>
          <table:table-cell table:style-name="Table6.A1" office:value-type="string">
            <text:p text:style-name="P122">Tu</text:p>
          </table:table-cell>
          <table:table-cell table:style-name="Table6.A1" office:value-type="string">
            <text:p text:style-name="P122">as</text:p>
          </table:table-cell>
          <table:table-cell table:style-name="Table6.A1" office:value-type="string">
            <text:p text:style-name="P122">[ tu a ]</text:p>
          </table:table-cell>
        </table:table-row>
        <table:table-row>
          <table:table-cell table:style-name="Table6.A1" office:value-type="string">
            <text:p text:style-name="P122">Il / Elle / On</text:p>
          </table:table-cell>
          <table:table-cell table:style-name="Table6.A1" office:value-type="string">
            <text:p text:style-name="P122">a</text:p>
          </table:table-cell>
          <table:table-cell table:style-name="Table6.A1" office:value-type="string">
            <text:p text:style-name="P122">[ il / el / qu a ]</text:p>
          </table:table-cell>
        </table:table-row>
        <table:table-row>
          <table:table-cell table:style-name="Table6.A1" office:value-type="string">
            <text:p text:style-name="P122">Nous</text:p>
          </table:table-cell>
          <table:table-cell table:style-name="Table6.A1" office:value-type="string">
            <text:p text:style-name="P122">avons</text:p>
          </table:table-cell>
          <table:table-cell table:style-name="Table6.A1" office:value-type="string">
            <text:p text:style-name="P122">[ nu ż_avo ]</text:p>
          </table:table-cell>
        </table:table-row>
        <table:table-row>
          <table:table-cell table:style-name="Table6.A1" office:value-type="string">
            <text:p text:style-name="P122">Vous</text:p>
          </table:table-cell>
          <table:table-cell table:style-name="Table6.A1" office:value-type="string">
            <text:p text:style-name="P122">avez</text:p>
          </table:table-cell>
          <table:table-cell table:style-name="Table6.A1" office:value-type="string">
            <text:p text:style-name="P122">[ vu ż_ave ]</text:p>
          </table:table-cell>
        </table:table-row>
        <table:table-row>
          <table:table-cell table:style-name="Table6.A1" office:value-type="string">
            <text:p text:style-name="P122">Ils / Elles</text:p>
          </table:table-cell>
          <table:table-cell table:style-name="Table6.A1" office:value-type="string">
            <text:p text:style-name="P122">ont</text:p>
          </table:table-cell>
          <table:table-cell table:style-name="Table6.A1" office:value-type="string">
            <text:p text:style-name="P122">[ il / el ż_o ]</text:p>
          </table:table-cell>
        </table:table-row>
      </table:table>
      <text:p text:style-name="P91"><text:span text:style-name="Strong_20_Emphasis"><text:span text:style-name="T49"/></text:span></text:p>
      <text:p text:style-name="P91"><text:span text:style-name="Strong_20_Emphasis"><text:span text:style-name="T49"/></text:span></text:p>
      <text:h text:style-name="P119" text:outline-level="3"><text:span text:style-name="T200">✅ </text:span><text:span text:style-name="Strong_20_Emphasis"><text:span text:style-name="T200">French Possessive Adjectives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123">Owner</text:p>
            </table:table-cell>
            <table:table-cell table:style-name="Table9.A1" office:value-type="string">
              <text:p text:style-name="P123">Masculine Singular (obj)</text:p>
            </table:table-cell>
            <table:table-cell table:style-name="Table9.A1" office:value-type="string">
              <text:p text:style-name="P123">Feminine Singular (obj)</text:p>
            </table:table-cell>
            <table:table-cell table:style-name="Table9.A1" office:value-type="string">
              <text:p text:style-name="P123">Plural (any gender)</text:p>
            </table:table-cell>
          </table:table-row>
        </table:table-header-rows>
        <table:table-row>
          <table:table-cell table:style-name="Table9.A1" office:value-type="string">
            <text:p text:style-name="P165"><text:span text:style-name="Strong_20_Emphasis"><text:span text:style-name="T206">Je</text:span></text:span><text:span text:style-name="T206"> (I)</text:span></text:p>
          </table:table-cell>
          <table:table-cell table:style-name="Table9.A1" office:value-type="string">
            <text:p text:style-name="P165"><text:span text:style-name="Strong_20_Emphasis"><text:span text:style-name="T206">mon</text:span></text:span><text:span text:style-name="T206"> (my)</text:span></text:p>
          </table:table-cell>
          <table:table-cell table:style-name="Table9.A1" office:value-type="string">
            <text:p text:style-name="P165"><text:span text:style-name="Strong_20_Emphasis"><text:span text:style-name="T206">ma</text:span></text:span><text:span text:style-name="T206"> (my)</text:span></text:p>
          </table:table-cell>
          <table:table-cell table:style-name="Table9.A1" office:value-type="string">
            <text:p text:style-name="P165"><text:span text:style-name="Strong_20_Emphasis"><text:span text:style-name="T206">mes</text:span></text:span><text:span text:style-name="T206"> (my)</text:span></text:p>
          </table:table-cell>
        </table:table-row>
        <table:table-row>
          <table:table-cell table:style-name="Table9.A1" office:value-type="string">
            <text:p text:style-name="P165"><text:span text:style-name="Strong_20_Emphasis"><text:span text:style-name="T206">Tu</text:span></text:span><text:span text:style-name="T206"> (You)</text:span></text:p>
          </table:table-cell>
          <table:table-cell table:style-name="Table9.A1" office:value-type="string">
            <text:p text:style-name="P165"><text:span text:style-name="Strong_20_Emphasis"><text:span text:style-name="T206">ton</text:span></text:span><text:span text:style-name="T206"> (your)</text:span></text:p>
          </table:table-cell>
          <table:table-cell table:style-name="Table9.A1" office:value-type="string">
            <text:p text:style-name="P165"><text:span text:style-name="Strong_20_Emphasis"><text:span text:style-name="T206">ta</text:span></text:span><text:span text:style-name="T206"> (your)</text:span></text:p>
          </table:table-cell>
          <table:table-cell table:style-name="Table9.A1" office:value-type="string">
            <text:p text:style-name="P165"><text:span text:style-name="Strong_20_Emphasis"><text:span text:style-name="T206">tes</text:span></text:span><text:span text:style-name="T206"> (your)</text:span></text:p>
          </table:table-cell>
        </table:table-row>
        <table:table-row>
          <table:table-cell table:style-name="Table9.A1" office:value-type="string">
            <text:p text:style-name="P165"><text:span text:style-name="Strong_20_Emphasis"><text:span text:style-name="T206">Il / Elle / On</text:span></text:span><text:span text:style-name="T206"> (He/She/One)</text:span></text:p>
          </table:table-cell>
          <table:table-cell table:style-name="Table9.A1" office:value-type="string">
            <text:p text:style-name="P165"><text:span text:style-name="Strong_20_Emphasis"><text:span text:style-name="T206">son</text:span></text:span><text:span text:style-name="T206"> (his/her/its)</text:span></text:p>
          </table:table-cell>
          <table:table-cell table:style-name="Table9.A1" office:value-type="string">
            <text:p text:style-name="P165"><text:span text:style-name="Strong_20_Emphasis"><text:span text:style-name="T206">sa</text:span></text:span><text:span text:style-name="T206"> (his/her/its)</text:span></text:p>
          </table:table-cell>
          <table:table-cell table:style-name="Table9.A1" office:value-type="string">
            <text:p text:style-name="P165"><text:span text:style-name="Strong_20_Emphasis"><text:span text:style-name="T206">ses</text:span></text:span><text:span text:style-name="T206"> (his/her/its)</text:span></text:p>
          </table:table-cell>
        </table:table-row>
        <table:table-row>
          <table:table-cell table:style-name="Table9.A1" office:value-type="string">
            <text:p text:style-name="P165"><text:span text:style-name="Strong_20_Emphasis"><text:span text:style-name="T206">Nous</text:span></text:span><text:span text:style-name="T206"> (We)</text:span></text:p>
          </table:table-cell>
          <table:table-cell table:style-name="Table9.A1" office:value-type="string">
            <text:p text:style-name="P165"><text:span text:style-name="Strong_20_Emphasis"><text:span text:style-name="T206">notre</text:span></text:span><text:span text:style-name="T206"> (our)</text:span></text:p>
          </table:table-cell>
          <table:table-cell table:style-name="Table9.A1" office:value-type="string">
            <text:p text:style-name="P165"><text:span text:style-name="Strong_20_Emphasis"><text:span text:style-name="T206">notre</text:span></text:span><text:span text:style-name="T206"> (our)</text:span></text:p>
          </table:table-cell>
          <table:table-cell table:style-name="Table9.A1" office:value-type="string">
            <text:p text:style-name="P165"><text:span text:style-name="Strong_20_Emphasis"><text:span text:style-name="T206">nos</text:span></text:span><text:span text:style-name="T206"> (our)</text:span></text:p>
          </table:table-cell>
        </table:table-row>
        <table:table-row>
          <table:table-cell table:style-name="Table9.A1" office:value-type="string">
            <text:p text:style-name="P165"><text:span text:style-name="Strong_20_Emphasis"><text:span text:style-name="T206">Vous</text:span></text:span><text:span text:style-name="T206"> (You)</text:span></text:p>
          </table:table-cell>
          <table:table-cell table:style-name="Table9.A1" office:value-type="string">
            <text:p text:style-name="P165"><text:span text:style-name="Strong_20_Emphasis"><text:span text:style-name="T206">votre</text:span></text:span><text:span text:style-name="T206"> (your)</text:span></text:p>
          </table:table-cell>
          <table:table-cell table:style-name="Table9.A1" office:value-type="string">
            <text:p text:style-name="P165"><text:span text:style-name="Strong_20_Emphasis"><text:span text:style-name="T206">votre</text:span></text:span><text:span text:style-name="T206"> (your)</text:span></text:p>
          </table:table-cell>
          <table:table-cell table:style-name="Table9.A1" office:value-type="string">
            <text:p text:style-name="P165"><text:span text:style-name="Strong_20_Emphasis"><text:span text:style-name="T206">vos</text:span></text:span><text:span text:style-name="T206"> (your)</text:span></text:p>
          </table:table-cell>
        </table:table-row>
        <table:table-row>
          <table:table-cell table:style-name="Table9.A1" office:value-type="string">
            <text:p text:style-name="P165"><text:span text:style-name="Strong_20_Emphasis"><text:span text:style-name="T206">Ils / Elles</text:span></text:span><text:span text:style-name="T206"> (They)</text:span></text:p>
          </table:table-cell>
          <table:table-cell table:style-name="Table9.A1" office:value-type="string">
            <text:p text:style-name="P165"><text:span text:style-name="Strong_20_Emphasis"><text:span text:style-name="T206">leur</text:span></text:span><text:span text:style-name="T206"> (their)</text:span></text:p>
          </table:table-cell>
          <table:table-cell table:style-name="Table9.A1" office:value-type="string">
            <text:p text:style-name="P165"><text:span text:style-name="Strong_20_Emphasis"><text:span text:style-name="T206">leur</text:span></text:span><text:span text:style-name="T206"> (their)</text:span></text:p>
          </table:table-cell>
          <table:table-cell table:style-name="Table9.A1" office:value-type="string">
            <text:p text:style-name="P165"><text:span text:style-name="Strong_20_Emphasis"><text:span text:style-name="T206">leurs</text:span></text:span><text:span text:style-name="T206"> (their)</text:span></text:p>
          </table:table-cell>
        </table:table-row>
      </table:table>
      <text:p text:style-name="P145"/>
      <text:p text:style-name="P145"/>
      <text:h text:style-name="P120" text:outline-level="3"><text:span text:style-name="Strong_20_Emphasis"><text:span text:style-name="T201">Maltese-style Pronunciation Guide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24">French</text:p>
            </table:table-cell>
            <table:table-cell table:style-name="Table10.A1" office:value-type="string">
              <text:p text:style-name="P124">Maltese-style Pronunciation</text:p>
            </table:table-cell>
          </table:table-row>
        </table:table-header-rows>
        <table:table-row>
          <table:table-cell table:style-name="Table10.A1" office:value-type="string">
            <text:p text:style-name="P124">mon</text:p>
          </table:table-cell>
          <table:table-cell table:style-name="Table10.A1" office:value-type="string">
            <text:p text:style-name="P124">[ mo / <text:span text:style-name="T210">mon</text:span> ]</text:p>
          </table:table-cell>
        </table:table-row>
        <table:table-row>
          <table:table-cell table:style-name="Table10.A1" office:value-type="string">
            <text:p text:style-name="P124">ma</text:p>
          </table:table-cell>
          <table:table-cell table:style-name="Table10.A1" office:value-type="string">
            <text:p text:style-name="P124">[ ma ]</text:p>
          </table:table-cell>
        </table:table-row>
        <table:table-row>
          <table:table-cell table:style-name="Table10.A1" office:value-type="string">
            <text:p text:style-name="P124">mes</text:p>
          </table:table-cell>
          <table:table-cell table:style-name="Table10.A1" office:value-type="string">
            <text:p text:style-name="P124">[ me <text:s/>/ <text:s/><text:span text:style-name="T210">meż</text:span> ]</text:p>
          </table:table-cell>
        </table:table-row>
        <table:table-row>
          <table:table-cell table:style-name="Table10.A1" office:value-type="string">
            <text:p text:style-name="P124">ton</text:p>
          </table:table-cell>
          <table:table-cell table:style-name="Table10.A1" office:value-type="string">
            <text:p text:style-name="P124">[ to <text:s/>/ <text:s/><text:span text:style-name="T210">ton</text:span> ]</text:p>
          </table:table-cell>
        </table:table-row>
        <table:table-row>
          <table:table-cell table:style-name="Table10.A1" office:value-type="string">
            <text:p text:style-name="P124">ta</text:p>
          </table:table-cell>
          <table:table-cell table:style-name="Table10.A1" office:value-type="string">
            <text:p text:style-name="P124">[ ta ]</text:p>
          </table:table-cell>
        </table:table-row>
        <table:table-row>
          <table:table-cell table:style-name="Table10.A1" office:value-type="string">
            <text:p text:style-name="P124">tes</text:p>
          </table:table-cell>
          <table:table-cell table:style-name="Table10.A1" office:value-type="string">
            <text:p text:style-name="P124">[ <text:span text:style-name="T210">te <text:s/>/ <text:s/></text:span>tes ]</text:p>
          </table:table-cell>
        </table:table-row>
        <table:table-row>
          <table:table-cell table:style-name="Table10.A1" office:value-type="string">
            <text:p text:style-name="P124">son</text:p>
          </table:table-cell>
          <table:table-cell table:style-name="Table10.A1" office:value-type="string">
            <text:p text:style-name="P124">[ <text:span text:style-name="T210">so <text:s/>/ <text:s/></text:span>son ]</text:p>
          </table:table-cell>
        </table:table-row>
        <table:table-row>
          <table:table-cell table:style-name="Table10.A1" office:value-type="string">
            <text:p text:style-name="P124">sa</text:p>
          </table:table-cell>
          <table:table-cell table:style-name="Table10.A1" office:value-type="string">
            <text:p text:style-name="P124">[ sa ]</text:p>
          </table:table-cell>
        </table:table-row>
        <table:table-row>
          <table:table-cell table:style-name="Table10.A1" office:value-type="string">
            <text:p text:style-name="P124">ses</text:p>
          </table:table-cell>
          <table:table-cell table:style-name="Table10.A1" office:value-type="string">
            <text:p text:style-name="P124">[ <text:span text:style-name="T210">seż / </text:span>ses ]</text:p>
          </table:table-cell>
        </table:table-row>
        <table:table-row>
          <table:table-cell table:style-name="Table10.A1" office:value-type="string">
            <text:p text:style-name="P124">notre</text:p>
          </table:table-cell>
          <table:table-cell table:style-name="Table10.A1" office:value-type="string">
            <text:p text:style-name="P124">[ <text:span text:style-name="T210">not <text:s/>/ <text:s/></text:span>notr ]</text:p>
          </table:table-cell>
        </table:table-row>
        <table:table-row>
          <table:table-cell table:style-name="Table10.A1" office:value-type="string">
            <text:p text:style-name="P124">nos</text:p>
          </table:table-cell>
          <table:table-cell table:style-name="Table10.A1" office:value-type="string">
            <text:p text:style-name="P124">[ no<text:span text:style-name="T210">ż</text:span> ]</text:p>
          </table:table-cell>
        </table:table-row>
        <table:table-row>
          <table:table-cell table:style-name="Table10.A1" office:value-type="string">
            <text:p text:style-name="P124">votre</text:p>
          </table:table-cell>
          <table:table-cell table:style-name="Table10.A1" office:value-type="string">
            <text:p text:style-name="P124">[ votr ]</text:p>
          </table:table-cell>
        </table:table-row>
        <table:table-row>
          <table:table-cell table:style-name="Table10.A1" office:value-type="string">
            <text:p text:style-name="P124">vos</text:p>
          </table:table-cell>
          <table:table-cell table:style-name="Table10.A1" office:value-type="string">
            <text:p text:style-name="P124">[ vo <text:s/>/ <text:s/><text:span text:style-name="T210">voż</text:span> ]</text:p>
          </table:table-cell>
        </table:table-row>
        <table:table-row>
          <table:table-cell table:style-name="Table10.A1" office:value-type="string">
            <text:p text:style-name="P124">leur</text:p>
          </table:table-cell>
          <table:table-cell table:style-name="Table10.A1" office:value-type="string">
            <text:p text:style-name="P124">[ ler ]</text:p>
          </table:table-cell>
        </table:table-row>
        <text:soft-page-break/>
        <table:table-row>
          <table:table-cell table:style-name="Table10.A1" office:value-type="string">
            <text:p text:style-name="P124">leurs</text:p>
          </table:table-cell>
          <table:table-cell table:style-name="Table10.A1" office:value-type="string">
            <text:p text:style-name="P124">[ <text:span text:style-name="T210">ler <text:s/>/ <text:s/></text:span>lers ]</text:p>
          </table:table-cell>
        </table:table-row>
      </table:table>
      <text:p text:style-name="P125"/>
      <text:p text:style-name="P125">✅<text:span text:style-name="T211"> Je prends</text:span></text:p>
      <text:list xml:id="list2027406571" text:style-name="L13">
        <text:list-item>
          <text:p text:style-name="P253">Tense: Present</text:p>
        </text:list-item>
        <text:list-item>
          <text:p text:style-name="P253">Meaning: I take / I am taking</text:p>
        </text:list-item>
        <text:list-item>
          <text:p text:style-name="P253">Example:</text:p>
          <text:list>
            <text:list-item>
              <text:p text:style-name="P253">Je prends un café. → I’m taking a coffee.</text:p>
            </text:list-item>
            <text:list-item>
              <text:p text:style-name="P253">Je prends le bus tous les matins. → I take the bus every morning.</text:p>
            </text:list-item>
          </text:list>
        </text:list-item>
      </text:list>
      <text:p text:style-name="P125"/>
      <text:p text:style-name="P125">✅<text:span text:style-name="T211"> Je prendrai</text:span></text:p>
      <text:list text:style-name="L14">
        <text:list-item>
          <text:p text:style-name="P255">Tense: Future simple</text:p>
        </text:list-item>
        <text:list-item>
          <text:p text:style-name="P255">Meaning: I will take</text:p>
        </text:list-item>
        <text:list-item>
          <text:p text:style-name="P255">Example:</text:p>
          <text:list>
            <text:list-item>
              <text:p text:style-name="P255">Je prendrai un café demain matin. → I will take a coffee tomorrow morning.</text:p>
            </text:list-item>
            <text:list-item>
              <text:p text:style-name="P255">Je prendrai le train à 9h. → I will take the train at 9AM.</text:p>
            </text:list-item>
          </text:list>
        </text:list-item>
      </text:list>
      <text:p text:style-name="P125"/>
      <text:p text:style-name="P125">🟡 Summary:</text:p>
      <table:table table:name="Table11" table:style-name="Table11">
        <table:table-column table:style-name="Table11.A" table:number-columns-repeated="4"/>
        <table:table-header-rows>
          <table:table-row>
            <table:table-cell table:style-name="Table11.A1" office:value-type="string">
              <text:p text:style-name="P125">Expression</text:p>
            </table:table-cell>
            <table:table-cell table:style-name="Table11.A1" office:value-type="string">
              <text:p text:style-name="P125">Tense</text:p>
            </table:table-cell>
            <table:table-cell table:style-name="Table11.A1" office:value-type="string">
              <text:p text:style-name="P125">Meaning</text:p>
            </table:table-cell>
            <table:table-cell table:style-name="Table11.A1" office:value-type="string">
              <text:p text:style-name="P125">Use when...</text:p>
            </table:table-cell>
          </table:table-row>
        </table:table-header-rows>
        <table:table-row>
          <table:table-cell table:style-name="Table11.A1" office:value-type="string">
            <text:p text:style-name="P125">Je prends</text:p>
          </table:table-cell>
          <table:table-cell table:style-name="Table11.A1" office:value-type="string">
            <text:p text:style-name="P125">Present</text:p>
          </table:table-cell>
          <table:table-cell table:style-name="Table11.A1" office:value-type="string">
            <text:p text:style-name="P125">I take / I am taking</text:p>
          </table:table-cell>
          <table:table-cell table:style-name="Table11.A1" office:value-type="string">
            <text:p text:style-name="P125">Talking about now or regular actions</text:p>
          </table:table-cell>
        </table:table-row>
        <table:table-row>
          <table:table-cell table:style-name="Table11.A1" office:value-type="string">
            <text:p text:style-name="P125">Je prendrai</text:p>
          </table:table-cell>
          <table:table-cell table:style-name="Table11.A1" office:value-type="string">
            <text:p text:style-name="P125">Future Simple</text:p>
          </table:table-cell>
          <table:table-cell table:style-name="Table11.A1" office:value-type="string">
            <text:p text:style-name="P125">I will take</text:p>
          </table:table-cell>
          <table:table-cell table:style-name="Table11.A1" office:value-type="string">
            <text:p text:style-name="P125">Talking about the future</text:p>
          </table:table-cell>
        </table:table-row>
      </table:table>
      <text:p text:style-name="P125"/>
      <text:p text:style-name="P42"/>
      <text:h text:style-name="P40" text:outline-level="2">📚 French Demonstratives and "Ce" Forms</text:h>
      <text:h text:style-name="P160" text:outline-level="3"><text:span text:style-name="T172">1. 🔹 </text:span><text:span text:style-name="Strong_20_Emphasis"><text:span text:style-name="T172">Ce</text:span></text:span></text:h>
      <text:list text:style-name="L15">
        <text:list-item>
          <text:p text:style-name="P256"><text:span text:style-name="Strong_20_Emphasis"><text:span text:style-name="T172">Meaning:</text:span></text:span><text:span text:style-name="T172"> this / that</text:span></text:p>
        </text:list-item>
        <text:list-item>
          <text:p text:style-name="P256"><text:span text:style-name="Strong_20_Emphasis"><text:span text:style-name="T172">Usage:</text:span></text:span><text:span text:style-name="T172"> Before a </text:span><text:span text:style-name="Strong_20_Emphasis"><text:span text:style-name="T172">masculine singular noun</text:span></text:span><text:span text:style-name="T172"> starting with a </text:span><text:span text:style-name="Strong_20_Emphasis"><text:span text:style-name="T172">consonant</text:span></text:span></text:p>
        </text:list-item>
        <text:list-item>
          <text:p text:style-name="P256"><text:span text:style-name="Strong_20_Emphasis"><text:span text:style-name="T172">Example:<text:tab/>Ce garçon</text:span></text:span><text:span text:style-name="T172"> est gentil. → This boy is nice.</text:span></text:p>
          <text:list>
            <text:list-header>
              <text:p text:style-name="P243"/>
            </text:list-header>
          </text:list>
        </text:list-item>
      </text:list>
      <text:list xml:id="list192059298285720" text:continue-list="list2027406571" text:style-name="L13">
        <text:list-item>
          <text:list>
            <text:list-header>
              <text:p text:style-name="P254"/>
            </text:list-header>
          </text:list>
        </text:list-item>
      </text:list>
      <text:h text:style-name="P160" text:outline-level="3"><text:span text:style-name="T172">2. 🔹 </text:span><text:span text:style-name="Strong_20_Emphasis"><text:span text:style-name="T172">Cet</text:span></text:span></text:h>
      <text:list text:style-name="L16">
        <text:list-item>
          <text:p text:style-name="P257"><text:span text:style-name="Strong_20_Emphasis"><text:span text:style-name="T172">Meaning:</text:span></text:span><text:span text:style-name="T172"> this / that</text:span></text:p>
        </text:list-item>
        <text:list-item>
          <text:p text:style-name="P257"><text:span text:style-name="Strong_20_Emphasis"><text:span text:style-name="T172">Usage:</text:span></text:span><text:span text:style-name="T172"> Before a </text:span><text:span text:style-name="Strong_20_Emphasis"><text:span text:style-name="T172">masculine singular noun</text:span></text:span><text:span text:style-name="T172"> starting with a </text:span><text:span text:style-name="Strong_20_Emphasis"><text:span text:style-name="T172">vowel or mute 'h'</text:span></text:span></text:p>
        </text:list-item>
        <text:list-item>
          <text:p text:style-name="P257"><text:span text:style-name="Strong_20_Emphasis"><text:span text:style-name="T172">Example:<text:tab/>Cet homme</text:span></text:span><text:span text:style-name="T172"> est gentil. → This man is nice.</text:span></text:p>
          <text:list>
            <text:list-header>
              <text:p text:style-name="P244"/>
            </text:list-header>
          </text:list>
        </text:list-item>
      </text:list>
      <text:h text:style-name="P160" text:outline-level="3"><text:span text:style-name="T172">3. 🔹 </text:span><text:span text:style-name="Strong_20_Emphasis"><text:span text:style-name="T172">Cette</text:span></text:span></text:h>
      <text:list text:style-name="L17">
        <text:list-item>
          <text:p text:style-name="P258"><text:span text:style-name="Strong_20_Emphasis"><text:span text:style-name="T172">Meaning:</text:span></text:span><text:span text:style-name="T172"> this / that</text:span></text:p>
        </text:list-item>
        <text:list-item>
          <text:p text:style-name="P258"><text:soft-page-break/><text:span text:style-name="Strong_20_Emphasis"><text:span text:style-name="T172">Usage:</text:span></text:span><text:span text:style-name="T172"> Before a </text:span><text:span text:style-name="Strong_20_Emphasis"><text:span text:style-name="T172">feminine singular noun</text:span></text:span></text:p>
        </text:list-item>
        <text:list-item>
          <text:p text:style-name="P258"><text:span text:style-name="Strong_20_Emphasis"><text:span text:style-name="T172">Example:<text:tab/>Cette fille</text:span></text:span><text:span text:style-name="T172"> est intelligente. → This girl is smart.</text:span></text:p>
          <text:list>
            <text:list-header>
              <text:p text:style-name="P245"/>
            </text:list-header>
          </text:list>
        </text:list-item>
      </text:list>
      <text:h text:style-name="P160" text:outline-level="3"><text:span text:style-name="T172">4. 🔹 </text:span><text:span text:style-name="Strong_20_Emphasis"><text:span text:style-name="T172">Ces</text:span></text:span></text:h>
      <text:list text:style-name="L18">
        <text:list-item>
          <text:p text:style-name="P259"><text:span text:style-name="Strong_20_Emphasis"><text:span text:style-name="T172">Meaning:</text:span></text:span><text:span text:style-name="T172"> these / those</text:span></text:p>
        </text:list-item>
        <text:list-item>
          <text:p text:style-name="P259"><text:span text:style-name="Strong_20_Emphasis"><text:span text:style-name="T172">Usage:</text:span></text:span><text:span text:style-name="T172"> Before </text:span><text:span text:style-name="Strong_20_Emphasis"><text:span text:style-name="T172">plural nouns</text:span></text:span><text:span text:style-name="T172"> (masculine or feminine)</text:span></text:p>
        </text:list-item>
        <text:list-item>
          <text:p text:style-name="P259"><text:span text:style-name="Strong_20_Emphasis"><text:span text:style-name="T172">Example:</text:span></text:span></text:p>
          <text:list>
            <text:list-item>
              <text:p text:style-name="P259"><text:span text:style-name="Strong_20_Emphasis"><text:span text:style-name="T172">Ces enfants</text:span></text:span><text:span text:style-name="T172"> sont contents. → These children are happy.</text:span></text:p>
            </text:list-item>
            <text:list-item>
              <text:p text:style-name="P259"><text:span text:style-name="Strong_20_Emphasis"><text:span text:style-name="T172">Ces femmes</text:span></text:span><text:span text:style-name="T172"> sont intelligentes. → These women are smart.</text:span></text:p>
              <text:p text:style-name="P246"/>
            </text:list-item>
          </text:list>
        </text:list-item>
      </text:list>
      <text:h text:style-name="P160" text:outline-level="3"><text:span text:style-name="T172">5. 🔹 </text:span><text:span text:style-name="Strong_20_Emphasis"><text:span text:style-name="T172">C’</text:span></text:span><text:span text:style-name="T172"> or </text:span><text:span text:style-name="Strong_20_Emphasis"><text:span text:style-name="T172">Ce</text:span></text:span><text:span text:style-name="T172"> as Subject</text:span></text:h>
      <text:list text:style-name="L19">
        <text:list-item>
          <text:p text:style-name="P260"><text:span text:style-name="Strong_20_Emphasis"><text:span text:style-name="T172">Meaning:</text:span></text:span><text:span text:style-name="T172"> it / this / that</text:span></text:p>
        </text:list-item>
        <text:list-item>
          <text:p text:style-name="P260"><text:span text:style-name="Strong_20_Emphasis"><text:span text:style-name="T172">Usage:</text:span></text:span><text:span text:style-name="T172"> Used as the </text:span><text:span text:style-name="Strong_20_Emphasis"><text:span text:style-name="T172">subject</text:span></text:span><text:span text:style-name="T172"> with a form of </text:span><text:span text:style-name="Strong_20_Emphasis"><text:span text:style-name="T172">être</text:span></text:span><text:span text:style-name="T172"> (to be)</text:span></text:p>
        </text:list-item>
        <text:list-item>
          <text:p text:style-name="P260"><text:span text:style-name="Strong_20_Emphasis"><text:span text:style-name="T172">Examples:</text:span></text:span></text:p>
          <text:list>
            <text:list-item>
              <text:p text:style-name="P260"><text:span text:style-name="Strong_20_Emphasis"><text:span text:style-name="T172">C’est</text:span></text:span><text:span text:style-name="T172"> un professeur. → It’s a teacher. [ se ]</text:span></text:p>
            </text:list-item>
            <text:list-item>
              <text:p text:style-name="P260"><text:span text:style-name="Strong_20_Emphasis"><text:span text:style-name="T172">Ce sont</text:span></text:span><text:span text:style-name="T172"> mes amis. → They are my friends. [ se son ]</text:span></text:p>
            </text:list-item>
          </text:list>
          <text:p text:style-name="P260"><text:span text:style-name="T172"/></text:p>
        </text:list-item>
      </text:list>
      <text:list text:continue-list="list192059298285720" text:style-name="L13">
        <text:list-item>
          <text:list>
            <text:list-header>
              <text:p text:style-name="P254"/>
            </text:list-header>
          </text:list>
        </text:list-item>
      </text:list>
      <text:h text:style-name="P37" text:outline-level="3">✅ Summary Tabl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39">French Word</text:p>
            </table:table-cell>
            <table:table-cell table:style-name="Table12.A1" office:value-type="string">
              <text:p text:style-name="P39">Meaning</text:p>
            </table:table-cell>
            <table:table-cell table:style-name="Table12.A1" office:value-type="string">
              <text:p text:style-name="P39">Use Before</text:p>
            </table:table-cell>
            <table:table-cell table:style-name="Table12.A1" office:value-type="string">
              <text:p text:style-name="P39">Gender/Number</text:p>
            </table:table-cell>
            <table:table-cell table:style-name="Table12.A1" office:value-type="string">
              <text:p text:style-name="P39">Maltese-style Pronunciation</text:p>
            </table:table-cell>
          </table:table-row>
        </table:table-header-rows>
        <table:table-row>
          <table:table-cell table:style-name="Table12.A1" office:value-type="string">
            <text:p text:style-name="P38">c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consonant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t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vowel/h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tt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s</text:p>
          </table:table-cell>
          <table:table-cell table:style-name="Table12.A1" office:value-type="string">
            <text:p text:style-name="P38">these / those</text:p>
          </table:table-cell>
          <table:table-cell table:style-name="Table12.A1" office:value-type="string">
            <text:p text:style-name="P38">All plural nouns</text:p>
          </table:table-cell>
          <table:table-cell table:style-name="Table12.A1" office:value-type="string">
            <text:p text:style-name="P38">Masculine/Feminine Plural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’est</text:p>
          </table:table-cell>
          <table:table-cell table:style-name="Table12.A1" office:value-type="string">
            <text:p text:style-name="P38">it is / this is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 sont</text:p>
          </table:table-cell>
          <table:table-cell table:style-name="Table12.A1" office:value-type="string">
            <text:p text:style-name="P38">they are / these are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Plural</text:p>
          </table:table-cell>
          <table:table-cell table:style-name="Table12.A1" office:value-type="string">
            <text:p text:style-name="P38">[ se son ]</text:p>
          </table:table-cell>
        </table:table-row>
      </table:table>
      <text:p text:style-name="P41"/>
      <text:p text:style-name="P41"/>
      <text:p text:style-name="P41"/>
      <text:p text:style-name="P41"/>
      <text:h text:style-name="P167" text:outline-level="1"><text:soft-page-break/><text:span text:style-name="Strong_20_Emphasis"><text:span text:style-name="T159">Unit </text:span></text:span><text:span text:style-name="Strong_20_Emphasis"><text:span text:style-name="T160">6</text:span></text:span><text:span text:style-name="Strong_20_Emphasis"><text:span text:style-name="T159"> – Refer to family members</text:span></text:span></text:h>
      <text:p text:style-name="P41"/>
      <text:p text:style-name="P171"><text:span text:style-name="Strong_20_Emphasis"><text:span text:style-name="T177">Words - Mots [mo]</text:span></text:span></text:p>
      <text:p text:style-name="P43">Le p<text:span text:style-name="Strong_20_Emphasis"><text:span text:style-name="T3">è</text:span></text:span>re.</text:p>
      <text:p text:style-name="P50"><text:span text:style-name="Strong_20_Emphasis"><text:span text:style-name="T4">L</text:span></text:span><text:span text:style-name="Strong_20_Emphasis"><text:span text:style-name="T10">a</text:span></text:span><text:span text:style-name="Strong_20_Emphasis"><text:span text:style-name="T4"> mère.</text:span></text:span></text:p>
      <text:p text:style-name="P50"><text:span text:style-name="Strong_20_Emphasis"><text:span text:style-name="T4">L</text:span></text:span><text:span text:style-name="Strong_20_Emphasis"><text:span text:style-name="T10">e </text:span></text:span><text:span text:style-name="Strong_20_Emphasis"><text:span text:style-name="T4">mar</text:span></text:span><text:span text:style-name="Strong_20_Emphasis"><text:span text:style-name="T7">i</text:span></text:span><text:span text:style-name="Strong_20_Emphasis"><text:span text:style-name="T4">.</text:span></text:span></text:p>
      <text:p text:style-name="P50"><text:span text:style-name="Strong_20_Emphasis"><text:span text:style-name="T4">Ta femme.</text:span></text:span></text:p>
      <text:p text:style-name="P50"><text:span text:style-name="Strong_20_Emphasis"><text:span text:style-name="T4">Ton mari.<text:tab/><text:tab/><text:tab/></text:span></text:span><text:span text:style-name="Strong_20_Emphasis"><text:span text:style-name="T7">[ ton mari ]</text:span></text:span></text:p>
      <text:p text:style-name="P50"><text:span text:style-name="Strong_20_Emphasis"><text:span text:style-name="T10">L</text:span></text:span><text:span text:style-name="Strong_20_Emphasis"><text:span text:style-name="T2">e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50"><text:span text:style-name="Strong_20_Emphasis"><text:span text:style-name="T4">Mon fils.<text:tab/><text:tab/><text:tab/></text:span></text:span><text:span text:style-name="Strong_20_Emphasis"><text:span text:style-name="T10">[ mon fis ]</text:span></text:span></text:p>
      <text:p text:style-name="P50"><text:span text:style-name="Strong_20_Emphasis"><text:span text:style-name="T4">Mes fils.<text:tab/><text:tab/><text:tab/></text:span></text:span><text:span text:style-name="Strong_20_Emphasis"><text:span text:style-name="T10">[ me fis ]</text:span></text:span></text:p>
      <text:p text:style-name="P43"><text:span text:style-name="T214">M</text:span>on Chat.</text:p>
      <text:p text:style-name="P43"><text:span text:style-name="T214">T</text:span>on Chat.</text:p>
      <text:p text:style-name="P58">Ma <text:span text:style-name="Strong_20_Emphasis"><text:span text:style-name="T6">sœur<text:tab/><text:tab/><text:tab/>[ </text:span></text:span><text:span text:style-name="Strong_20_Emphasis"><text:span text:style-name="T2">ma </text:span></text:span><text:span text:style-name="Strong_20_Emphasis"><text:span text:style-name="T6">ser ]</text:span></text:span></text:p>
      <text:p text:style-name="P43"/>
      <text:p text:style-name="P51"><text:span text:style-name="Strong_20_Emphasis"><text:span text:style-name="T5">La grand-mère.</text:span></text:span></text:p>
      <text:p text:style-name="P51"><text:span text:style-name="Strong_20_Emphasis"><text:span text:style-name="T5"/></text:span></text:p>
      <text:p text:style-name="P51"><text:span text:style-name="Strong_20_Emphasis"><text:span text:style-name="T11">Une </text:span></text:span><text:span text:style-name="Strong_20_Emphasis"><text:span text:style-name="T6">chouette.<text:tab/><text:tab/><text:tab/>[ </text:span></text:span><text:span text:style-name="Strong_20_Emphasis"><text:span text:style-name="T11">un </text:span></text:span><text:span text:style-name="Strong_20_Emphasis"><text:span text:style-name="T6">xwet ]</text:span></text:span></text:p>
      <text:p text:style-name="P43">Angleterre.</text:p>
      <text:p text:style-name="P43">A<text:span text:style-name="Strong_20_Emphasis"><text:span text:style-name="T3">é</text:span></text:span><text:span text:style-name="Strong_20_Emphasis"><text:span text:style-name="T2">roprt.</text:span></text:span></text:p>
      <text:p text:style-name="P43"><text:span text:style-name="Strong_20_Emphasis"><text:span text:style-name="T4"/></text:span></text:p>
      <text:p text:style-name="P44"><text:span text:style-name="Strong_20_Emphasis"><text:span text:style-name="T5">La maison.<text:tab/><text:tab/><text:tab/>[ La meżon ]</text:span></text:span></text:p>
      <text:p text:style-name="P44"><text:span text:style-name="Strong_20_Emphasis"><text:span text:style-name="T5">Le jardin<text:tab/><text:tab/><text:tab/>[ le xġarda ]</text:span></text:span></text:p>
      <text:p text:style-name="P44"><text:span text:style-name="Strong_20_Emphasis"><text:span text:style-name="T5"><text:tab/><text:tab/></text:span></text:span></text:p>
      <text:p text:style-name="P44"><text:span text:style-name="Strong_20_Emphasis"><text:span text:style-name="T5">Ma maison.<text:tab/><text:tab/><text:tab/></text:span></text:span><text:span text:style-name="Strong_20_Emphasis"><text:span text:style-name="T6">[ ma meżo ]</text:span></text:span></text:p>
      <text:p text:style-name="P45"><text:span text:style-name="Strong_20_Emphasis"><text:span text:style-name="T6">L’appartement.<text:tab/><text:tab/>[ la partamo ]</text:span></text:span></text:p>
      <text:p text:style-name="P45"><text:span text:style-name="Strong_20_Emphasis"><text:span text:style-name="T6">Anglais.<text:tab/><text:tab/><text:tab/>[ angle ]</text:span></text:span></text:p>
      <text:p text:style-name="P46"><text:span text:style-name="Strong_20_Emphasis"><text:span text:style-name="T7">Un animal de compagnie.<text:tab/>[ qan animal di compani ]</text:span></text:span></text:p>
      <text:p text:style-name="P168"><text:span text:style-name="Strong_20_Emphasis"><text:span text:style-name="T94">Mon fils veut un chat.<text:tab/><text:tab/></text:span></text:span><text:span text:style-name="Strong_20_Emphasis"><text:span text:style-name="T95">[ mon fis vj q xa <text:s/>]</text:span></text:span></text:p>
      <text:p text:style-name="P46"><text:span text:style-name="Strong_20_Emphasis"><text:span text:style-name="T7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171"><text:soft-page-break/><text:span text:style-name="Strong_20_Emphasis"><text:span text:style-name="T20">Sentences – Phrases [ fraż ]</text:span></text:span></text:p>
      <text:p text:style-name="P171"><text:span text:style-name="Strong_20_Emphasis"><text:span text:style-name="T96">Bonjour, Julia. C'est ton père ? </text:span></text:span><text:span text:style-name="Strong_20_Emphasis"><text:span text:style-name="T217">O</text:span></text:span><text:span text:style-name="Strong_20_Emphasis"><text:span text:style-name="T216">ui, c’est mon père. Il est journaliste.</text:span></text:span></text:p>
      <text:p text:style-name="P43"><text:span text:style-name="Strong_20_Emphasis"><text:span text:style-name="T2">Non, c’est mon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43"><text:span text:style-name="Strong_20_Emphasis"><text:span text:style-name="T2">Marc va bien.</text:span></text:span></text:p>
      <text:p text:style-name="P45"><text:span text:style-name="Strong_20_Emphasis"><text:span text:style-name="T6">Le p</text:span></text:span><text:span text:style-name="Strong_20_Emphasis"><text:span text:style-name="T3">è</text:span></text:span><text:span text:style-name="Strong_20_Emphasis"><text:span text:style-name="T6">re d’Elsa</text:span></text:span></text:p>
      <text:p text:style-name="P43"><text:span text:style-name="Strong_20_Emphasis"><text:span text:style-name="T2">Ton chat va bien ?</text:span></text:span></text:p>
      <text:p text:style-name="P43"><text:span text:style-name="Strong_20_Emphasis"><text:span text:style-name="T2">Paul et son <text:s/></text:span></text:span><text:span text:style-name="Strong_20_Emphasis"><text:span text:style-name="T151">p</text:span></text:span><text:span text:style-name="Strong_20_Emphasis"><text:span text:style-name="T3">è</text:span></text:span><text:span text:style-name="Strong_20_Emphasis"><text:span text:style-name="T151">re.</text:span></text:span></text:p>
      <text:p text:style-name="P44"><text:span text:style-name="Strong_20_Emphasis"><text:span text:style-name="T151">Mon frère va bien, merci.</text:span></text:span></text:p>
      <text:p text:style-name="P45"><text:span text:style-name="Strong_20_Emphasis"><text:span text:style-name="T152">Le grand-père d'Elsa ? </text:span></text:span><text:span text:style-name="Strong_20_Emphasis"><text:span text:style-name="T215">Non, je suis son père.</text:span></text:span></text:p>
      <text:p text:style-name="P45"><text:span text:style-name="Strong_20_Emphasis"><text:span text:style-name="T152">Dans la voiture.<text:tab/><text:tab/><text:tab/><text:tab/><text:tab/><text:tab/>[ Don la vwatur ]<text:tab/><text:tab/>In the car.</text:span></text:span></text:p>
      <text:p text:style-name="P45"><text:span text:style-name="Strong_20_Emphasis"><text:span text:style-name="T152">Tu habite o</text:span></text:span><text:span text:style-name="Strong_20_Emphasis"><text:span text:style-name="T3">ù ?<text:tab/></text:span></text:span><text:span text:style-name="Strong_20_Emphasis"><text:span text:style-name="T218">Dans un appartement <text:s/></text:span></text:span><text:span text:style-name="Strong_20_Emphasis"><text:span text:style-name="T219">à </text:span></text:span><text:span text:style-name="Strong_20_Emphasis"><text:span text:style-name="T218">Paris.</text:span></text:span><text:span text:style-name="Strong_20_Emphasis"><text:span text:style-name="T6"><text:tab/>[ tu abit u ?, Danż <text:s/>a appartamo <text:s/>a pari ]</text:span></text:span></text:p>
      <text:p text:style-name="P46"><text:span text:style-name="Strong_20_Emphasis"><text:span text:style-name="T7">O</text:span></text:span><text:span text:style-name="Strong_20_Emphasis"><text:span text:style-name="T3">ù</text:span></text:span><text:span text:style-name="Strong_20_Emphasis"><text:span text:style-name="T7"> est le chat d’Elsa ?<text:tab/><text:tab/><text:tab/><text:tab/>[ wee<text:tab/>l-xa <text:s/>d’elża ]</text:span></text:span></text:p>
      <text:p text:style-name="P47"><text:span text:style-name="Strong_20_Emphasis"><text:span text:style-name="T8">Ta sœur va bien ?<text:tab/><text:tab/><text:tab/><text:tab/><text:tab/>[ ta sur va bja ]</text:span></text:span></text:p>
      <text:p text:style-name="P47"><text:span text:style-name="Strong_20_Emphasis"><text:span text:style-name="T8">Paul parle avec sa sœur.<text:tab/><text:tab/><text:tab/><text:tab/>[ pol parl avek sa ser ]</text:span></text:span></text:p>
      <text:p text:style-name="P47">Où habite ta grand-mère ?<text:tab/><text:tab/><text:tab/><text:tab/><text:span text:style-name="T212">[ u abit ta grand mer ? <text:s/>]</text:span></text:p>
      <text:p text:style-name="P53">Tu as un fils ?</text:p>
      <text:p text:style-name="P53">J'ai un appartement a Paris.</text:p>
      <text:p text:style-name="P53">Ta sœur va bien ?</text:p>
      <text:p text:style-name="P54">Ton p<text:span text:style-name="Strong_20_Emphasis"><text:span text:style-name="T3">è</text:span></text:span>re habite ici ?</text:p>
      <text:p text:style-name="P54">Elle va bien.<text:tab/>Marc va bien.</text:p>
      <text:p text:style-name="P54">Mon frère Marc habite à Bordeaux.</text:p>
      <text:p text:style-name="P54">Marc et son p<text:span text:style-name="Strong_20_Emphasis"><text:span text:style-name="T3">è</text:span></text:span>re.</text:p>
      <text:p text:style-name="P54">Mon frère s'appelle Marc.</text:p>
      <text:p text:style-name="P54">Mon frère est français.</text:p>
      <text:p text:style-name="P54">Je suis Anna. J'habite en Espagne avec mon père et mon chat. Je parle français et espagnol.</text:p>
      <text:p text:style-name="P54">Ma mère est américaine.</text:p>
      <text:p text:style-name="P62">Ma soeur parle français.</text:p>
      <text:p text:style-name="P62">Salut tu vas bien ?</text:p>
      <text:p text:style-name="P175"><text:span text:style-name="T178">Ma m</text:span><text:span text:style-name="Strong_20_Emphasis"><text:span text:style-name="T73">è</text:span></text:span><text:span text:style-name="T178">re habite en Italie.</text:span></text:p>
      <text:p text:style-name="P175"><text:span text:style-name="T178">Son fr</text:span><text:span text:style-name="Strong_20_Emphasis"><text:span text:style-name="T73">è</text:span></text:span><text:span text:style-name="T178">re et sa sœur.</text:span></text:p>
      <text:p text:style-name="P54">Salut, tu vas bien ? Comment va ton frère ? Et ta sœur, elle va bien ?</text:p>
      <text:p text:style-name="P55">Ma famille, c'est mon père et mon frère.</text:p>
      <text:p text:style-name="P55">Ta mère est française.</text:p>
      <text:p text:style-name="P54">Ma famille habite en France.</text:p>
      <text:p text:style-name="P54"><text:span text:style-name="T220">D</text:span>ans l'appartement.</text:p>
      <text:p text:style-name="P55">Marie parle avec sa sœur.</text:p>
      <text:p text:style-name="P56"><text:soft-page-break/>Je vais bien, merci.</text:p>
      <text:p text:style-name="P56">Je vais bien, et toi vas bien ?</text:p>
      <text:p text:style-name="P56">Je vais bien, <text:span text:style-name="T183">et toi aussi ?<text:tab/><text:tab/><text:tab/></text:span><text:span text:style-name="T222"><text:tab/><text:tab/></text:span><text:span text:style-name="T223">[xġ ve bja, e twa </text:span><text:span text:style-name="T190">osi</text:span><text:span text:style-name="T223"> ? ]<text:tab/><text:tab/><text:tab/>also / too</text:span></text:p>
      <text:p text:style-name="P56">Dominique est un gar<text:span text:style-name="T213">ç</text:span>on. Il est le fils de Daniel.</text:p>
      <text:p text:style-name="P56">La femme de Marc.</text:p>
      <text:p text:style-name="P57">J'habite dans un appartement avec mon chien.<text:tab/><text:tab/><text:tab/><text:span text:style-name="T221">[ </text:span><text:span text:style-name="T223">xġ donż a appartamo avek mon xja </text:span><text:span text:style-name="T221">] </text:span></text:p>
      <text:p text:style-name="P48"><text:span text:style-name="Strong_20_Emphasis"><text:span text:style-name="T153">Le chien est dans la maison.<text:tab/><text:tab/><text:tab/><text:tab/><text:tab/></text:span></text:span><text:span text:style-name="Strong_20_Emphasis"><text:span text:style-name="T156">[ le xja e don le meżon ]</text:span></text:span></text:p>
      <text:p text:style-name="P48"><text:span text:style-name="Strong_20_Emphasis"><text:span text:style-name="T153">Une maison avec un jardin.<text:tab/><text:tab/><text:tab/><text:tab/><text:tab/></text:span></text:span><text:span text:style-name="Strong_20_Emphasis"><text:span text:style-name="T156">[ un meżo avek a jarda ]</text:span></text:span></text:p>
      <text:p text:style-name="P52"><text:span text:style-name="Strong_20_Emphasis"><text:span text:style-name="T153">Le chien est au jardin.<text:tab/><text:tab/><text:tab/><text:tab/><text:tab/><text:tab/></text:span></text:span><text:span text:style-name="Strong_20_Emphasis"><text:span text:style-name="T156">[ le xja e tu xġarda ]</text:span></text:span></text:p>
      <text:p text:style-name="P52"><text:span text:style-name="Strong_20_Emphasis"><text:span text:style-name="T156">Le chien est </text:span></text:span><text:span text:style-name="Strong_20_Emphasis"><text:span text:style-name="T191">dans le</text:span></text:span><text:span text:style-name="Strong_20_Emphasis"><text:span text:style-name="T156"> jardin.<text:tab/><text:tab/><text:tab/><text:tab/><text:tab/>[ le xja e don le xġarda <text:s text:c="2"/>]</text:span></text:span></text:p>
      <text:p text:style-name="P52"><text:span text:style-name="Strong_20_Emphasis"><text:span text:style-name="T154">Une maison avec un jardin.<text:tab/><text:tab/><text:tab/><text:tab/><text:tab/></text:span></text:span><text:span text:style-name="Strong_20_Emphasis"><text:span text:style-name="T156">[ un meżo avek a xġarda <text:s/>]</text:span></text:span></text:p>
      <text:p text:style-name="P49"><text:span text:style-name="Strong_20_Emphasis"><text:span text:style-name="T155">Ma famille habite en France.</text:span></text:span></text:p>
      <text:p text:style-name="P49"><text:span text:style-name="Strong_20_Emphasis"><text:span text:style-name="T155">Marie parle avec sa sœur.</text:span></text:span></text:p>
      <text:p text:style-name="P49"><text:span text:style-name="Strong_20_Emphasis"><text:span text:style-name="T155">Marie a une chouette.</text:span></text:span></text:p>
      <text:p text:style-name="P49"><text:span text:style-name="Strong_20_Emphasis"><text:span text:style-name="T155">Tu vas bien ?<text:tab/></text:span></text:span><text:span text:style-name="Strong_20_Emphasis"><text:span text:style-name="T156">J</text:span></text:span><text:span text:style-name="Strong_20_Emphasis"><text:span text:style-name="T155">e vais bien, merci.</text:span></text:span></text:p>
      <text:p text:style-name="P49"><text:span text:style-name="Strong_20_Emphasis"><text:span text:style-name="T155">Il habite avec sa femme et son fils.</text:span></text:span></text:p>
      <text:p text:style-name="P49"><text:span text:style-name="Strong_20_Emphasis"><text:span text:style-name="T155">Mon fils veut un chien.<text:tab/><text:tab/><text:tab/><text:tab/><text:tab/><text:tab/></text:span></text:span><text:span text:style-name="Strong_20_Emphasis"><text:span text:style-name="T157">[ mon fis vj qa xja ]</text:span></text:span></text:p>
      <text:p text:style-name="P49"><text:span text:style-name="Strong_20_Emphasis"><text:span text:style-name="T157">Je vais bien, et toi, tu vas bien ?</text:span></text:span></text:p>
      <text:p text:style-name="P59">Un animal de compagnie.</text:p>
      <text:p text:style-name="P60">Ta sœur va bien ?</text:p>
      <text:p text:style-name="P61">Un billet d’avion.</text:p>
      <text:p text:style-name="P61">Tu vas o<text:span text:style-name="Strong_20_Emphasis"><text:span text:style-name="T3">ù ?</text:span></text:span></text:p>
      <text:p text:style-name="P49"><text:span text:style-name="Strong_20_Emphasis"><text:span text:style-name="T155">L</text:span></text:span><text:span text:style-name="Strong_20_Emphasis"><text:span text:style-name="T158">e billet d’avion.</text:span></text:span></text:p>
      <text:p text:style-name="P172"><text:span text:style-name="Strong_20_Emphasis"><text:span text:style-name="T148">Salut Marie, comment ça va ?</text:span></text:span></text:p>
      <text:p text:style-name="P172"><text:span text:style-name="Strong_20_Emphasis"><text:span text:style-name="T148"><text:s/>À demain, Marie.</text:span></text:span></text:p>
      <text:p text:style-name="P172"><text:span text:style-name="Strong_20_Emphasis"><text:span text:style-name="T148">À bientôt, Paul !</text:span></text:span></text:p>
      <text:p text:style-name="P173"><text:span text:style-name="Strong_20_Emphasis"><text:span text:style-name="T149">Tu as une voiture fran</text:span></text:span><text:span text:style-name="Strong_20_Emphasis"><text:span text:style-name="T148">ç</text:span></text:span><text:span text:style-name="Strong_20_Emphasis"><text:span text:style-name="T149">aise.</text:span></text:span></text:p>
      <text:p text:style-name="P173"><text:span text:style-name="Strong_20_Emphasis"><text:span text:style-name="T149">Merci beaucoup, <text:s/>à bientôt.</text:span></text:span></text:p>
      <text:p text:style-name="P174"><text:span text:style-name="Strong_20_Emphasis"><text:span text:style-name="T150">Bonsoir, comment </text:span></text:span><text:span text:style-name="Strong_20_Emphasis"><text:span text:style-name="T148">ç</text:span></text:span><text:span text:style-name="Strong_20_Emphasis"><text:span text:style-name="T150">a va ?</text:span></text:span></text:p>
      <text:p text:style-name="P174"><text:span text:style-name="Strong_20_Emphasis"><text:span text:style-name="T150"/></text:span></text:p>
      <text:p text:style-name="P172"><text:span text:style-name="Strong_20_Emphasis"><text:span text:style-name="T148"/></text:span></text:p>
      <text:p text:style-name="P169"><text:span text:style-name="Strong_20_Emphasis"><text:span text:style-name="T179">Ère<text:tab/><text:tab/></text:span></text:span><text:span text:style-name="Strong_20_Emphasis"><text:span text:style-name="T180">→ </text:span></text:span><text:span text:style-name="Strong_20_Emphasis"><text:span text:style-name="T179"><text:s/><text:tab/><text:tab/></text:span></text:span><text:span text:style-name="Strong_20_Emphasis"><text:span text:style-name="T181">[</text:span></text:span><text:span text:style-name="Strong_20_Emphasis"><text:span text:style-name="T179">er</text:span></text:span><text:span text:style-name="Strong_20_Emphasis"><text:span text:style-name="T181">]</text:span></text:span></text:p>
      <text:p text:style-name="P169"><text:span text:style-name="Strong_20_Emphasis"><text:span text:style-name="T180">Oeu<text:tab/><text:tab/>→ <text:tab/><text:tab/></text:span></text:span><text:span text:style-name="Strong_20_Emphasis"><text:span text:style-name="T181">[</text:span></text:span><text:span text:style-name="Strong_20_Emphasis"><text:span text:style-name="T180">qu</text:span></text:span><text:span text:style-name="Strong_20_Emphasis"><text:span text:style-name="T181">]</text:span></text:span></text:p>
      <text:p text:style-name="P170"><text:span text:style-name="Strong_20_Emphasis"><text:span text:style-name="T181">au<text:tab/><text:tab/>→ <text:s/><text:tab/><text:tab/>at [u]</text:span></text:span></text:p>
      <text:p text:style-name="P95"><text:span text:style-name="Strong_20_Emphasis"><text:span text:style-name="T9"/></text:span></text:p>
      <text:p text:style-name="P97"><text:span text:style-name="Strong_20_Emphasis"><text:span text:style-name="T23">é è à ù â ê î ô û ë ï ü ç œ æ É È À Ù Â Ê Î Ô Û Ë Ï Ü Ç Œ Æ</text:span></text:span></text:p>
      <text:p text:style-name="P97"><text:span text:style-name="Strong_20_Emphasis"><text:span text:style-name="T23"/></text:span></text:p>
      <text:p text:style-name="P176"><text:soft-page-break/><text:span text:style-name="Strong_20_Emphasis"><text:span text:style-name="T14">La famille de Zari.</text:span></text:span></text:p>
      <text:p text:style-name="P98"><text:span text:style-name="Strong_20_Emphasis"><text:span text:style-name="T53"/></text:span></text:p>
      <text:p text:style-name="P176"><text:span text:style-name="Strong_20_Emphasis"><text:span text:style-name="T203">Zari and her friend Lily are studying at the library before lunch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Nous allons au restaurant mexivan avec ma famille. Tu veux venir ?</text:span></text:span></text:p>
      <text:p text:style-name="P98"><text:span text:style-name="Strong_20_Emphasis"><text:span text:style-name="T53"/></text:span></text:p>
      <text:p text:style-name="P176"><text:span text:style-name="Strong_20_Emphasis"><text:span text:style-name="T203">Lily is staring at her book. She doesn't look up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Euh… Qui va au restaurant ? J’ </text:span></text:span><text:span text:style-name="Strong_20_Emphasis"><text:span text:style-name="T23">é</text:span></text:span><text:span text:style-name="Strong_20_Emphasis"><text:span text:style-name="T53">tudie...</text:span></text:span></text:p>
      <text:p text:style-name="P97"><text:span text:style-name="Strong_20_Emphasis"><text:span text:style-name="T23"/></text:span></text:p>
      <text:p text:style-name="P98"><text:span text:style-name="Strong_20_Emphasis"><text:span text:style-name="T53">Mon grand-p</text:span></text:span><text:span text:style-name="Strong_20_Emphasis"><text:span text:style-name="T23">è</text:span></text:span><text:span text:style-name="Strong_20_Emphasis"><text:span text:style-name="T53">re, ma grand-m</text:span></text:span><text:span text:style-name="Strong_20_Emphasis"><text:span text:style-name="T23">è</text:span></text:span><text:span text:style-name="Strong_20_Emphasis"><text:span text:style-name="T53">re…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Ma m</text:span></text:span><text:span text:style-name="Strong_20_Emphasis"><text:span text:style-name="T23">è</text:span></text:span><text:span text:style-name="Strong_20_Emphasis"><text:span text:style-name="T53">re, mon p</text:span></text:span><text:span text:style-name="Strong_20_Emphasis"><text:span text:style-name="T23">è</text:span></text:span><text:span text:style-name="Strong_20_Emphasis"><text:span text:style-name="T53">re, ma sœur…</text:span></text:span></text:p>
      <text:p text:style-name="P98"><text:span text:style-name="Strong_20_Emphasis"><text:span text:style-name="T53"/></text:span></text:p>
      <text:p text:style-name="P176"><text:span text:style-name="Strong_20_Emphasis"><text:span text:style-name="T203">Lily does not seem interested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Et mon cousin…</text:span></text:span></text:p>
      <text:p text:style-name="P98"><text:span text:style-name="Strong_20_Emphasis"><text:span text:style-name="T53"/></text:span></text:p>
      <text:p text:style-name="P176"><text:span text:style-name="Strong_20_Emphasis"><text:span text:style-name="T203">Lily looks up. Zari's cousin is in a local band she loves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Ah… Ton cousin ?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Il est o</text:span></text:span><text:span text:style-name="Strong_20_Emphasis"><text:span text:style-name="T23">ù </text:span></text:span><text:span text:style-name="Strong_20_Emphasis"><text:span text:style-name="T53">, le restaurant ?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/></text:span></text:p>
      <text:p text:style-name="P98"><text:span text:style-name="Strong_20_Emphasis"><text:span text:style-name="T53"/></text:span></text:p>
      <text:p text:style-name="P99"><text:span text:style-name="Strong_20_Emphasis"><text:span text:style-name="T54">Mon frère Marc habite à bordeaux.</text:span></text:span></text:p>
      <text:p text:style-name="P99"><text:span text:style-name="Strong_20_Emphasis"><text:span text:style-name="T54">C’est ma sœur, avec son chat.</text:span></text:span></text:p>
      <text:p text:style-name="P99"><text:span text:style-name="Strong_20_Emphasis"><text:span text:style-name="T54">Mon père est français.</text:span></text:span></text:p>
      <text:p text:style-name="P99"><text:span text:style-name="Strong_20_Emphasis"><text:span text:style-name="T54">Ton père et ma mère.</text:span></text:span></text:p>
      <text:p text:style-name="P99"><text:span text:style-name="Strong_20_Emphasis"><text:span text:style-name="T54">Ma mère habite en Italie.</text:span></text:span></text:p>
      <text:p text:style-name="P99"><text:span text:style-name="Strong_20_Emphasis"><text:span text:style-name="T54">Marc et son <text:s/>père.</text:span></text:span></text:p>
      <text:p text:style-name="P99"><text:span text:style-name="Strong_20_Emphasis"><text:span text:style-name="T54">Salut tu va bien ? Comment va ton frère ? Et ta sœur, elle va bien ?</text:span></text:span></text:p>
      <text:p text:style-name="P100"><text:span text:style-name="Strong_20_Emphasis"><text:span text:style-name="T55">La fille est avec sa </text:span></text:span><text:span text:style-name="Strong_20_Emphasis"><text:span text:style-name="T54">mère</text:span></text:span><text:span text:style-name="Strong_20_Emphasis"><text:span text:style-name="T55">.</text:span></text:span></text:p>
      <text:p text:style-name="P100"><text:span text:style-name="Strong_20_Emphasis"><text:span text:style-name="T55">Mon fils veut un animal de compagnie.</text:span></text:span></text:p>
      <text:p text:style-name="P100"><text:span text:style-name="Strong_20_Emphasis"><text:span text:style-name="T55">Son animal de compagnie est un chien.</text:span></text:span></text:p>
      <text:p text:style-name="P100"><text:span text:style-name="Strong_20_Emphasis"><text:span text:style-name="T55">Ma fille est française ;</text:span></text:span></text:p>
      <text:p text:style-name="P100"><text:span text:style-name="Strong_20_Emphasis"><text:span text:style-name="T55">Son mari travaille dans un restaurant.</text:span></text:span></text:p>
      <text:p text:style-name="P100"><text:span text:style-name="Strong_20_Emphasis"><text:span text:style-name="T55">Mon grand-père a une voiture. Ma grand-mère veut un avion !</text:span></text:span></text:p>
      <text:p text:style-name="P100"><text:span text:style-name="Strong_20_Emphasis"><text:span text:style-name="T55">Une chouette.</text:span></text:span></text:p>
      <text:p text:style-name="P100"><text:span text:style-name="Strong_20_Emphasis"><text:span text:style-name="T55">J'ai une chouette.</text:span></text:span></text:p>
      <text:p text:style-name="P101"><text:soft-page-break/><text:span text:style-name="Strong_20_Emphasis"><text:span text:style-name="T56">Dominique est un gar</text:span></text:span><text:span text:style-name="Strong_20_Emphasis"><text:span text:style-name="T55">ç</text:span></text:span><text:span text:style-name="Strong_20_Emphasis"><text:span text:style-name="T56">on. Il est le fils de Daniel.</text:span></text:span></text:p>
      <text:p text:style-name="P101"><text:span text:style-name="Strong_20_Emphasis"><text:span text:style-name="T56">Marie parle avec son f</text:span></text:span><text:span text:style-name="Strong_20_Emphasis"><text:span text:style-name="T23">è</text:span></text:span><text:span text:style-name="Strong_20_Emphasis"><text:span text:style-name="T56">re.</text:span></text:span></text:p>
      <text:p text:style-name="P101"><text:span text:style-name="Strong_20_Emphasis"><text:span text:style-name="T56">Gabriel mange au restaurant avec sa famille.</text:span></text:span></text:p>
      <text:p text:style-name="P101"><text:span text:style-name="Strong_20_Emphasis"><text:span text:style-name="T56">J'habite à Berlin avec mon chat et ma chouette.</text:span></text:span></text:p>
      <text:p text:style-name="P101"><text:span text:style-name="Strong_20_Emphasis"><text:span text:style-name="T56">Mon mari parle Anglais.</text:span></text:span></text:p>
      <text:p text:style-name="P101"><text:span text:style-name="Strong_20_Emphasis"><text:span text:style-name="T56">Je suis dans le jardin.</text:span></text:span></text:p>
      <text:p text:style-name="P101"><text:span text:style-name="Strong_20_Emphasis"><text:span text:style-name="T56">Vous avez une maison en France.</text:span></text:span></text:p>
      <text:p text:style-name="P99"><text:span text:style-name="Strong_20_Emphasis"><text:span text:style-name="T54"/></text:span></text:p>
      <text:p text:style-name="P99"><text:span text:style-name="Strong_20_Emphasis"><text:span text:style-name="T54"/></text:span></text:p>
      <text:h text:style-name="P178" text:outline-level="1"><text:span text:style-name="Strong_20_Emphasis"><text:span text:style-name="T140">Unit </text:span></text:span><text:span text:style-name="Strong_20_Emphasis"><text:span text:style-name="T142">7</text:span></text:span><text:span text:style-name="Strong_20_Emphasis"><text:span text:style-name="T140"> – </text:span></text:span><text:span text:style-name="Strong_20_Emphasis"><text:span text:style-name="T142">Talk about things you do</text:span></text:span></text:h>
      <text:h text:style-name="P181" text:outline-level="1"><text:span text:style-name="Strong_20_Emphasis"><text:span text:style-name="T198"/></text:span></text:h>
      <text:p text:style-name="P183"><text:span text:style-name="Strong_20_Emphasis"><text:span text:style-name="T99">Le chocolat.<text:tab/><text:tab/><text:tab/><text:tab/><text:tab/></text:span></text:span><text:span text:style-name="Strong_20_Emphasis"><text:span text:style-name="T101">[ le xokola ]</text:span></text:span></text:p>
      <text:p text:style-name="P183"><text:span text:style-name="Strong_20_Emphasis"><text:span text:style-name="T99">La musique.<text:tab/><text:tab/><text:tab/><text:tab/><text:tab/></text:span></text:span><text:span text:style-name="Strong_20_Emphasis"><text:span text:style-name="T101">[ la mużiq ]</text:span></text:span></text:p>
      <text:p text:style-name="P183"><text:span text:style-name="Strong_20_Emphasis"><text:span text:style-name="T99">Le livre.<text:tab/><text:tab/><text:tab/><text:tab/><text:tab/></text:span></text:span><text:span text:style-name="Strong_20_Emphasis"><text:span text:style-name="T101">[ le livr ]</text:span></text:span></text:p>
      <text:p text:style-name="P183"><text:span text:style-name="Strong_20_Emphasis"><text:span text:style-name="T99">J’aime Paris.<text:tab/><text:tab/><text:tab/><text:tab/><text:tab/></text:span></text:span><text:span text:style-name="Strong_20_Emphasis"><text:span text:style-name="T101">[ xġem pari ]</text:span></text:span><text:span text:style-name="Strong_20_Emphasis"><text:span text:style-name="T99"> <text:s/><text:tab/><text:tab/>I love Paris.</text:span></text:span></text:p>
      <text:p text:style-name="P188"><text:span text:style-name="Strong_20_Emphasis"><text:span text:style-name="T103">L’</text:span></text:span><text:span text:style-name="Strong_20_Emphasis"><text:span text:style-name="T73">é</text:span></text:span><text:span text:style-name="Strong_20_Emphasis"><text:span text:style-name="T103">cole.<text:tab/><text:tab/><text:tab/><text:tab/><text:tab/>[ le kol ]<text:tab/><text:tab/>The school</text:span></text:span></text:p>
      <text:p text:style-name="P188"><text:span text:style-name="Strong_20_Emphasis"><text:span text:style-name="T103">La banque.<text:tab/><text:tab/><text:tab/><text:tab/><text:tab/>[ la bank ]</text:span></text:span></text:p>
      <text:p text:style-name="P190"><text:span text:style-name="Strong_20_Emphasis"><text:span text:style-name="T107">L</text:span></text:span><text:span text:style-name="Strong_20_Emphasis"><text:span text:style-name="T105">e parc.<text:tab/><text:tab/><text:tab/><text:tab/><text:tab/>[ le park ]</text:span></text:span></text:p>
      <text:p text:style-name="P190"><text:span text:style-name="Strong_20_Emphasis"><text:span text:style-name="T105">Un parc.</text:span></text:span></text:p>
      <text:p text:style-name="P190"><text:span text:style-name="Strong_20_Emphasis"><text:span text:style-name="T105">La boulangerie.<text:tab/><text:tab/><text:tab/><text:tab/>[ la bu-lan-xġe-ri ]</text:span></text:span></text:p>
      <text:p text:style-name="P190"><text:span text:style-name="Strong_20_Emphasis"><text:span text:style-name="T105">Le m</text:span></text:span><text:span text:style-name="Strong_20_Emphasis"><text:span text:style-name="T73">é</text:span></text:span><text:span text:style-name="Strong_20_Emphasis"><text:span text:style-name="T105">tro.</text:span></text:span></text:p>
      <text:p text:style-name="P190"><text:span text:style-name="Strong_20_Emphasis"><text:span text:style-name="T105">Espagnol.</text:span></text:span></text:p>
      <text:p text:style-name="P103"><text:span text:style-name="Strong_20_Emphasis"><text:span text:style-name="T23">É</text:span></text:span><text:span text:style-name="Strong_20_Emphasis"><text:span text:style-name="T57">tudiant.</text:span></text:span></text:p>
      <text:p text:style-name="P103"><text:span text:style-name="Strong_20_Emphasis"><text:span text:style-name="T57">Je vais au travail.</text:span></text:span></text:p>
      <text:p text:style-name="P104"><text:span text:style-name="Strong_20_Emphasis"><text:span text:style-name="T58">Le bus.<text:tab/><text:tab/><text:tab/><text:tab/><text:tab/><text:tab/>[ le bus ]</text:span></text:span></text:p>
      <text:p text:style-name="P104"><text:span text:style-name="Strong_20_Emphasis"><text:span text:style-name="T58">Le zoo.<text:tab/><text:tab/><text:tab/><text:tab/><text:tab/>[ le żo ]</text:span></text:span></text:p>
      <text:p text:style-name="P104"><text:span text:style-name="Strong_20_Emphasis"><text:span text:style-name="T58">Le cin</text:span></text:span><text:span text:style-name="Strong_20_Emphasis"><text:span text:style-name="T23">é</text:span></text:span><text:span text:style-name="Strong_20_Emphasis"><text:span text:style-name="T58">ma.<text:tab/><text:tab/><text:tab/><text:tab/><text:tab/>[ le sinima ]</text:span></text:span></text:p>
      <text:p text:style-name="P184"><text:span text:style-name="Strong_20_Emphasis"><text:span text:style-name="T100"/></text:span></text:p>
      <text:p text:style-name="P102"><text:span text:style-name="Strong_20_Emphasis"><text:span text:style-name="T23">é è à ù â ê î ô û ë ï ü ç œ æ É È À Ù Â Ê Î Ô Û Ë Ï Ü Ç Œ Æ</text:span></text:span></text:p>
      <text:p text:style-name="P102"><text:span text:style-name="Strong_20_Emphasis"><text:span text:style-name="T73"/></text:span></text:p>
      <text:p text:style-name="P180"><text:span text:style-name="Strong_20_Emphasis"><text:span text:style-name="T97">Nous mangeons.</text:span></text:span></text:p>
      <text:p text:style-name="P180"><text:span text:style-name="Strong_20_Emphasis"><text:span text:style-name="T97">Nous mangeons dans au restaurant.</text:span></text:span></text:p>
      <text:p text:style-name="P180"><text:span text:style-name="Strong_20_Emphasis"><text:span text:style-name="T97">Nous mangeons un croissant.</text:span></text:span></text:p>
      <text:p text:style-name="P186"><text:span text:style-name="Strong_20_Emphasis"><text:span text:style-name="T97">Nous avons un chat.</text:span></text:span></text:p>
      <text:p text:style-name="P182"><text:span text:style-name="Strong_20_Emphasis"><text:span text:style-name="T98">Nous avons un chien.</text:span></text:span></text:p>
      <text:p text:style-name="P182"><text:span text:style-name="Strong_20_Emphasis"><text:span text:style-name="T98">Nous voulons un taxi.</text:span></text:span></text:p>
      <text:p text:style-name="P182"><text:span text:style-name="Strong_20_Emphasis"><text:span text:style-name="T98">Nous habitons </text:span></text:span><text:span text:style-name="Strong_20_Emphasis"><text:span text:style-name="T73">à</text:span></text:span><text:span text:style-name="Strong_20_Emphasis"><text:span text:style-name="T98"> Paris.</text:span></text:span></text:p>
      <text:p text:style-name="P182"><text:span text:style-name="Strong_20_Emphasis"><text:span text:style-name="T98">Nous habitons <text:s/>en France.</text:span></text:span></text:p>
      <text:p text:style-name="P182"><text:span text:style-name="Strong_20_Emphasis"><text:span text:style-name="T98"/></text:span></text:p>
      <text:p text:style-name="P184"><text:span text:style-name="Strong_20_Emphasis"><text:span text:style-name="T100">Tu vas </text:span></text:span><text:span text:style-name="Strong_20_Emphasis"><text:span text:style-name="T73">à</text:span></text:span><text:span text:style-name="Strong_20_Emphasis"><text:span text:style-name="T100"> Cancun demain ?<text:tab/><text:tab/><text:tab/></text:span></text:span><text:span text:style-name="Strong_20_Emphasis"><text:span text:style-name="T104">[ tu va a konku diman ]</text:span></text:span></text:p>
      <text:p text:style-name="P184"><text:span text:style-name="Strong_20_Emphasis"><text:span text:style-name="T100">Oui, j'aime beaucoup le Mexique.<text:tab/><text:tab/></text:span></text:span></text:p>
      <text:p text:style-name="P192"><text:soft-page-break/><text:span text:style-name="Strong_20_Emphasis"><text:span text:style-name="T107">Tu aimes lire ?</text:span></text:span></text:p>
      <text:p text:style-name="P192"><text:span text:style-name="Strong_20_Emphasis"><text:span text:style-name="T107">Tu aimes l’</text:span></text:span><text:span text:style-name="Strong_20_Emphasis"><text:span text:style-name="T73">é</text:span></text:span><text:span text:style-name="Strong_20_Emphasis"><text:span text:style-name="T107">cole ?</text:span></text:span></text:p>
      <text:p text:style-name="P184"><text:span text:style-name="Strong_20_Emphasis"><text:span text:style-name="T100">Oui, j'aime lire.<text:tab/><text:tab/><text:tab/><text:tab/>[xġem lirr]</text:span></text:span></text:p>
      <text:p text:style-name="P184"><text:span text:style-name="Strong_20_Emphasis"><text:span text:style-name="T100">Elle aime lire et elle a un livre.<text:tab/><text:tab/>[ el em lirr, e el aa livr]</text:span></text:span></text:p>
      <text:p text:style-name="P184"><text:span text:style-name="Strong_20_Emphasis"><text:span text:style-name="T224">Nous aimons Duo.<text:tab/><text:tab/><text:tab/><text:tab/>[ nuż emo duwo]</text:span></text:span></text:p>
      <text:p text:style-name="P184"><text:span text:style-name="Strong_20_Emphasis"><text:span text:style-name="T224">Nous aimons la musique.</text:span></text:span></text:p>
      <text:p text:style-name="P184"><text:span text:style-name="Strong_20_Emphasis"><text:span text:style-name="T225">N</text:span></text:span><text:span text:style-name="Strong_20_Emphasis"><text:span text:style-name="T224">ous aimons le chocolat<text:tab/><text:tab/><text:tab/></text:span></text:span><text:span text:style-name="Strong_20_Emphasis"><text:span text:style-name="T230">[ nuż_emo le xokola ]</text:span></text:span></text:p>
      <text:p text:style-name="P188"><text:span text:style-name="Strong_20_Emphasis"><text:span text:style-name="T228">Je suis à l'école.</text:span></text:span></text:p>
      <text:p text:style-name="P188"><text:span text:style-name="Strong_20_Emphasis"><text:span text:style-name="T228">Tu vas à la banque ?</text:span></text:span></text:p>
      <text:p text:style-name="P188"><text:span text:style-name="Strong_20_Emphasis"><text:span text:style-name="T228">Nous sommes ici.</text:span></text:span></text:p>
      <text:p text:style-name="P188"><text:span text:style-name="Strong_20_Emphasis"><text:span text:style-name="T228">Nous somme <text:s/>à l</text:span></text:span><text:span text:style-name="Strong_20_Emphasis"><text:span text:style-name="T103">’</text:span></text:span><text:span text:style-name="Strong_20_Emphasis"><text:span text:style-name="T73">é</text:span></text:span><text:span text:style-name="Strong_20_Emphasis"><text:span text:style-name="T103">cole.</text:span></text:span></text:p>
      <text:p text:style-name="P188"><text:span text:style-name="Strong_20_Emphasis"><text:span text:style-name="T228">Nous sommes <text:s/>à la banque.</text:span></text:span></text:p>
      <text:p text:style-name="P188"><text:span text:style-name="Strong_20_Emphasis"><text:span text:style-name="T228">Je veux un chat.</text:span></text:span></text:p>
      <text:p text:style-name="P189"><text:span text:style-name="Strong_20_Emphasis"><text:span text:style-name="T229">Je veux un livre.</text:span></text:span></text:p>
      <text:p text:style-name="P189"><text:span text:style-name="Strong_20_Emphasis"><text:span text:style-name="T229">Nous allons à Paris.</text:span></text:span></text:p>
      <text:p text:style-name="P184"><text:span text:style-name="Strong_20_Emphasis"><text:span text:style-name="T100">Nous allons à l'école.</text:span></text:span></text:p>
      <text:p text:style-name="P184"><text:span text:style-name="Strong_20_Emphasis"><text:span text:style-name="T100">Nous allons à l'hôtel.</text:span></text:span></text:p>
      <text:p text:style-name="P190"><text:span text:style-name="Strong_20_Emphasis"><text:span text:style-name="T105">C’est une boulangerie</text:span></text:span></text:p>
      <text:p text:style-name="P190"><text:span text:style-name="Strong_20_Emphasis"><text:span text:style-name="T105">Nous allons à la boulangerie. <text:tab/><text:tab/>[ nu</text:span></text:span><text:span text:style-name="Strong_20_Emphasis"><text:span text:style-name="T108">ż</text:span></text:span><text:span text:style-name="Strong_20_Emphasis"><text:span text:style-name="T105"> </text:span></text:span><text:span text:style-name="Strong_20_Emphasis"><text:span text:style-name="T108">alo</text:span></text:span><text:span text:style-name="Strong_20_Emphasis"><text:span text:style-name="T105"> a l</text:span></text:span><text:span text:style-name="Strong_20_Emphasis"><text:span text:style-name="T108">a</text:span></text:span><text:span text:style-name="Strong_20_Emphasis"><text:span text:style-name="T105"> bu-lan-xġeri ]<text:tab/><text:tab/>We're going to the bakery.</text:span></text:span></text:p>
      <text:p text:style-name="P190"><text:span text:style-name="Strong_20_Emphasis"><text:span text:style-name="T105">Nous sommes à la boulangerie.<text:tab/><text:tab/>[ nu sam a l</text:span></text:span><text:span text:style-name="Strong_20_Emphasis"><text:span text:style-name="T108">a</text:span></text:span><text:span text:style-name="Strong_20_Emphasis"><text:span text:style-name="T105"> bu-lan-xġeri ]<text:tab/> <text:tab/>We're at the bakery.</text:span></text:span></text:p>
      <text:p text:style-name="P191"><text:span text:style-name="Strong_20_Emphasis"><text:span text:style-name="T106">Tu prends le m</text:span></text:span><text:span text:style-name="Strong_20_Emphasis"><text:span text:style-name="T73">é</text:span></text:span><text:span text:style-name="Strong_20_Emphasis"><text:span text:style-name="T106">tro ?<text:tab/>Oui, je vais au travail.</text:span></text:span></text:p>
      <text:p text:style-name="P191"><text:span text:style-name="Strong_20_Emphasis"><text:span text:style-name="T106">Il va au travail.</text:span></text:span></text:p>
      <text:p text:style-name="P191"><text:span text:style-name="Strong_20_Emphasis"><text:span text:style-name="T106">Je vais au travail en métro.</text:span></text:span></text:p>
      <text:p text:style-name="P191"><text:span text:style-name="Strong_20_Emphasis"><text:span text:style-name="T106">Nous allons au cinéma en bus.</text:span></text:span></text:p>
      <text:p text:style-name="P191"><text:span text:style-name="Strong_20_Emphasis"><text:span text:style-name="T106">Est-ce que tu veux une orange ?</text:span></text:span></text:p>
      <text:p text:style-name="P191"><text:span text:style-name="Strong_20_Emphasis"><text:span text:style-name="T106">Veux-tu un croissant ?</text:span></text:span></text:p>
      <text:p text:style-name="P193"><text:span text:style-name="Strong_20_Emphasis"><text:span text:style-name="T109">J'aime lire et toi ?</text:span></text:span></text:p>
      <text:p text:style-name="P190"><text:span text:style-name="Strong_20_Emphasis"><text:span text:style-name="T105"/></text:span></text:p>
      <text:p text:style-name="P190"><text:span text:style-name="Strong_20_Emphasis"><text:span text:style-name="T105">Je vais au travail en métro.</text:span></text:span></text:p>
      <text:p text:style-name="P184"><text:span text:style-name="Strong_20_Emphasis"><text:span text:style-name="T100">Je vais.</text:span></text:span></text:p>
      <text:p text:style-name="P184"><text:span text:style-name="Strong_20_Emphasis"><text:span text:style-name="T100">Je veux.</text:span></text:span></text:p>
      <text:p text:style-name="P184"><text:span text:style-name="Strong_20_Emphasis"><text:span text:style-name="T100"/></text:span></text:p>
      <text:p text:style-name="P193"><text:span text:style-name="Strong_20_Emphasis"><text:span text:style-name="T109">Nous voulons une voiture.</text:span></text:span></text:p>
      <text:p text:style-name="P193"><text:span text:style-name="Strong_20_Emphasis"><text:span text:style-name="T109">Nous allons au travail en bus.</text:span></text:span></text:p>
      <text:p text:style-name="P193"><text:span text:style-name="Strong_20_Emphasis"><text:span text:style-name="T109"/></text:span></text:p>
      <text:p text:style-name="P193"><text:span text:style-name="Strong_20_Emphasis"><text:span text:style-name="T109">Je veux lire un livre.</text:span></text:span></text:p>
      <text:p text:style-name="P193"><text:span text:style-name="Strong_20_Emphasis"><text:span text:style-name="T109">Nous aimons lire.</text:span></text:span></text:p>
      <text:p text:style-name="P194"><text:span text:style-name="Strong_20_Emphasis"><text:span text:style-name="T110">Nous sommes à l'école.</text:span></text:span></text:p>
      <text:p text:style-name="P194"><text:span text:style-name="Strong_20_Emphasis"><text:span text:style-name="T110">Nous voulons un taxi.</text:span></text:span></text:p>
      <text:p text:style-name="P194"><text:span text:style-name="Strong_20_Emphasis"><text:span text:style-name="T110">Nous mangeons un croissant.</text:span></text:span></text:p>
      <text:p text:style-name="P194"><text:span text:style-name="Strong_20_Emphasis"><text:span text:style-name="T110">Julie prend le bus. Elle va au cinéma. Elle aime le cinéma.</text:span></text:span></text:p>
      <text:p text:style-name="P194"><text:span text:style-name="Strong_20_Emphasis"><text:span text:style-name="T110">Elle va à l'école et il va au travail.</text:span></text:span></text:p>
      <text:p text:style-name="P194"><text:soft-page-break/><text:span text:style-name="Strong_20_Emphasis"><text:span text:style-name="T110">Nous avons un chien.</text:span></text:span></text:p>
      <text:p text:style-name="P194"><text:span text:style-name="Strong_20_Emphasis"><text:span text:style-name="T110">Nous aimons la musique.</text:span></text:span></text:p>
      <text:p text:style-name="P194"><text:span text:style-name="Strong_20_Emphasis"><text:span text:style-name="T110">Nous allons à la banque.</text:span></text:span></text:p>
      <text:p text:style-name="P194"><text:span text:style-name="Strong_20_Emphasis"><text:span text:style-name="T110">Tu aimes le français ?</text:span></text:span></text:p>
      <text:p text:style-name="P195"><text:span text:style-name="Strong_20_Emphasis"><text:span text:style-name="T111">Nous habitons à Montréal.</text:span></text:span></text:p>
      <text:p text:style-name="P195"><text:span text:style-name="Strong_20_Emphasis"><text:span text:style-name="T111">Nous vivons à Montréal.</text:span></text:span></text:p>
      <text:p text:style-name="P195"><text:span text:style-name="Strong_20_Emphasis"><text:span text:style-name="T111">Nous mangeons une pizza et tu manges une orange.</text:span></text:span></text:p>
      <text:p text:style-name="P195"><text:span text:style-name="Strong_20_Emphasis"><text:span text:style-name="T111">Nous avons un cheval.</text:span></text:span></text:p>
      <text:p text:style-name="P195"><text:span text:style-name="Strong_20_Emphasis"><text:span text:style-name="T111">Je vais au restaurant avec Émile. Nous voulons une pizza.</text:span></text:span></text:p>
      <text:p text:style-name="P195"><text:span text:style-name="Strong_20_Emphasis"><text:span text:style-name="T111">Nous avons un chien, tu as un chat.</text:span></text:span></text:p>
      <text:p text:style-name="P196"><text:span text:style-name="Strong_20_Emphasis"><text:span text:style-name="T112">Nous habitons en Angleterre.</text:span></text:span></text:p>
      <text:p text:style-name="P196"><text:span text:style-name="Strong_20_Emphasis"><text:span text:style-name="T112">Nous voulons un cheval.</text:span></text:span></text:p>
      <text:p text:style-name="P196"><text:span text:style-name="Strong_20_Emphasis"><text:span text:style-name="T112">Nous voulons lire un livre.</text:span></text:span></text:p>
      <text:p text:style-name="P196"><text:span text:style-name="Strong_20_Emphasis"><text:span text:style-name="T112">Nous sommes anglais.</text:span></text:span></text:p>
      <text:p text:style-name="P198"><text:span text:style-name="Strong_20_Emphasis"><text:span text:style-name="T113">Nous sommes mexicains et Gabriel est americain.</text:span></text:span></text:p>
      <text:p text:style-name="P198"><text:span text:style-name="Strong_20_Emphasis"><text:span text:style-name="T113">Je veux lire un livre. Je vais à l'école et je prends un livre. J'aime lire à l'école.</text:span></text:span></text:p>
      <text:p text:style-name="P198"><text:span text:style-name="Strong_20_Emphasis"><text:span text:style-name="T113">Où est le livre ? <text:s/></text:span></text:span><text:span text:style-name="Strong_20_Emphasis"><text:span text:style-name="T73">À </text:span></text:span><text:span text:style-name="Strong_20_Emphasis"><text:span text:style-name="T113">l'école.</text:span></text:span></text:p>
      <text:p text:style-name="P196"><text:span text:style-name="Strong_20_Emphasis"><text:span text:style-name="T112"/></text:span></text:p>
      <text:p text:style-name="P196"><text:span text:style-name="Strong_20_Emphasis"><text:span text:style-name="T112">Nous aimons la musique et j'aime lire.</text:span></text:span></text:p>
      <text:p text:style-name="P196"><text:span text:style-name="Strong_20_Emphasis"><text:span text:style-name="T112">Nous sommes français et nous habitons à Paris.</text:span></text:span></text:p>
      <text:p text:style-name="P197"><text:span text:style-name="T200"><text:line-break/></text:span><text:span text:style-name="Strong_20_Emphasis"><text:span text:style-name="T112">The word chocolat​ is masculine, so it goes with un and le <text:s/>chocolat.</text:span></text:span></text:p>
      <text:p text:style-name="P197"><text:span text:style-name="Strong_20_Emphasis"><text:span text:style-name="T112">Je vais à l'école en voiture.</text:span></text:span></text:p>
      <text:p text:style-name="P199"><text:span text:style-name="Strong_20_Emphasis"><text:span text:style-name="T114">Elle va à l'école et il va au travail.</text:span></text:span></text:p>
      <text:p text:style-name="P199"><text:span text:style-name="Strong_20_Emphasis"><text:span text:style-name="T114">Tu vas au parc.</text:span></text:span></text:p>
      <text:p text:style-name="P199"><text:span text:style-name="Strong_20_Emphasis"><text:span text:style-name="T114">Je vais au travail en m</text:span></text:span><text:span text:style-name="Strong_20_Emphasis"><text:span text:style-name="T73">é</text:span></text:span><text:span text:style-name="Strong_20_Emphasis"><text:span text:style-name="T114">tro.</text:span></text:span></text:p>
      <text:p text:style-name="P199"><text:span text:style-name="Strong_20_Emphasis"><text:span text:style-name="T114">Je vais à la boulangerie. Je veux un croissant.</text:span></text:span></text:p>
      <text:p text:style-name="P199"><text:span text:style-name="Strong_20_Emphasis"><text:span text:style-name="T114">Duo aime le zoo.</text:span></text:span></text:p>
      <text:p text:style-name="P199"><text:span text:style-name="Strong_20_Emphasis"><text:span text:style-name="T114">Tu vas au cinéma ?</text:span></text:span></text:p>
      <text:p text:style-name="P199"><text:span text:style-name="Strong_20_Emphasis"><text:span text:style-name="T114">Julie prend le bus. Elle va au cinéma. Elle aime le cinéma.</text:span></text:span></text:p>
      <text:p text:style-name="P200"><text:span text:style-name="Strong_20_Emphasis"><text:span text:style-name="T115">Nous voulons une pizze et tu veux une salade.</text:span></text:span></text:p>
      <text:p text:style-name="P200"><text:span text:style-name="Strong_20_Emphasis"><text:span text:style-name="T115">Nous sommes anglais.</text:span></text:span></text:p>
      <text:p text:style-name="P200"><text:span text:style-name="Strong_20_Emphasis"><text:span text:style-name="T115">Nous allons à la boulangerie.</text:span></text:span></text:p>
      <text:p text:style-name="P200"><text:span text:style-name="Strong_20_Emphasis"><text:span text:style-name="T115">Nous sommes au parc.</text:span></text:span></text:p>
      <text:p text:style-name="P200"><text:span text:style-name="Strong_20_Emphasis"><text:span text:style-name="T115">Nous sommes dans le parc.</text:span></text:span></text:p>
      <text:p text:style-name="P200"><text:span text:style-name="Strong_20_Emphasis"><text:span text:style-name="T115">Je vais à l'école en voiture.</text:span></text:span></text:p>
      <text:p text:style-name="P200"><text:span text:style-name="Strong_20_Emphasis"><text:span text:style-name="T115"/></text:span></text:p>
      <text:p text:style-name="P200"><text:span text:style-name="Strong_20_Emphasis"><text:span text:style-name="T115">Comment vas-tu ?</text:span></text:span></text:p>
      <text:p text:style-name="P201"><text:span text:style-name="Strong_20_Emphasis"><text:span text:style-name="T73">Ç</text:span></text:span><text:span text:style-name="Strong_20_Emphasis"><text:span text:style-name="T116">a va bien, et toi ?</text:span></text:span></text:p>
      <text:p text:style-name="P201"><text:span text:style-name="Strong_20_Emphasis"><text:span text:style-name="T116">Au revoir bonne journee.</text:span></text:span></text:p>
      <text:p text:style-name="P201"><text:span text:style-name="Strong_20_Emphasis"><text:span text:style-name="T116">À demain, Paul.<text:line-break/>Merci beaucoup.</text:span></text:span></text:p>
      <text:p text:style-name="P201"><text:span text:style-name="Strong_20_Emphasis"><text:span text:style-name="T116">Salut Marie, comment ça va ?</text:span></text:span></text:p>
      <text:p text:style-name="P201"><text:span text:style-name="Strong_20_Emphasis"><text:span text:style-name="T116">Bienvenue Paul.</text:span></text:span></text:p>
      <text:p text:style-name="P201"><text:span text:style-name="Strong_20_Emphasis"><text:span text:style-name="T116">Au revoir, à demain.</text:span></text:span></text:p>
      <text:p text:style-name="P201"><text:soft-page-break/><text:span text:style-name="Strong_20_Emphasis"><text:span text:style-name="T116">Merci beaucoup, à bientôt.</text:span></text:span></text:p>
      <text:p text:style-name="P201"><text:span text:style-name="Strong_20_Emphasis"><text:span text:style-name="T116">Salut, Émile. Ça va ? <text:s/>Ça va bien, merci et toi ?</text:span></text:span></text:p>
      <text:p text:style-name="P201"><text:span text:style-name="Strong_20_Emphasis"><text:span text:style-name="T116">Salut Émile. Comment vas-tu ? Je vais bien, merci, et toi ?</text:span></text:span></text:p>
      <text:p text:style-name="P202"><text:span text:style-name="Strong_20_Emphasis"><text:span text:style-name="T117">J'aime le cinéma et nous aimons lire.</text:span></text:span></text:p>
      <text:p text:style-name="P203"><text:span text:style-name="Strong_20_Emphasis"><text:span text:style-name="T118">Nous habitons en Angleterre.</text:span></text:span></text:p>
      <text:p text:style-name="P203"><text:span text:style-name="Strong_20_Emphasis"><text:span text:style-name="T118">Nous mangons avec Duo.</text:span></text:span></text:p>
      <text:p text:style-name="P203"><text:span text:style-name="Strong_20_Emphasis"><text:span text:style-name="T118">Louis habite à Bordeaux et nous habitons à Paris.</text:span></text:span></text:p>
      <text:p text:style-name="P203"><text:span text:style-name="Strong_20_Emphasis"><text:span text:style-name="T118">Nous avons un chat et une voiture.</text:span></text:span></text:p>
      <text:p text:style-name="P203"><text:span text:style-name="Strong_20_Emphasis"><text:span text:style-name="T118">Je vais au restaurant avec Emile.Nous voulons une pizza.</text:span></text:span></text:p>
      <text:p text:style-name="P203"><text:span text:style-name="Strong_20_Emphasis"><text:span text:style-name="T118">Nous voulons un chat.</text:span></text:span></text:p>
      <text:p text:style-name="P203"><text:span text:style-name="Strong_20_Emphasis"><text:span text:style-name="T118">Nous sommes à l'école.</text:span></text:span></text:p>
      <text:p text:style-name="P204"><text:span text:style-name="Strong_20_Emphasis"><text:span text:style-name="T119">Elle va à l'école et il va au travail.</text:span></text:span></text:p>
      <text:p text:style-name="P204"><text:span text:style-name="Strong_20_Emphasis"><text:span text:style-name="T119">Nous allons au restaurant. Je veux un hamburger.</text:span></text:span></text:p>
      <text:p text:style-name="P204"><text:span text:style-name="Strong_20_Emphasis"><text:span text:style-name="T119">Nous sommes mexicains et Gabriel est américain.</text:span></text:span></text:p>
      <text:p text:style-name="P204"><text:span text:style-name="Strong_20_Emphasis"><text:span text:style-name="T119">C'est une boulangerie.</text:span></text:span></text:p>
      <text:p text:style-name="P204"><text:span text:style-name="Strong_20_Emphasis"><text:span text:style-name="T119">Il va au travail.</text:span></text:span></text:p>
      <text:p text:style-name="P204"><text:span text:style-name="Strong_20_Emphasis"><text:span text:style-name="T119">Tu aimes le </text:span></text:span><text:span text:style-name="Strong_20_Emphasis"><text:span text:style-name="T120">chat !</text:span></text:span></text:p>
      <text:p text:style-name="P205"><text:span text:style-name="Strong_20_Emphasis"><text:span text:style-name="T120">Duo aime le zoo.</text:span></text:span></text:p>
      <text:p text:style-name="P205"><text:span text:style-name="Strong_20_Emphasis"><text:span text:style-name="T120">Nous allons au cin</text:span></text:span><text:span text:style-name="Strong_20_Emphasis"><text:span text:style-name="T73">é</text:span></text:span><text:span text:style-name="Strong_20_Emphasis"><text:span text:style-name="T120">ma.</text:span></text:span></text:p>
      <text:p text:style-name="P205"><text:span text:style-name="Strong_20_Emphasis"><text:span text:style-name="T120">Veux tu un croissant ?</text:span></text:span></text:p>
      <text:p text:style-name="P205"><text:span text:style-name="Strong_20_Emphasis"><text:span text:style-name="T120">Tu veux un chien ?</text:span></text:span></text:p>
      <text:p text:style-name="P205"><text:span text:style-name="Strong_20_Emphasis"><text:span text:style-name="T120">Nous allons au travail en bus.</text:span></text:span></text:p>
      <text:p text:style-name="P205"><text:span text:style-name="Strong_20_Emphasis"><text:span text:style-name="T120">Est-ce que tu aimes la pizza ?</text:span></text:span></text:p>
      <text:p text:style-name="P205"><text:span text:style-name="Strong_20_Emphasis"><text:span text:style-name="T120"/></text:span></text:p>
      <text:p text:style-name="P206"><text:span text:style-name="Strong_20_Emphasis"><text:span text:style-name="T121">Salut Hélène, tu aimes le cinéma ? Tu vas au cinéma avec moi ? </text:span></text:span></text:p>
      <text:p text:style-name="P206"><text:span text:style-name="Strong_20_Emphasis"><text:span text:style-name="T121">Elle veut aller au cinéma avec Hélène.</text:span></text:span></text:p>
      <text:p text:style-name="P206"><text:span text:style-name="Strong_20_Emphasis"><text:span text:style-name="T121">Nous aimons la musique.</text:span></text:span></text:p>
      <text:p text:style-name="P206"><text:span text:style-name="Strong_20_Emphasis"><text:span text:style-name="T121">C'est un zoo ici ? Non, c'est une école.</text:span></text:span></text:p>
      <text:p text:style-name="P206"><text:span text:style-name="Strong_20_Emphasis"><text:span text:style-name="T121">Tu prends le métro ?</text:span></text:span></text:p>
      <text:p text:style-name="P206"><text:span text:style-name="Strong_20_Emphasis"><text:span text:style-name="T121">J'aime lire et j'ai un livre.</text:span></text:span></text:p>
      <text:p text:style-name="P206"><text:span text:style-name="Strong_20_Emphasis"><text:span text:style-name="T121">J'étudie à l'école.</text:span></text:span></text:p>
      <text:p text:style-name="P206"><text:span text:style-name="Strong_20_Emphasis"><text:span text:style-name="T121">nous voulons une pizza.</text:span></text:span></text:p>
      <text:p text:style-name="P206"><text:span text:style-name="Strong_20_Emphasis"><text:span text:style-name="T121">Tu vas au restaurant en voiture ou en métro ?</text:span></text:span></text:p>
      <text:p text:style-name="P206"><text:span text:style-name="Strong_20_Emphasis"><text:span text:style-name="T121">Je vais à la boulangerie. Je veux un croissant.</text:span></text:span></text:p>
      <text:p text:style-name="P206"><text:span text:style-name="Strong_20_Emphasis"><text:span text:style-name="T121"/></text:span></text:p>
      <text:p text:style-name="P206"><text:span text:style-name="Strong_20_Emphasis"><text:span text:style-name="T121"/></text:span></text:p>
      <text:p text:style-name="P103"><text:span text:style-name="Strong_20_Emphasis"><text:span text:style-name="T23">é è à ù â ê î ô û ë ï ü ç œ æ É È À Ù Â Ê Î Ô Û Ë Ï Ü Ç Œ Æ</text:span></text:span></text:p>
      <text:p text:style-name="P184"><text:span text:style-name="Strong_20_Emphasis"><text:span text:style-name="T100"/></text:span></text:p>
      <text:p text:style-name="P184"><text:span text:style-name="Strong_20_Emphasis"><text:span text:style-name="T100"/></text:span></text:p>
      <text:p text:style-name="P184"><text:span text:style-name="Strong_20_Emphasis"><text:span text:style-name="T100"/></text:span></text:p>
      <text:p text:style-name="P184"><text:span text:style-name="Strong_20_Emphasis"><text:span text:style-name="T100"/></text:span></text:p>
      <text:p text:style-name="P184"><text:span text:style-name="Strong_20_Emphasis"><text:span text:style-name="T100"/></text:span></text:p>
      <text:p text:style-name="P184"><text:span text:style-name="Strong_20_Emphasis"><text:span text:style-name="T232">Aimer (to like, to love) → [em‑e]</text:span></text:span></text:p>
      <table:table table:name="Table13" table:style-name="Table13">
        <table:table-column table:style-name="Table13.A" table:number-columns-repeated="3"/>
        <table:table-header-rows>
          <table:table-row>
            <table:table-cell table:style-name="Table13.A1" office:value-type="string">
              <text:p text:style-name="P184"><text:span text:style-name="Strong_20_Emphasis"><text:span text:style-name="T232">Subject</text:span></text:span></text:p>
            </table:table-cell>
            <table:table-cell table:style-name="Table13.A1" office:value-type="string">
              <text:p text:style-name="P184"><text:span text:style-name="Strong_20_Emphasis"><text:span text:style-name="T232">Conjugation</text:span></text:span></text:p>
            </table:table-cell>
            <table:table-cell table:style-name="Table13.A1" office:value-type="string">
              <text:p text:style-name="P184"><text:span text:style-name="Strong_20_Emphasis"><text:span text:style-name="T232">Pronunciation</text:span></text:span></text:p>
            </table:table-cell>
          </table:table-row>
        </table:table-header-rows>
        <table:table-row>
          <table:table-cell table:style-name="Table13.A1" office:value-type="string">
            <text:p text:style-name="P184"><text:span text:style-name="Strong_20_Emphasis"><text:span text:style-name="T224">J’</text:span></text:span></text:p>
          </table:table-cell>
          <table:table-cell table:style-name="Table13.A1" office:value-type="string">
            <text:p text:style-name="P184"><text:span text:style-name="Strong_20_Emphasis"><text:span text:style-name="T224">aime</text:span></text:span></text:p>
          </table:table-cell>
          <table:table-cell table:style-name="Table13.A1" office:value-type="string">
            <text:p text:style-name="P184"><text:span text:style-name="Strong_20_Emphasis"><text:span text:style-name="T224">[xġ em]</text:span></text:span></text:p>
          </table:table-cell>
        </table:table-row>
        <table:table-row>
          <table:table-cell table:style-name="Table13.A1" office:value-type="string">
            <text:p text:style-name="P184"><text:span text:style-name="Strong_20_Emphasis"><text:span text:style-name="T224">Tu</text:span></text:span></text:p>
          </table:table-cell>
          <table:table-cell table:style-name="Table13.A1" office:value-type="string">
            <text:p text:style-name="P184"><text:span text:style-name="Strong_20_Emphasis"><text:span text:style-name="T224">aimes</text:span></text:span></text:p>
          </table:table-cell>
          <table:table-cell table:style-name="Table13.A1" office:value-type="string">
            <text:p text:style-name="P184"><text:span text:style-name="Strong_20_Emphasis"><text:span text:style-name="T224">[tu em]</text:span></text:span></text:p>
          </table:table-cell>
        </table:table-row>
        <text:soft-page-break/>
        <table:table-row>
          <table:table-cell table:style-name="Table13.A1" office:value-type="string">
            <text:p text:style-name="P184"><text:span text:style-name="Strong_20_Emphasis"><text:span text:style-name="T224">Il / Elle / On</text:span></text:span></text:p>
          </table:table-cell>
          <table:table-cell table:style-name="Table13.A1" office:value-type="string">
            <text:p text:style-name="P184"><text:span text:style-name="Strong_20_Emphasis"><text:span text:style-name="T224">aime</text:span></text:span></text:p>
          </table:table-cell>
          <table:table-cell table:style-name="Table13.A1" office:value-type="string">
            <text:p text:style-name="P184"><text:span text:style-name="Strong_20_Emphasis"><text:span text:style-name="T224">[il / el / qu em]</text:span></text:span></text:p>
          </table:table-cell>
        </table:table-row>
        <table:table-row>
          <table:table-cell table:style-name="Table13.A1" office:value-type="string">
            <text:p text:style-name="P184"><text:span text:style-name="Strong_20_Emphasis"><text:span text:style-name="T224">Nous</text:span></text:span></text:p>
          </table:table-cell>
          <table:table-cell table:style-name="Table13.A1" office:value-type="string">
            <text:p text:style-name="P184"><text:span text:style-name="Strong_20_Emphasis"><text:span text:style-name="T224">aimons</text:span></text:span></text:p>
          </table:table-cell>
          <table:table-cell table:style-name="Table13.A1" office:value-type="string">
            <text:p text:style-name="P184"><text:span text:style-name="Strong_20_Emphasis"><text:span text:style-name="T224">[nu ż_em</text:span></text:span><text:span text:style-name="Strong_20_Emphasis"><text:span text:style-name="T225">o</text:span></text:span><text:span text:style-name="Strong_20_Emphasis"><text:span text:style-name="T224">]</text:span></text:span></text:p>
          </table:table-cell>
        </table:table-row>
        <table:table-row>
          <table:table-cell table:style-name="Table13.A1" office:value-type="string">
            <text:p text:style-name="P184"><text:span text:style-name="Strong_20_Emphasis"><text:span text:style-name="T224">Vous</text:span></text:span></text:p>
          </table:table-cell>
          <table:table-cell table:style-name="Table13.A1" office:value-type="string">
            <text:p text:style-name="P184"><text:span text:style-name="Strong_20_Emphasis"><text:span text:style-name="T224">aimez</text:span></text:span></text:p>
          </table:table-cell>
          <table:table-cell table:style-name="Table13.A1" office:value-type="string">
            <text:p text:style-name="P184"><text:span text:style-name="Strong_20_Emphasis"><text:span text:style-name="T224">[vu ż_eme]</text:span></text:span></text:p>
          </table:table-cell>
        </table:table-row>
        <table:table-row>
          <table:table-cell table:style-name="Table13.A1" office:value-type="string">
            <text:p text:style-name="P184"><text:span text:style-name="Strong_20_Emphasis"><text:span text:style-name="T224">Ils / Elles</text:span></text:span></text:p>
          </table:table-cell>
          <table:table-cell table:style-name="Table13.A1" office:value-type="string">
            <text:p text:style-name="P184"><text:span text:style-name="Strong_20_Emphasis"><text:span text:style-name="T224">aiment</text:span></text:span></text:p>
          </table:table-cell>
          <table:table-cell table:style-name="Table13.A1" office:value-type="string">
            <text:p text:style-name="P184"><text:span text:style-name="Strong_20_Emphasis"><text:span text:style-name="T224">[il / el ż_em]</text:span></text:span></text:p>
          </table:table-cell>
        </table:table-row>
      </table:table>
      <text:p text:style-name="P184"><text:span text:style-name="Strong_20_Emphasis"><text:span text:style-name="T224"/></text:span></text:p>
      <text:p text:style-name="P184"><text:span text:style-name="Strong_20_Emphasis"><text:span text:style-name="T231">Lire (to read) → [lir]</text:span></text:span></text:p>
      <table:table table:name="Table14" table:style-name="Table14">
        <table:table-column table:style-name="Table14.A" table:number-columns-repeated="3"/>
        <table:table-header-rows>
          <table:table-row>
            <table:table-cell table:style-name="Table14.A1" office:value-type="string">
              <text:p text:style-name="P184"><text:span text:style-name="Strong_20_Emphasis"><text:span text:style-name="T231">Subject</text:span></text:span></text:p>
            </table:table-cell>
            <table:table-cell table:style-name="Table14.A1" office:value-type="string">
              <text:p text:style-name="P184"><text:span text:style-name="Strong_20_Emphasis"><text:span text:style-name="T231">Conjugation</text:span></text:span></text:p>
            </table:table-cell>
            <table:table-cell table:style-name="Table14.A1" office:value-type="string">
              <text:p text:style-name="P184"><text:span text:style-name="Strong_20_Emphasis"><text:span text:style-name="T231">Pronunciation</text:span></text:span></text:p>
            </table:table-cell>
          </table:table-row>
        </table:table-header-rows>
        <table:table-row>
          <table:table-cell table:style-name="Table14.A1" office:value-type="string">
            <text:p text:style-name="P184"><text:span text:style-name="Strong_20_Emphasis"><text:span text:style-name="T224">Je</text:span></text:span></text:p>
          </table:table-cell>
          <table:table-cell table:style-name="Table14.A1" office:value-type="string">
            <text:p text:style-name="P184"><text:span text:style-name="Strong_20_Emphasis"><text:span text:style-name="T224">lis</text:span></text:span></text:p>
          </table:table-cell>
          <table:table-cell table:style-name="Table14.A1" office:value-type="string">
            <text:p text:style-name="P184"><text:span text:style-name="Strong_20_Emphasis"><text:span text:style-name="T224">[xġ li]</text:span></text:span></text:p>
          </table:table-cell>
        </table:table-row>
        <table:table-row>
          <table:table-cell table:style-name="Table14.A1" office:value-type="string">
            <text:p text:style-name="P184"><text:span text:style-name="Strong_20_Emphasis"><text:span text:style-name="T224">Tu</text:span></text:span></text:p>
          </table:table-cell>
          <table:table-cell table:style-name="Table14.A1" office:value-type="string">
            <text:p text:style-name="P184"><text:span text:style-name="Strong_20_Emphasis"><text:span text:style-name="T224">lis</text:span></text:span></text:p>
          </table:table-cell>
          <table:table-cell table:style-name="Table14.A1" office:value-type="string">
            <text:p text:style-name="P184"><text:span text:style-name="Strong_20_Emphasis"><text:span text:style-name="T224">[tu li]</text:span></text:span></text:p>
          </table:table-cell>
        </table:table-row>
        <table:table-row>
          <table:table-cell table:style-name="Table14.A1" office:value-type="string">
            <text:p text:style-name="P184"><text:span text:style-name="Strong_20_Emphasis"><text:span text:style-name="T224">Il / Elle / On</text:span></text:span></text:p>
          </table:table-cell>
          <table:table-cell table:style-name="Table14.A1" office:value-type="string">
            <text:p text:style-name="P184"><text:span text:style-name="Strong_20_Emphasis"><text:span text:style-name="T224">lit</text:span></text:span></text:p>
          </table:table-cell>
          <table:table-cell table:style-name="Table14.A1" office:value-type="string">
            <text:p text:style-name="P184"><text:span text:style-name="Strong_20_Emphasis"><text:span text:style-name="T224">[il / el / qu li]</text:span></text:span></text:p>
          </table:table-cell>
        </table:table-row>
        <table:table-row>
          <table:table-cell table:style-name="Table14.A1" office:value-type="string">
            <text:p text:style-name="P184"><text:span text:style-name="Strong_20_Emphasis"><text:span text:style-name="T224">Nous</text:span></text:span></text:p>
          </table:table-cell>
          <table:table-cell table:style-name="Table14.A1" office:value-type="string">
            <text:p text:style-name="P184"><text:span text:style-name="Strong_20_Emphasis"><text:span text:style-name="T224">lisons</text:span></text:span></text:p>
          </table:table-cell>
          <table:table-cell table:style-name="Table14.A1" office:value-type="string">
            <text:p text:style-name="P184"><text:span text:style-name="Strong_20_Emphasis"><text:span text:style-name="T224">[nu li</text:span></text:span><text:span text:style-name="Strong_20_Emphasis"><text:span text:style-name="T226">żo</text:span></text:span><text:span text:style-name="Strong_20_Emphasis"><text:span text:style-name="T224">]</text:span></text:span></text:p>
          </table:table-cell>
        </table:table-row>
        <table:table-row>
          <table:table-cell table:style-name="Table14.A1" office:value-type="string">
            <text:p text:style-name="P184"><text:span text:style-name="Strong_20_Emphasis"><text:span text:style-name="T224">Vous</text:span></text:span></text:p>
          </table:table-cell>
          <table:table-cell table:style-name="Table14.A1" office:value-type="string">
            <text:p text:style-name="P184"><text:span text:style-name="Strong_20_Emphasis"><text:span text:style-name="T224">lisez</text:span></text:span></text:p>
          </table:table-cell>
          <table:table-cell table:style-name="Table14.A1" office:value-type="string">
            <text:p text:style-name="P184"><text:span text:style-name="Strong_20_Emphasis"><text:span text:style-name="T224">[vu li</text:span></text:span><text:span text:style-name="Strong_20_Emphasis"><text:span text:style-name="T226">ż</text:span></text:span><text:span text:style-name="Strong_20_Emphasis"><text:span text:style-name="T224">e]</text:span></text:span></text:p>
          </table:table-cell>
        </table:table-row>
        <table:table-row>
          <table:table-cell table:style-name="Table14.A1" office:value-type="string">
            <text:p text:style-name="P184"><text:span text:style-name="Strong_20_Emphasis"><text:span text:style-name="T224">Ils / Elles</text:span></text:span></text:p>
          </table:table-cell>
          <table:table-cell table:style-name="Table14.A1" office:value-type="string">
            <text:p text:style-name="P184"><text:span text:style-name="Strong_20_Emphasis"><text:span text:style-name="T224">lisent</text:span></text:span></text:p>
          </table:table-cell>
          <table:table-cell table:style-name="Table14.A1" office:value-type="string">
            <text:p text:style-name="P184"><text:span text:style-name="Strong_20_Emphasis"><text:span text:style-name="T224">[il / el </text:span></text:span><text:span text:style-name="Strong_20_Emphasis"><text:span text:style-name="T226">liż</text:span></text:span><text:span text:style-name="Strong_20_Emphasis"><text:span text:style-name="T224">]</text:span></text:span></text:p>
          </table:table-cell>
        </table:table-row>
      </table:table>
      <text:p text:style-name="P179"><text:span text:style-name="Strong_20_Emphasis"><text:span text:style-name="T142"/></text:span></text:p>
      <text:p text:style-name="P185"><text:span text:style-name="Strong_20_Emphasis"><text:span text:style-name="T21">Using lire as an infinitive (to read), as in:</text:span></text:span></text:p>
      <text:p text:style-name="P187"><text:span text:style-name="Strong_20_Emphasis"><text:span text:style-name="T21">Oui, j’aime lire.</text:span></text:span><text:span text:style-name="Strong_20_Emphasis"><text:span text:style-name="T100"><text:tab/><text:tab/>Yes, I like to read.</text:span></text:span></text:p>
      <text:p text:style-name="P187"><text:span text:style-name="Strong_20_Emphasis"><text:span text:style-name="T21">Tu veux lire ce livre ?<text:tab/></text:span></text:span><text:span text:style-name="Strong_20_Emphasis"><text:span text:style-name="T100"><text:tab/>Do you want to read this book?<text:tab/><text:tab/></text:span></text:span><text:span text:style-name="Strong_20_Emphasis"><text:span text:style-name="T101">[ tu v lirr ce livr ? ]</text:span></text:span></text:p>
      <text:p text:style-name="P187"><text:span text:style-name="Strong_20_Emphasis"><text:span text:style-name="T21">J’adore lire le soir.</text:span></text:span><text:span text:style-name="Strong_20_Emphasis"><text:span text:style-name="T100"><text:tab/><text:tab/>I love to read in the evening.<text:tab/><text:tab/><text:tab/></text:span></text:span><text:span text:style-name="Strong_20_Emphasis"><text:span text:style-name="T101">[ xador lirr le swar ]</text:span></text:span></text:p>
      <text:p text:style-name="P187"><text:span text:style-name="Strong_20_Emphasis"><text:span text:style-name="T21">Il préfère lire en silence.</text:span></text:span><text:span text:style-name="Strong_20_Emphasis"><text:span text:style-name="T100"><text:tab/>He prefers to read in silence.<text:tab/><text:tab/><text:tab/></text:span></text:span><text:span text:style-name="Strong_20_Emphasis"><text:span text:style-name="T101">[ il prefer lirr <text:s/>on silans <text:s/>]</text:span></text:span></text:p>
      <text:p text:style-name="P187"><text:span text:style-name="Strong_20_Emphasis"><text:span text:style-name="T21">Nous allons lire ensemble.</text:span></text:span><text:span text:style-name="Strong_20_Emphasis"><text:span text:style-name="T100"><text:tab/>We are going to read together.<text:tab/><text:tab/></text:span></text:span><text:span text:style-name="Strong_20_Emphasis"><text:span text:style-name="T101">[ nu żalo lirr </text:span></text:span><text:span text:style-name="Strong_20_Emphasis"><text:span text:style-name="T102">qon-sambl</text:span></text:span><text:span text:style-name="Strong_20_Emphasis"><text:span text:style-name="T101"> ]</text:span></text:span><text:span text:style-name="Strong_20_Emphasis"><text:span text:style-name="T100"><text:line-break/></text:span></text:span></text:p>
      <text:p text:style-name="P184"><text:span text:style-name="Strong_20_Emphasis"><text:span text:style-name="T100"/></text:span></text:p>
      <text:p text:style-name="P184"><text:span text:style-name="Strong_20_Emphasis"><text:span text:style-name="T231">Vouloir (to want) → [vulwar]</text:span></text:span></text:p>
      <table:table table:name="Table19" table:style-name="Table19">
        <table:table-column table:style-name="Table19.A" table:number-columns-repeated="3"/>
        <table:table-header-rows>
          <table:table-row>
            <table:table-cell table:style-name="Table19.A1" office:value-type="string">
              <text:p text:style-name="P184"><text:span text:style-name="Strong_20_Emphasis"><text:span text:style-name="T231">Subject</text:span></text:span></text:p>
            </table:table-cell>
            <table:table-cell table:style-name="Table19.A1" office:value-type="string">
              <text:p text:style-name="P184"><text:span text:style-name="Strong_20_Emphasis"><text:span text:style-name="T231">French</text:span></text:span></text:p>
            </table:table-cell>
            <table:table-cell table:style-name="Table19.A1" office:value-type="string">
              <text:p text:style-name="P184"><text:span text:style-name="Strong_20_Emphasis"><text:span text:style-name="T231">Pronunciation</text:span></text:span></text:p>
            </table:table-cell>
          </table:table-row>
        </table:table-header-rows>
        <table:table-row>
          <table:table-cell table:style-name="Table19.A1" office:value-type="string">
            <text:p text:style-name="P184"><text:span text:style-name="Strong_20_Emphasis"><text:span text:style-name="T224">Je</text:span></text:span></text:p>
          </table:table-cell>
          <table:table-cell table:style-name="Table19.A1" office:value-type="string">
            <text:p text:style-name="P184"><text:span text:style-name="Strong_20_Emphasis"><text:span text:style-name="T224">veux</text:span></text:span></text:p>
          </table:table-cell>
          <table:table-cell table:style-name="Table19.A1" office:value-type="string">
            <text:p text:style-name="P184"><text:span text:style-name="Strong_20_Emphasis"><text:span text:style-name="T224">[xġ v]</text:span></text:span></text:p>
          </table:table-cell>
        </table:table-row>
        <table:table-row>
          <table:table-cell table:style-name="Table19.A1" office:value-type="string">
            <text:p text:style-name="P184"><text:span text:style-name="Strong_20_Emphasis"><text:span text:style-name="T224">Tu</text:span></text:span></text:p>
          </table:table-cell>
          <table:table-cell table:style-name="Table19.A1" office:value-type="string">
            <text:p text:style-name="P184"><text:span text:style-name="Strong_20_Emphasis"><text:span text:style-name="T224">veux</text:span></text:span></text:p>
          </table:table-cell>
          <table:table-cell table:style-name="Table19.A1" office:value-type="string">
            <text:p text:style-name="P184"><text:span text:style-name="Strong_20_Emphasis"><text:span text:style-name="T224">[tu v]</text:span></text:span></text:p>
          </table:table-cell>
        </table:table-row>
        <table:table-row>
          <table:table-cell table:style-name="Table19.A1" office:value-type="string">
            <text:p text:style-name="P184"><text:span text:style-name="Strong_20_Emphasis"><text:span text:style-name="T224">Il / Elle / On</text:span></text:span></text:p>
          </table:table-cell>
          <table:table-cell table:style-name="Table19.A1" office:value-type="string">
            <text:p text:style-name="P184"><text:span text:style-name="Strong_20_Emphasis"><text:span text:style-name="T224">veut</text:span></text:span></text:p>
          </table:table-cell>
          <table:table-cell table:style-name="Table19.A1" office:value-type="string">
            <text:p text:style-name="P184"><text:span text:style-name="Strong_20_Emphasis"><text:span text:style-name="T224">[il / el / qu v]</text:span></text:span></text:p>
          </table:table-cell>
        </table:table-row>
        <table:table-row>
          <table:table-cell table:style-name="Table19.A1" office:value-type="string">
            <text:p text:style-name="P184"><text:span text:style-name="Strong_20_Emphasis"><text:span text:style-name="T224">Nous</text:span></text:span></text:p>
          </table:table-cell>
          <table:table-cell table:style-name="Table19.A1" office:value-type="string">
            <text:p text:style-name="P184"><text:span text:style-name="Strong_20_Emphasis"><text:span text:style-name="T224">voulons</text:span></text:span></text:p>
          </table:table-cell>
          <table:table-cell table:style-name="Table19.A1" office:value-type="string">
            <text:p text:style-name="P184"><text:span text:style-name="Strong_20_Emphasis"><text:span text:style-name="T224">[nu vul</text:span></text:span><text:span text:style-name="Strong_20_Emphasis"><text:span text:style-name="T227">o</text:span></text:span><text:span text:style-name="Strong_20_Emphasis"><text:span text:style-name="T224">]</text:span></text:span></text:p>
          </table:table-cell>
        </table:table-row>
        <table:table-row>
          <table:table-cell table:style-name="Table19.A1" office:value-type="string">
            <text:p text:style-name="P184"><text:span text:style-name="Strong_20_Emphasis"><text:span text:style-name="T224">Vous</text:span></text:span></text:p>
          </table:table-cell>
          <table:table-cell table:style-name="Table19.A1" office:value-type="string">
            <text:p text:style-name="P184"><text:span text:style-name="Strong_20_Emphasis"><text:span text:style-name="T224">voulez</text:span></text:span></text:p>
          </table:table-cell>
          <table:table-cell table:style-name="Table19.A1" office:value-type="string">
            <text:p text:style-name="P184"><text:span text:style-name="Strong_20_Emphasis"><text:span text:style-name="T224">[vu vule]</text:span></text:span></text:p>
          </table:table-cell>
        </table:table-row>
        <table:table-row>
          <table:table-cell table:style-name="Table19.A1" office:value-type="string">
            <text:p text:style-name="P184"><text:span text:style-name="Strong_20_Emphasis"><text:span text:style-name="T224">Ils / Elles</text:span></text:span></text:p>
          </table:table-cell>
          <table:table-cell table:style-name="Table19.A1" office:value-type="string">
            <text:p text:style-name="P184"><text:span text:style-name="Strong_20_Emphasis"><text:span text:style-name="T224">veulent</text:span></text:span></text:p>
          </table:table-cell>
          <table:table-cell table:style-name="Table19.A1" office:value-type="string">
            <text:p text:style-name="P184"><text:span text:style-name="Strong_20_Emphasis"><text:span text:style-name="T224">[il / el v</text:span></text:span><text:span text:style-name="Strong_20_Emphasis"><text:span text:style-name="T227">ell</text:span></text:span><text:span text:style-name="Strong_20_Emphasis"><text:span text:style-name="T224">]</text:span></text:span></text:p>
          </table:table-cell>
        </table:table-row>
      </table:table>
      <text:p text:style-name="P184"><text:span text:style-name="Strong_20_Emphasis"><text:span text:style-name="T100"/></text:span></text:p>
      <text:p text:style-name="P184"><text:span text:style-name="Strong_20_Emphasis"><text:span text:style-name="T100"/></text:span></text:p>
      <text:p text:style-name="P184"><text:span text:style-name="Strong_20_Emphasis"><text:span text:style-name="T16">Travail and Travaille.</text:span></text:span></text:p>
      <text:p text:style-name="P184"><text:span text:style-name="Strong_20_Emphasis"><text:span text:style-name="T100">The difference between </text:span></text:span><text:span text:style-name="Strong_20_Emphasis"><text:span text:style-name="T16">travail</text:span></text:span><text:span text:style-name="Strong_20_Emphasis"><text:span text:style-name="T100"> and </text:span></text:span><text:span text:style-name="Strong_20_Emphasis"><text:span text:style-name="T16">travaille</text:span></text:span><text:span text:style-name="Strong_20_Emphasis"><text:span text:style-name="T100"> in French is:</text:span></text:span></text:p>
      <text:list text:style-name="L20">
        <text:list-item>
          <text:p text:style-name="P261"><text:span text:style-name="Strong_20_Emphasis"><text:span text:style-name="T172">travail</text:span></text:span><text:span text:style-name="T172"> </text:span><text:span text:style-name="Emphasis"><text:span text:style-name="T172">(noun)</text:span></text:span><text:span text:style-name="T172">: means </text:span><text:span text:style-name="Strong_20_Emphasis"><text:span text:style-name="T172">work</text:span></text:span><text:span text:style-name="T172"> or </text:span><text:span text:style-name="Strong_20_Emphasis"><text:span text:style-name="T172">job</text:span></text:span><text:span text:style-name="T172">.<text:line-break/>Example: </text:span><text:span text:style-name="Emphasis"><text:span text:style-name="T172">J'ai beaucoup de travail.</text:span></text:span><text:span text:style-name="T172"> (I have a lot of work.)</text:span></text:p>
        </text:list-item>
        <text:list-item>
          <text:p text:style-name="P261"><text:soft-page-break/><text:span text:style-name="Strong_20_Emphasis"><text:span text:style-name="T172">travaille</text:span></text:span><text:span text:style-name="T172"> </text:span><text:span text:style-name="Emphasis"><text:span text:style-name="T172">(verb form)</text:span></text:span><text:span text:style-name="T172">: is the conjugation of the verb </text:span><text:span text:style-name="Strong_20_Emphasis"><text:span text:style-name="T172">travailler</text:span></text:span><text:span text:style-name="T172"> (to work) in the present tense, used with </text:span><text:span text:style-name="Strong_20_Emphasis"><text:span text:style-name="T172">je</text:span></text:span><text:span text:style-name="T172">, </text:span><text:span text:style-name="Strong_20_Emphasis"><text:span text:style-name="T172">il</text:span></text:span><text:span text:style-name="T172">, </text:span><text:span text:style-name="Strong_20_Emphasis"><text:span text:style-name="T172">elle</text:span></text:span><text:span text:style-name="T172">, and </text:span><text:span text:style-name="Strong_20_Emphasis"><text:span text:style-name="T172">on</text:span></text:span><text:span text:style-name="T172">.<text:line-break/>Example: </text:span><text:span text:style-name="Emphasis"><text:span text:style-name="T172">Elle travaille à Paris.</text:span></text:span><text:span text:style-name="T172"> (She works in Paris.)</text:span></text:p>
        </text:list-item>
      </text:list>
      <text:p text:style-name="Text_20_body"><text:span text:style-name="Strong_20_Emphasis"><text:span text:style-name="T172">Summary:</text:span></text:span></text:p>
      <text:list text:style-name="L21">
        <text:list-item>
          <text:p text:style-name="P262"><text:span text:style-name="Strong_20_Emphasis"><text:span text:style-name="T172">travail</text:span></text:span><text:span text:style-name="T172"> = noun (work/job)</text:span></text:p>
        </text:list-item>
        <text:list-item>
          <text:p text:style-name="P262"><text:span text:style-name="Strong_20_Emphasis"><text:span text:style-name="T172">travaille</text:span></text:span><text:span text:style-name="T172"> = verb form (he/she/I work)</text:span></text:p>
        </text:list-item>
      </text:list>
      <text:p text:style-name="P184"><text:span text:style-name="Strong_20_Emphasis"><text:span text:style-name="T100"/></text:span></text:p>
      <text:p text:style-name="P184"><text:span text:style-name="Strong_20_Emphasis"><text:span text:style-name="T100"/></text:span></text:p>
      <text:p text:style-name="P190"><text:span text:style-name="Strong_20_Emphasis"><text:span text:style-name="T105">Vail <text:tab/>→<text:tab/>[vaj]</text:span></text:span></text:p>
      <text:p text:style-name="P98"><text:span text:style-name="Strong_20_Emphasis"><text:span text:style-name="T23">é è à ù â ê î ô û ë ï ü ç œ æ É È À Ù Â Ê Î Ô Û Ë Ï Ü Ç Œ Æ</text:span></text:span></text:p>
      <text:p text:style-name="P98"><text:span text:style-name="Strong_20_Emphasis"><text:span text:style-name="T23"/></text:span></text:p>
      <text:p text:style-name="P98"><text:span text:style-name="Strong_20_Emphasis"><text:span text:style-name="T23"/></text:span></text:p>
      <text:p text:style-name="P196"><text:span text:style-name="Strong_20_Emphasis"><text:span text:style-name="T134">Je suis fatigué</text:span></text:span></text:p>
      <text:p text:style-name="P196"><text:span text:style-name="Strong_20_Emphasis"><text:span text:style-name="T112"/></text:span></text:p>
      <text:p text:style-name="P196"><text:span text:style-name="Strong_20_Emphasis"><text:span text:style-name="T193">Eddy sighs as he sees his son, Junior, playing video games on the couch. He decides to convince him to go outside.</text:span></text:span></text:p>
      <text:p text:style-name="P196"><text:span text:style-name="Strong_20_Emphasis"><text:span text:style-name="T112"/></text:span></text:p>
      <text:p text:style-name="P196"><text:span text:style-name="Strong_20_Emphasis"><text:span text:style-name="T112">Nous allons au parc ?</text:span></text:span></text:p>
      <text:p text:style-name="P196"><text:span text:style-name="Strong_20_Emphasis"><text:span text:style-name="T112"/></text:span></text:p>
      <text:p text:style-name="P196"><text:span text:style-name="Strong_20_Emphasis"><text:span text:style-name="T193">Junior doesn't reply. He looks uninterested.</text:span></text:span></text:p>
      <text:p text:style-name="P196"><text:span text:style-name="Strong_20_Emphasis"><text:span text:style-name="T112"/></text:span></text:p>
      <text:p text:style-name="P196"><text:span text:style-name="Strong_20_Emphasis"><text:span text:style-name="T112">… au zoo ?<text:tab/></text:span></text:span></text:p>
      <text:p text:style-name="P196"><text:span text:style-name="Strong_20_Emphasis"><text:span text:style-name="T112"><text:tab/>Je suis <text:s/>fatigué…</text:span></text:span></text:p>
      <text:p text:style-name="P196"><text:span text:style-name="Strong_20_Emphasis"><text:span text:style-name="T112">Nous allons au parc en métro ?</text:span></text:span></text:p>
      <text:p text:style-name="P196"><text:span text:style-name="Strong_20_Emphasis"><text:span text:style-name="T112"/></text:span></text:p>
      <text:p text:style-name="P196"><text:span text:style-name="Strong_20_Emphasis"><text:span text:style-name="T193">Junior shakes his head and yawns. Eddy decides to change his approach.</text:span></text:span></text:p>
      <text:p text:style-name="P196"><text:span text:style-name="Strong_20_Emphasis"><text:span text:style-name="T112"/></text:span></text:p>
      <text:p text:style-name="P196"><text:span text:style-name="Strong_20_Emphasis"><text:span text:style-name="T112">Et à la boulangerie ?</text:span></text:span></text:p>
      <text:p text:style-name="P196"><text:span text:style-name="Strong_20_Emphasis"><text:span text:style-name="T112"/></text:span></text:p>
      <text:p text:style-name="P196"><text:span text:style-name="Strong_20_Emphasis"><text:span text:style-name="T193">Junior's face lights up. He loves food.</text:span></text:span></text:p>
      <text:p text:style-name="P196"><text:span text:style-name="Strong_20_Emphasis"><text:span text:style-name="T112"/></text:span></text:p>
      <text:p text:style-name="P196"><text:span text:style-name="Strong_20_Emphasis"><text:span text:style-name="T112"><text:tab/>J'aime les croissants…</text:span></text:span></text:p>
      <text:p text:style-name="P196"><text:span text:style-name="Strong_20_Emphasis"><text:span text:style-name="T112"/></text:span></text:p>
      <text:p text:style-name="P196"><text:span text:style-name="Strong_20_Emphasis"><text:span text:style-name="T112">Ah! Nous mangeons un croissant au parc !</text:span></text:span></text:p>
      <text:p text:style-name="P196"><text:span text:style-name="Strong_20_Emphasis"><text:span text:style-name="T112"/></text:span></text:p>
      <text:h text:style-name="P207" text:outline-level="1"><text:span text:style-name="Strong_20_Emphasis"><text:span text:style-name="T143">Unit </text:span></text:span><text:span text:style-name="Strong_20_Emphasis"><text:span text:style-name="T144">8</text:span></text:span><text:span text:style-name="Strong_20_Emphasis"><text:span text:style-name="T143"> – Form the plural, use the present tense</text:span></text:span></text:h>
      <text:p text:style-name="P177"/>
      <text:p text:style-name="P105"><text:span text:style-name="Strong_20_Emphasis"><text:span text:style-name="T59">Les Chats.</text:span></text:span></text:p>
      <text:p text:style-name="P105"><text:span text:style-name="Strong_20_Emphasis"><text:span text:style-name="T59">Les filles.</text:span></text:span></text:p>
      <text:p text:style-name="P105"><text:span text:style-name="Strong_20_Emphasis"><text:span text:style-name="T59">Deux filles.</text:span></text:span></text:p>
      <text:p text:style-name="P105"><text:span text:style-name="Strong_20_Emphasis"><text:span text:style-name="T59">Trois chats.</text:span></text:span></text:p>
      <text:p text:style-name="P105"><text:soft-page-break/><text:span text:style-name="Strong_20_Emphasis"><text:span text:style-name="T59">Deux ou trois croissants, madame ? </text:span></text:span></text:p>
      <text:p text:style-name="P105"><text:span text:style-name="Strong_20_Emphasis"><text:span text:style-name="T59">Deux croissants, s'il vous plaît.</text:span></text:span></text:p>
      <text:p text:style-name="P105"><text:span text:style-name="Strong_20_Emphasis"><text:span text:style-name="T59">Je mange avec Duo.</text:span></text:span></text:p>
      <text:p text:style-name="P105"><text:span text:style-name="Strong_20_Emphasis"><text:span text:style-name="T59">Je mange beaucoup.</text:span></text:span></text:p>
      <text:p text:style-name="P110"><text:span text:style-name="Strong_20_Emphasis"><text:span text:style-name="T60">Les garçons.</text:span></text:span></text:p>
      <text:p text:style-name="P110"><text:span text:style-name="Strong_20_Emphasis"><text:span text:style-name="T60">Les femmes.</text:span></text:span></text:p>
      <text:p text:style-name="P112"><text:span text:style-name="Strong_20_Emphasis"><text:span text:style-name="T62">Les homms.</text:span></text:span></text:p>
      <text:p text:style-name="P113"><text:span text:style-name="Strong_20_Emphasis"><text:span text:style-name="T64">Les chiens.</text:span></text:span></text:p>
      <text:p text:style-name="P113"><text:span text:style-name="Strong_20_Emphasis"><text:span text:style-name="T64">Les trains.</text:span></text:span></text:p>
      <text:p text:style-name="P112"><text:span text:style-name="Strong_20_Emphasis"><text:span text:style-name="T62">Ils sont trois : deux hommes et une femme.</text:span></text:span></text:p>
      <text:p text:style-name="P112"><text:span text:style-name="Strong_20_Emphasis"><text:span text:style-name="T62">Les oranges.</text:span></text:span></text:p>
      <text:p text:style-name="P112"><text:span text:style-name="Strong_20_Emphasis"><text:span text:style-name="T62">Où sont les filles ? Elles sont là avec moi. Elles mangent.</text:span></text:span></text:p>
      <text:p text:style-name="P112"><text:span text:style-name="Strong_20_Emphasis"><text:span text:style-name="T62">Ils travaillent.</text:span></text:span></text:p>
      <text:p text:style-name="P112"><text:span text:style-name="Strong_20_Emphasis"><text:span text:style-name="T62">Elles travaillent en Angleterre.</text:span></text:span></text:p>
      <text:p text:style-name="P112"><text:span text:style-name="Strong_20_Emphasis"><text:span text:style-name="T62">Ils parlent anglais .</text:span></text:span></text:p>
      <text:p text:style-name="P112"><text:span text:style-name="Strong_20_Emphasis"><text:span text:style-name="T62">Les garcons parlent espagnol.</text:span></text:span></text:p>
      <text:p text:style-name="P110"><text:span text:style-name="Strong_20_Emphasis"><text:span text:style-name="T60"/></text:span></text:p>
      <text:p text:style-name="P110"><text:span text:style-name="Strong_20_Emphasis"><text:span text:style-name="T60">Le<text:tab/>→<text:tab/>[ l ]</text:span></text:span></text:p>
      <text:p text:style-name="P110"><text:span text:style-name="Strong_20_Emphasis"><text:span text:style-name="T60">Les<text:tab/>→<text:tab/>[ le ]</text:span></text:span></text:p>
      <text:p text:style-name="P110"><text:span text:style-name="Strong_20_Emphasis"><text:span text:style-name="T60">La<text:tab/>→<text:tab/>[ la ]</text:span></text:span></text:p>
      <text:p text:style-name="P110"><text:span text:style-name="Strong_20_Emphasis"><text:span text:style-name="T60">Lent<text:tab/>→<text:tab/>[ lo ]</text:span></text:span></text:p>
      <text:p text:style-name="P110"><text:span text:style-name="Strong_20_Emphasis"><text:span text:style-name="T60"/></text:span></text:p>
      <text:p text:style-name="P110"><text:span text:style-name="Strong_20_Emphasis"><text:span text:style-name="T60">Les chats.</text:span></text:span></text:p>
      <text:p text:style-name="P110"><text:span text:style-name="Strong_20_Emphasis"><text:span text:style-name="T60"/></text:span></text:p>
      <text:p text:style-name="P110"><text:span text:style-name="Strong_20_Emphasis"><text:span text:style-name="T60">Ils sont ici.<text:tab/><text:tab/>[ il sont isi ]<text:tab/>They are here.</text:span></text:span></text:p>
      <text:p text:style-name="P110"><text:span text:style-name="Strong_20_Emphasis"><text:span text:style-name="T60">Ils sont là.<text:tab/><text:tab/>[ il son la ]<text:tab/>They are here.</text:span></text:span></text:p>
      <text:p text:style-name="P110"><text:span text:style-name="Strong_20_Emphasis"><text:span text:style-name="T60"/></text:span></text:p>
      <text:p text:style-name="P110"><text:span text:style-name="Strong_20_Emphasis"><text:span text:style-name="T60">Junior et Tom sont deux garçons.</text:span></text:span></text:p>
      <text:p text:style-name="P110"><text:span text:style-name="Strong_20_Emphasis"><text:span text:style-name="T60"/></text:span></text:p>
      <text:p text:style-name="P111"><text:span text:style-name="Strong_20_Emphasis"><text:span text:style-name="T61">Trois femmes sont ici.</text:span></text:span></text:p>
      <text:p text:style-name="P111"><text:span text:style-name="Strong_20_Emphasis"><text:span text:style-name="T61">Ils sont anglais.</text:span></text:span></text:p>
      <text:p text:style-name="P111"><text:span text:style-name="Strong_20_Emphasis"><text:span text:style-name="T61">Elles sont en France.</text:span></text:span></text:p>
      <text:p text:style-name="P111"><text:span text:style-name="Strong_20_Emphasis"><text:span text:style-name="T61">Elles sont ici.</text:span></text:span></text:p>
      <text:p text:style-name="P111"><text:span text:style-name="Strong_20_Emphasis"><text:span text:style-name="T61"/></text:span></text:p>
      <text:p text:style-name="P111"><text:span text:style-name="Strong_20_Emphasis"><text:span text:style-name="T61">Où sont les filles ? <text:s/>Elles sont à l'hôtel.</text:span></text:span></text:p>
      <text:p text:style-name="P111"><text:span text:style-name="Strong_20_Emphasis"><text:span text:style-name="T61">Les Dubois ont trois voitures. Trois voitures ! C'est beaucoup !</text:span></text:span></text:p>
      <text:p text:style-name="P111"><text:span text:style-name="Strong_20_Emphasis"><text:span text:style-name="T61">Ils étudient.</text:span></text:span></text:p>
      <text:p text:style-name="P111"><text:span text:style-name="Strong_20_Emphasis"><text:span text:style-name="T63">Elle</text:span></text:span><text:span text:style-name="Strong_20_Emphasis"><text:span text:style-name="T61">s étudient.</text:span></text:span></text:p>
      <text:p text:style-name="P111"/>
      <text:p text:style-name="P109"><text:span text:style-name="Strong_20_Emphasis"><text:span text:style-name="T59">Elles sont professeurs. Elles travaillent à l' </text:span></text:span><text:span text:style-name="Strong_20_Emphasis"><text:span text:style-name="T63">universite.</text:span></text:span></text:p>
      <text:p text:style-name="P118">Ils habitent ici.</text:p>
      <text:p text:style-name="P118">Ils sont etudiants.</text:p>
      <text:p text:style-name="P118"><text:soft-page-break/>Les studiants etudient beaucoup.</text:p>
      <text:p text:style-name="P118">Le professeur travaille beaucoup, les étudiants, non !</text:p>
      <text:p text:style-name="P128">Les femmes sont étudiantes.</text:p>
      <text:p text:style-name="P128">Les filles sont étudiantes.</text:p>
      <text:p text:style-name="P129">Elles ont trois chiens.</text:p>
      <text:p text:style-name="P129">Les journalistes.</text:p>
      <text:p text:style-name="P129">Les journalistes travaillent à la radio.</text:p>
      <text:p text:style-name="P129">J’ai deux voitures.</text:p>
      <text:p text:style-name="P129">Les Dubois ont trois voitures. Trois voitures ! C'est beaucoup !</text:p>
      <text:p text:style-name="P129">Je mange les pizza.</text:p>
      <text:p text:style-name="P127">Les filles sont étudiantes.</text:p>
      <text:p text:style-name="P127">Elles travaillent en Angleterre.</text:p>
      <text:p text:style-name="P127">Ils étudient.</text:p>
      <text:p text:style-name="P127">Ils sont anglais.</text:p>
      <text:p text:style-name="P127">Les étudiants étudient.</text:p>
      <text:p text:style-name="P127">Ils étudient le français.</text:p>
      <text:p text:style-name="P126"/>
      <text:p text:style-name="P126"/>
      <text:p text:style-name="P121">Let’s talk about Present Tense!</text:p>
      <text:p text:style-name="P121"/>
      <text:p text:style-name="P106">All verbs change depending on if you’re talking about je, tu, and so on!</text:p>
      <text:p text:style-name="P106"/>
      <table:table table:name="Table20" table:style-name="Table20">
        <table:table-column table:style-name="Table20.A" table:number-columns-repeated="2"/>
        <table:table-row>
          <table:table-cell table:style-name="Table20.A1" office:value-type="string">
            <text:p text:style-name="P107">subject</text:p>
          </table:table-cell>
          <table:table-cell table:style-name="Table20.A1" office:value-type="string">
            <text:p text:style-name="P107">verb (parler)</text:p>
          </table:table-cell>
        </table:table-row>
        <table:table-row>
          <table:table-cell table:style-name="Table20.A1" office:value-type="string">
            <text:p text:style-name="P107">je</text:p>
          </table:table-cell>
          <table:table-cell table:style-name="Table20.A1" office:value-type="string">
            <text:p text:style-name="P107">parle</text:p>
          </table:table-cell>
        </table:table-row>
        <table:table-row>
          <table:table-cell table:style-name="Table20.A1" office:value-type="string">
            <text:p text:style-name="P107">tu</text:p>
          </table:table-cell>
          <table:table-cell table:style-name="Table20.A1" office:value-type="string">
            <text:p text:style-name="P107">parles</text:p>
          </table:table-cell>
        </table:table-row>
        <table:table-row>
          <table:table-cell table:style-name="Table20.A1" office:value-type="string">
            <text:p text:style-name="P107"><text:span text:style-name="T234">i</text:span>l / <text:s/>elle</text:p>
          </table:table-cell>
          <table:table-cell table:style-name="Table20.A1" office:value-type="string">
            <text:p text:style-name="P107">parle</text:p>
          </table:table-cell>
        </table:table-row>
        <table:table-row>
          <table:table-cell table:style-name="Table20.A1" office:value-type="string">
            <text:p text:style-name="P107">nous</text:p>
          </table:table-cell>
          <table:table-cell table:style-name="Table20.A1" office:value-type="string">
            <text:p text:style-name="P107">parlons</text:p>
          </table:table-cell>
        </table:table-row>
        <table:table-row>
          <table:table-cell table:style-name="Table20.A1" office:value-type="string">
            <text:p text:style-name="P107">vous</text:p>
          </table:table-cell>
          <table:table-cell table:style-name="Table20.A1" office:value-type="string">
            <text:p text:style-name="P107">parlez</text:p>
          </table:table-cell>
        </table:table-row>
        <table:table-row>
          <table:table-cell table:style-name="Table20.A1" office:value-type="string">
            <text:p text:style-name="P107">ils / elles</text:p>
          </table:table-cell>
          <table:table-cell table:style-name="Table20.A1" office:value-type="string">
            <text:p text:style-name="P107">parlent</text:p>
          </table:table-cell>
        </table:table-row>
      </table:table>
      <text:p text:style-name="P105"/>
      <text:p text:style-name="P108"><text:span text:style-name="T200">Je</text:span> <text:span text:style-name="T200">parle</text:span> <text:span text:style-name="T200">français.</text:span></text:p>
      <text:p text:style-name="P130">Tu parles anglais ?</text:p>
      <text:p text:style-name="P130">Il mange une orange.</text:p>
      <text:p text:style-name="P130">Tu aimes lire ?</text:p>
      <text:p text:style-name="P130">Je travaille à Paris.</text:p>
      <text:p text:style-name="P130">j' étudie, tu étudies, il / elle étudie.</text:p>
      <text:p text:style-name="P130">Tu étudies avec Duo.</text:p>
      <text:p text:style-name="P130">J'habite à Paris.</text:p>
      <text:p text:style-name="P117"><text:span text:style-name="T200">Nous habitons <text:s/></text:span><text:span text:style-name="T202">à </text:span><text:span text:style-name="T200">Paris.</text:span></text:p>
      <text:p text:style-name="P131"><text:soft-page-break/>Ils habitent ici.</text:p>
      <text:p text:style-name="P131">Elles mangent les croissants.</text:p>
      <text:p text:style-name="P131">Nous aimons le chocolat.</text:p>
      <text:p text:style-name="P131">Nous aimons lire.</text:p>
      <text:p text:style-name="P131">Nous mangeons une pizza.</text:p>
      <text:p text:style-name="P131">Nous habitons à Montréal.</text:p>
      <text:p text:style-name="P130">Elle est française.</text:p>
      <text:p text:style-name="P108"><text:span text:style-name="T200"/></text:p>
      <text:p text:style-name="P132"/>
      <text:p text:style-name="P132">Tu vas à la gare ?</text:p>
      <text:p text:style-name="P132">Je vais à New York.</text:p>
      <text:p text:style-name="P132">Elle va à l'hôtel.</text:p>
      <text:p text:style-name="P132"/>
      <text:p text:style-name="P132">J'ai un frère.</text:p>
      <text:p text:style-name="P132">Tu as une voiture ?</text:p>
      <text:p text:style-name="P132">Tu as une sœur ?</text:p>
      <text:p text:style-name="P132">Elle a un passeport.</text:p>
      <text:p text:style-name="P132">Nous sommes ici.</text:p>
      <text:p text:style-name="P133">Nous  sommes à l'école.</text:p>
      <text:p text:style-name="P133">Ils sont en France.</text:p>
      <text:p text:style-name="P208"><text:span text:style-name="T208">Nous </text:span><text:span text:style-name="T207">som</text:span><text:span text:style-name="T208">mes anglais.</text:span></text:p>
      <text:p text:style-name="P209"><text:span text:style-name="T208">E</text:span><text:span text:style-name="T205">lles sont au parc.</text:span></text:p>
      <text:p text:style-name="P135">Nous avons un cheval.</text:p>
      <text:p text:style-name="P135">Elles ont deux chats.</text:p>
      <text:p text:style-name="P135">Ils ont deux voitures.</text:p>
      <text:p text:style-name="P135">Nous avons un chien.</text:p>
      <text:p text:style-name="P135">Nous allons a la banque.</text:p>
      <text:p text:style-name="P137">Ou sont les filles ?</text:p>
      <text:p text:style-name="P137">Les professeurs sont français.</text:p>
      <text:p text:style-name="P137"/>
      <text:p text:style-name="P134">Pauline a trois filles et deux garçons. Les filles sont en France. Les garçons sont en Italie.</text:p>
      <text:p text:style-name="P134">Les hommes parlent espagnol et je parle français.</text:p>
      <text:p text:style-name="P134">Ils parlent français et tu parles anglais.</text:p>
      <text:p text:style-name="P134"/>
      <text:p text:style-name="P134">Les étudiants habitent à Bordeaux. Le professeur habitent à Bordeaux aussi. </text:p>
      <text:p text:style-name="P134">Les étudiants résident à Bordeaux. Le professeur réside également à Bordeaux.</text:p>
      <text:p text:style-name="P134"/>
      <text:p text:style-name="P138">[ o-si ]<text:tab/><text:tab/>[e-gal-mo]</text:p>
      <text:p text:style-name="P138"/>
      <text:p text:style-name="P134"><text:soft-page-break/>Les filles sont étudiantes. Elles habitent et elles étudient à Berlin, à l'université.</text:p>
      <text:p text:style-name="P134">Où habitent les filles ?</text:p>
      <text:p text:style-name="P134"/>
      <text:p text:style-name="P134">Les journalistes ont  une voiture et j' ai  un taxi.</text:p>
      <text:p text:style-name="P134">Émile et Louis ont  deux chiens, Hélène a  un chat.</text:p>
      <text:p text:style-name="P138"/>
      <text:p text:style-name="P136">Les hommes travaillent et les garçons étudient. Les hommes sont journalistes et les garçons sont </text:p>
      <text:p text:style-name="P136">étudiant<text:span text:style-name="T235">s</text:span>.</text:p>
      <text:p text:style-name="P136"/>
      <text:p text:style-name="P134">Les trains sont à la gare.</text:p>
      <text:p text:style-name="P133"/>
      <text:p text:style-name="P133">Je vais.<text:tab/><text:tab/><text:tab/>Tu vas.<text:tab/><text:tab/><text:tab/>il/elle va.</text:p>
      <text:p text:style-name="P133">j' ai,<text:tab/> <text:tab/><text:tab/>tu as, <text:tab/><text:tab/><text:tab/>il / elle a</text:p>
      <text:p text:style-name="P135">nous sommes<text:tab/><text:tab/>Vous êtes<text:tab/><text:tab/>ils /elles sont</text:p>
      <text:p text:style-name="P135">nous avons<text:tab/><text:tab/>Vous avez<text:tab/><text:tab/>ils /elles ont</text:p>
      <text:p text:style-name="P135">nous allons<text:tab/><text:tab/>Vous allez<text:tab/><text:tab/>ils /elles vont</text:p>
      <text:p text:style-name="P135"/>
      <text:p text:style-name="P140">Elle est anglaise ?</text:p>
      <text:p text:style-name="P140">Une femme americaine.</text:p>
      <text:p text:style-name="P140">Et comment tu t’appelles ?</text:p>
      <text:p text:style-name="P140">Elle s'appelle Charlotte. Comment tu t'appelles ?</text:p>
      <text:p text:style-name="P140">Elle est anglaise et il est anglais.</text:p>
      <text:p text:style-name="P140">Il est espagnol et elle est espagnole.</text:p>
      <text:p text:style-name="P140">Je parle espagnol.</text:p>
      <text:p text:style-name="P140">Il est espagnol et elle est espagnole.</text:p>
      <text:p text:style-name="P139">Duo parle français et anglais.</text:p>
      <text:p text:style-name="P139">Je parle espagnol.</text:p>
      <text:p text:style-name="P139">Émile étudie avec deux filles, Marie et Elsa.</text:p>
      <text:p text:style-name="P139">Je mange les croissants et tu manges les oranges, OK ?</text:p>
      <text:p text:style-name="P139">Les journalistes ont une voiture et j'ai un taxi.</text:p>
      <text:p text:style-name="P139">Les femmes sont étudiantes.</text:p>
      <text:p text:style-name="P139">Ils sont en France.</text:p>
      <text:p text:style-name="P139">Ma famille habite dans une maison.</text:p>
      <text:p text:style-name="P139">Ton mari va bien ?</text:p>
      <text:p text:style-name="P139">la voiture de mon frère</text:p>
      <text:p text:style-name="P139">Paul parle avec sa sœur.</text:p>
      <text:p text:style-name="P139">les étudiants et les professeurs</text:p>
      <text:p text:style-name="P139">J'ai deux voitures.</text:p>
      <text:p text:style-name="P210"/>
      <text:p text:style-name="P210"/>
      <text:p text:style-name="P210"/>
      <text:p text:style-name="P213"><text:span text:style-name="T209"/></text:p>
      <text:p text:style-name="P214"><text:soft-page-break/><text:span text:style-name="T209">Au parc</text:span></text:p>
      <text:p text:style-name="P196"><text:span text:style-name="Strong_20_Emphasis"><text:span text:style-name="T193">Béa and her friend Lin are people-watching at the park. They are trying to guess which job each person has.</text:span></text:span></text:p>
      <text:p text:style-name="P140">Ces femmes sont étudiantes .</text:p>
      <text:p text:style-name="P140">Elles parlent de l'université  !</text:p>
      <text:p text:style-name="P140"><text:tab/><text:tab/>Non, elles sont professeurs !</text:p>
      <text:p text:style-name="P140">Elles travaillent à la banque.</text:p>
      <text:p text:style-name="P140"><text:tab/><text:tab/>J'ai une idée…</text:p>
      <text:p text:style-name="P196"><text:span text:style-name="Strong_20_Emphasis"><text:span text:style-name="T193">Lin suddenly gets up and walks towards the women. She comes back a while later. Béa stares at her in surprise.</text:span></text:span></text:p>
      <text:p text:style-name="P140"><text:tab/><text:tab/>Elles sont journalistes !</text:p>
      <text:p text:style-name="P140"><text:tab/><text:tab/>Elles habitent dans un appartement et ont deux chats.</text:p>
      <text:p text:style-name="P140">Béa is stunned.</text:p>
      <text:p text:style-name="P140"><text:tab/><text:tab/>Nous allons au restaurant. Tu viens ?</text:p>
      <text:p text:style-name="P140"/>
      <text:h text:style-name="P212" text:outline-level="1"><text:span text:style-name="Strong_20_Emphasis"><text:span text:style-name="T145">Unit </text:span></text:span><text:span text:style-name="Strong_20_Emphasis"><text:span text:style-name="T146">9</text:span></text:span><text:span text:style-name="Strong_20_Emphasis"><text:span text:style-name="T145"> –</text:span></text:span><text:span text:style-name="Strong_20_Emphasis"><text:span text:style-name="T147"> Describe your family</text:span></text:span></text:h>
      <text:p text:style-name="P211"/>
      <text:p text:style-name="P141">Mes sœurs aiment le surf.</text:p>
      <text:p text:style-name="P141">Mes frères aiment le chocolat.</text:p>
      <text:p text:style-name="P141">Les parents.</text:p>
      <text:p text:style-name="P141">tes parents.</text:p>
      <text:p text:style-name="P141">tes sœurs.</text:p>
      <text:p text:style-name="P141">mes voitures.</text:p>
      <text:p text:style-name="P141">C'est ma famille. Mes parents sont ici.</text:p>
      <text:p text:style-name="P141">Ils aiment Paris.</text:p>
      <text:p text:style-name="P141">Jardin..</text:p>
      <text:p text:style-name="P141">ton.</text:p>
      <text:p text:style-name="P141">Mari.</text:p>
      <text:p text:style-name="P141">Mes.</text:p>
      <text:p text:style-name="P141">Mes parents ont trois chiens.</text:p>
      <text:p text:style-name="P142">Elle a un fils.</text:p>
      <text:p text:style-name="P142">J’ai deux b<text:span text:style-name="Strong_20_Emphasis"><text:span text:style-name="T137">é</text:span></text:span>b<text:span text:style-name="Strong_20_Emphasis"><text:span text:style-name="T137">é</text:span></text:span>s.</text:p>
      <text:p text:style-name="P142">Tes <text:span text:style-name="Strong_20_Emphasis"><text:span text:style-name="T151">b</text:span></text:span><text:span text:style-name="Strong_20_Emphasis"><text:span text:style-name="T137">é</text:span></text:span><text:span text:style-name="Strong_20_Emphasis"><text:span text:style-name="T151">b</text:span></text:span><text:span text:style-name="Strong_20_Emphasis"><text:span text:style-name="T137">é</text:span></text:span><text:span text:style-name="Strong_20_Emphasis"><text:span text:style-name="T151">s mangent.</text:span></text:span></text:p>
      <text:p text:style-name="P142"><text:span text:style-name="Strong_20_Emphasis"><text:span text:style-name="T151">J’ai trois filles.</text:span></text:span></text:p>
      <text:p text:style-name="P142"><text:span text:style-name="Strong_20_Emphasis"><text:span text:style-name="T151">Marc et Patricia ont un fils et deux filles.</text:span></text:span></text:p>
      <text:p text:style-name="P142"><text:span text:style-name="Strong_20_Emphasis"><text:span text:style-name="T151">Ce sont mes sœurs.</text:span></text:span></text:p>
      <text:p text:style-name="P142"><text:span text:style-name="Strong_20_Emphasis"><text:span text:style-name="T151">Ce sont mes filles.</text:span></text:span></text:p>
      <text:p text:style-name="P142"><text:soft-page-break/><text:span text:style-name="Strong_20_Emphasis"><text:span text:style-name="T151">Ce sont les fils de ta sœur ? Non, ce sont mes gar</text:span></text:span><text:span text:style-name="Strong_20_Emphasis"><text:span text:style-name="T137">ç</text:span></text:span><text:span text:style-name="Strong_20_Emphasis"><text:span text:style-name="T151">ons.</text:span></text:span></text:p>
      <text:p text:style-name="P142"><text:span text:style-name="Strong_20_Emphasis"><text:span text:style-name="T151">Ce sont tes filles ?</text:span></text:span></text:p>
      <text:p text:style-name="P142"><text:span text:style-name="Strong_20_Emphasis"><text:span text:style-name="T151">La fille et ses fr</text:span></text:span><text:span text:style-name="Strong_20_Emphasis"><text:span text:style-name="T137">è</text:span></text:span><text:span text:style-name="Strong_20_Emphasis"><text:span text:style-name="T136">res.</text:span></text:span></text:p>
      <text:p text:style-name="P143"><text:span text:style-name="Strong_20_Emphasis"><text:span text:style-name="T138">la femme et ses bébés.</text:span></text:span></text:p>
      <text:p text:style-name="P143"><text:span text:style-name="Strong_20_Emphasis"><text:span text:style-name="T138">le garçon et ses parents</text:span></text:span></text:p>
      <text:p text:style-name="P144">Le est content.</text:p>
      <text:p text:style-name="P144">Elle est contente.</text:p>
      <text:p text:style-name="P144">Le <text:s/><text:span text:style-name="Strong_20_Emphasis"><text:span text:style-name="T136">bébés est content.</text:span></text:span></text:p>
      <text:p text:style-name="P144"><text:span text:style-name="Strong_20_Emphasis"><text:span text:style-name="T136">Le est amusant.</text:span></text:span></text:p>
      <text:p text:style-name="P144"><text:span text:style-name="Strong_20_Emphasis"><text:span text:style-name="T136">Ma mère est très amusante !</text:span></text:span></text:p>
      <text:p text:style-name="P215"><text:span text:style-name="Strong_20_Emphasis"><text:span text:style-name="T122">Ma mère est amusante.</text:span></text:span></text:p>
      <text:p text:style-name="P143"><text:span text:style-name="Strong_20_Emphasis"><text:span text:style-name="T138">Où sont les fils de Monsieur Dubois ? Ses fils sont en Espagne.</text:span></text:span></text:p>
      <text:p text:style-name="P143"><text:span text:style-name="Strong_20_Emphasis"><text:span text:style-name="T138">Ta sœur va en Europe ? Oui, elle est tr </text:span></text:span><text:span text:style-name="Strong_20_Emphasis"><text:span text:style-name="T137">è</text:span></text:span><text:span text:style-name="Strong_20_Emphasis"><text:span text:style-name="T138">s contents !</text:span></text:span></text:p>
      <text:p text:style-name="P215"><text:span text:style-name="Strong_20_Emphasis"><text:span text:style-name="T122">Il est intelligent.</text:span></text:span></text:p>
      <text:p text:style-name="P215"><text:span text:style-name="Strong_20_Emphasis"><text:span text:style-name="T122">Ils sont très intelligents.</text:span></text:span></text:p>
      <text:p text:style-name="P215"><text:span text:style-name="Strong_20_Emphasis"><text:span text:style-name="T122">Elle est intelligente.</text:span></text:span></text:p>
      <text:p text:style-name="P215"><text:span text:style-name="Strong_20_Emphasis"><text:span text:style-name="T123">J</text:span></text:span><text:span text:style-name="Strong_20_Emphasis"><text:span text:style-name="T122">ulia est intelligent</text:span></text:span><text:span text:style-name="Strong_20_Emphasis"><text:span text:style-name="T123">e</text:span></text:span></text:p>
      <text:p text:style-name="P114"><text:span text:style-name="Strong_20_Emphasis"><text:span text:style-name="T23">É</text:span></text:span><text:span text:style-name="Strong_20_Emphasis"><text:span text:style-name="T65">cole.</text:span></text:span></text:p>
      <text:p text:style-name="P114"><text:span text:style-name="Strong_20_Emphasis"><text:span text:style-name="T65">Chouette.</text:span></text:span></text:p>
      <text:p text:style-name="P216"><text:span text:style-name="Strong_20_Emphasis"><text:span text:style-name="T124">Banque.</text:span></text:span></text:p>
      <text:p text:style-name="P216"><text:span text:style-name="Strong_20_Emphasis"><text:span text:style-name="T124">les professeurs mexicains.</text:span></text:span></text:p>
      <text:p text:style-name="P216"><text:span text:style-name="Strong_20_Emphasis"><text:span text:style-name="T125">Ils</text:span></text:span><text:span text:style-name="Strong_20_Emphasis"><text:span text:style-name="T124"> sont </text:span></text:span><text:span text:style-name="Strong_20_Emphasis"><text:span text:style-name="T125">amusants.</text:span></text:span></text:p>
      <text:p text:style-name="P217"><text:span text:style-name="Strong_20_Emphasis"><text:span text:style-name="T125">Ils sont contents.</text:span></text:span></text:p>
      <text:p text:style-name="P217"><text:span text:style-name="Strong_20_Emphasis"><text:span text:style-name="T124">Elles sont </text:span></text:span><text:span text:style-name="Strong_20_Emphasis"><text:span text:style-name="T125">contentes.</text:span></text:span></text:p>
      <text:p text:style-name="P216"><text:span text:style-name="Strong_20_Emphasis"><text:span text:style-name="T124">Elles sont anglaises.</text:span></text:span></text:p>
      <text:p text:style-name="P217"><text:span text:style-name="Strong_20_Emphasis"><text:span text:style-name="T125">Elles sont francaise.</text:span></text:span></text:p>
      <text:p text:style-name="P114"><text:span text:style-name="Strong_20_Emphasis"><text:span text:style-name="T65">Mes parents sont américains.</text:span></text:span></text:p>
      <text:p text:style-name="P116"><text:span text:style-name="Strong_20_Emphasis"><text:span text:style-name="T67">Ma mère est amusante.</text:span></text:span></text:p>
      <text:p text:style-name="P115"><text:span text:style-name="Strong_20_Emphasis"><text:span text:style-name="T65">Ils sont américains ou anglais ? <text:s/></text:span></text:span><text:span text:style-name="Strong_20_Emphasis"><text:span text:style-name="T66">A</text:span></text:span><text:span text:style-name="Strong_20_Emphasis"><text:span text:style-name="T65">méricains, </text:span></text:span><text:span text:style-name="Strong_20_Emphasis"><text:span text:style-name="T66">et ils habitent a Chicago.</text:span></text:span></text:p>
      <text:p text:style-name="P115"><text:span text:style-name="Strong_20_Emphasis"><text:span text:style-name="T66">La mère et la grand-mère de Julia sont mexicaines. Elles parlent espagnol avec Julia ?</text:span></text:span></text:p>
      <text:p text:style-name="P115"><text:span text:style-name="Strong_20_Emphasis"><text:span text:style-name="T66">C'est un avion américain.</text:span></text:span></text:p>
      <text:p text:style-name="P115"><text:span text:style-name="Strong_20_Emphasis"><text:span text:style-name="T66">Elles sont tr</text:span></text:span><text:span text:style-name="Strong_20_Emphasis"><text:span text:style-name="T23">è</text:span></text:span><text:span text:style-name="Strong_20_Emphasis"><text:span text:style-name="T66">s contentes.</text:span></text:span></text:p>
      <text:p text:style-name="P115"><text:span text:style-name="Strong_20_Emphasis"><text:span text:style-name="T65">Les garçons sont contents. Ils aiment les filles. </text:span></text:span><text:span text:style-name="Strong_20_Emphasis"><text:span text:style-name="T66">Oui, et les filles sont tr</text:span></text:span><text:span text:style-name="Strong_20_Emphasis"><text:span text:style-name="T23">è</text:span></text:span><text:span text:style-name="Strong_20_Emphasis"><text:span text:style-name="T66">s contentes.</text:span></text:span></text:p>
      <text:p text:style-name="P217"><text:span text:style-name="Strong_20_Emphasis"><text:span text:style-name="T125">J'aime mes professeurs. Elles sont amusantes.</text:span></text:span></text:p>
      <text:p text:style-name="P217"><text:span text:style-name="Strong_20_Emphasis"><text:span text:style-name="T125">Mes parents sont intelligents.</text:span></text:span></text:p>
      <text:p text:style-name="P217"><text:span text:style-name="Strong_20_Emphasis"><text:span text:style-name="T125">Ses filles sont intelligentes.</text:span></text:span></text:p>
      <text:p text:style-name="P217"><text:span text:style-name="Strong_20_Emphasis"><text:span text:style-name="T126">L</text:span></text:span><text:span text:style-name="Strong_20_Emphasis"><text:span text:style-name="T125">e garçon et ses parents</text:span></text:span></text:p>
      <text:p text:style-name="P217"><text:span text:style-name="Strong_20_Emphasis"><text:span text:style-name="T125">Mes frères aiment le chocolat.</text:span></text:span></text:p>
      <text:p text:style-name="P217"><text:span text:style-name="Strong_20_Emphasis"><text:span text:style-name="T125">C'est son bébé.</text:span></text:span></text:p>
      <text:p text:style-name="P217"><text:soft-page-break/><text:span text:style-name="Strong_20_Emphasis"><text:span text:style-name="T125">Le bebe mange le livre de son pere</text:span></text:span></text:p>
      <text:p text:style-name="P218"><text:span text:style-name="Strong_20_Emphasis"><text:span text:style-name="T126">Mon chat est amusant.</text:span></text:span></text:p>
      <text:p text:style-name="P218"><text:span text:style-name="Strong_20_Emphasis"><text:span text:style-name="T126">Mes sœurs aiment le surf.</text:span></text:span></text:p>
      <text:p text:style-name="P218"><text:span text:style-name="Strong_20_Emphasis"><text:span text:style-name="T126">Les chiens de Marie sont très amusants, et elle est très contente.</text:span></text:span></text:p>
      <text:p text:style-name="P218"><text:span text:style-name="Strong_20_Emphasis"><text:span text:style-name="T126">Où sont les fils de Monsieur Dubois ? </text:span></text:span><text:span text:style-name="Strong_20_Emphasis"><text:span text:style-name="T127">Ses fils sont en Espagne.</text:span></text:span></text:p>
      <text:p text:style-name="P218"><text:span text:style-name="Strong_20_Emphasis"><text:span text:style-name="T127">les femmes mexicaines. </text:span></text:span></text:p>
      <text:p text:style-name="P218"><text:span text:style-name="Strong_20_Emphasis"><text:span text:style-name="T127">Anna est amusante, et son chien est très amusant !</text:span></text:span></text:p>
      <text:p text:style-name="P218"><text:span text:style-name="Strong_20_Emphasis"><text:span text:style-name="T127">Ils sont intelligents.</text:span></text:span></text:p>
      <text:p text:style-name="P218"><text:span text:style-name="Strong_20_Emphasis"><text:span text:style-name="T127">Le bébé mange le livre de son père.</text:span></text:span></text:p>
      <text:p text:style-name="P218"><text:span text:style-name="Strong_20_Emphasis"><text:span text:style-name="T126">Est</text:span></text:span></text:p>
      <text:p text:style-name="P219"><text:span text:style-name="Strong_20_Emphasis"><text:span text:style-name="T126">Les filles sont étudiantes. Elles habitent et elles étudient à Berlin, à l'université. Où habitent les filles ? <text:s/>à Berlin.</text:span></text:span></text:p>
      <text:p text:style-name="P219"><text:span text:style-name="Strong_20_Emphasis"><text:span text:style-name="T126">Les Dubois ont trois voitures. </text:span></text:span><text:span text:style-name="Strong_20_Emphasis"><text:span text:style-name="T127">Rrois voitures ! C’est beaucoup !</text:span></text:span></text:p>
      <text:p text:style-name="P219"><text:span text:style-name="Strong_20_Emphasis"><text:span text:style-name="T127">Deux ou trois croissants, Madame ? Deux croissants, s’il vous pla</text:span></text:span><text:span text:style-name="Strong_20_Emphasis"><text:span text:style-name="T125">î</text:span></text:span><text:span text:style-name="Strong_20_Emphasis"><text:span text:style-name="T127">t.</text:span></text:span></text:p>
      <text:p text:style-name="P219"><text:span text:style-name="Strong_20_Emphasis"><text:span text:style-name="T127">J'ai deux chiens. Ils s'appellent Filou et Hugo.</text:span></text:span></text:p>
      <text:p text:style-name="P219"><text:span text:style-name="Strong_20_Emphasis"><text:span text:style-name="T127">Les hommes travaillent et les garçons étudient. Les hommes sont journalistes et les garçons sont étudiants.</text:span></text:span></text:p>
      <text:p text:style-name="P219"><text:span text:style-name="Strong_20_Emphasis"><text:span text:style-name="T127">J'ai trois chats et tu as un cheval.</text:span></text:span></text:p>
      <text:p text:style-name="P219"><text:span text:style-name="Strong_20_Emphasis"><text:span text:style-name="T128">S</text:span></text:span><text:span text:style-name="Strong_20_Emphasis"><text:span text:style-name="T127">on appartement.</text:span></text:span></text:p>
      <text:p text:style-name="P219"><text:span text:style-name="Strong_20_Emphasis"><text:span text:style-name="T128">M</text:span></text:span><text:span text:style-name="Strong_20_Emphasis"><text:span text:style-name="T127">a maison.</text:span></text:span></text:p>
      <text:p text:style-name="P271"><text:span text:style-name="Strong_20_Emphasis"><text:span text:style-name="T130">Mes sœurs sont </text:span></text:span><text:span text:style-name="Strong_20_Emphasis"><text:span text:style-name="T125">é</text:span></text:span><text:span text:style-name="Strong_20_Emphasis"><text:span text:style-name="T130">tudiantes</text:span></text:span></text:p>
      <text:p text:style-name="P271"><text:span text:style-name="Strong_20_Emphasis"><text:span text:style-name="T130">Ils aiment la France.</text:span></text:span></text:p>
      <text:p text:style-name="P271"><text:span text:style-name="Strong_20_Emphasis"><text:span text:style-name="T130">Tes parents sont ici.</text:span></text:span></text:p>
      <text:p text:style-name="P271"><text:span text:style-name="Strong_20_Emphasis"><text:span text:style-name="T130">Mes frères aiment le chocolat.</text:span></text:span></text:p>
      <text:p text:style-name="P271"><text:span text:style-name="Strong_20_Emphasis"><text:span text:style-name="T130">Mes soeurs et tes frères.</text:span></text:span></text:p>
      <text:p text:style-name="P271"><text:span text:style-name="Strong_20_Emphasis"><text:span text:style-name="T130">Ils aiment la France.</text:span></text:span></text:p>
      <text:p text:style-name="P271"><text:span text:style-name="Strong_20_Emphasis"><text:span text:style-name="T130">Oui, ma sœur aime la salade, et tes sœurs aiment la pizza.</text:span></text:span></text:p>
      <text:p text:style-name="P271"><text:span text:style-name="Strong_20_Emphasis"><text:span text:style-name="T130">Oui, mes parents parlent français et mon frère parle anglais</text:span></text:span></text:p>
      <text:p text:style-name="P218"><text:span text:style-name="Strong_20_Emphasis"><text:span text:style-name="T126"/></text:span></text:p>
      <text:p text:style-name="P217"><text:span text:style-name="Strong_20_Emphasis"><text:span text:style-name="T125">é è à ù â ê î ô û ë ï ü ç œ æ É È À Ù Â Ê Î Ô Û Ë Ï Ü Ç Œ Æ</text:span></text:span></text:p>
      <text:p text:style-name="P141"/>
      <text:p text:style-name="P219"><text:span text:style-name="Strong_20_Emphasis"><text:span text:style-name="T127"/></text:span></text:p>
      <text:p text:style-name="P219"><text:span text:style-name="Strong_20_Emphasis"><text:span text:style-name="T127">📋 French Possessive Adjectives</text:span>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header-rows>
          <table:table-row>
            <table:table-cell table:style-name="Table21.A1" office:value-type="string">
              <text:p text:style-name="P219"><text:span text:style-name="Strong_20_Emphasis"><text:span text:style-name="T127">English</text:span></text:span></text:p>
            </table:table-cell>
            <table:table-cell table:style-name="Table21.A1" office:value-type="string">
              <text:p text:style-name="P219"><text:span text:style-name="Strong_20_Emphasis"><text:span text:style-name="T127">Masculine (Singular)</text:span></text:span></text:p>
            </table:table-cell>
            <table:table-cell table:style-name="Table21.A1" office:value-type="string">
              <text:p text:style-name="P219"><text:span text:style-name="Strong_20_Emphasis"><text:span text:style-name="T127">Feminine (Singular)</text:span></text:span></text:p>
            </table:table-cell>
            <table:table-cell table:style-name="Table21.A1" office:value-type="string">
              <text:p text:style-name="P219"><text:span text:style-name="Strong_20_Emphasis"><text:span text:style-name="T127">Plural (All Genders)</text:span></text:span></text:p>
            </table:table-cell>
          </table:table-row>
        </table:table-header-rows>
        <table:table-row>
          <table:table-cell table:style-name="Table21.A1" office:value-type="string">
            <text:p text:style-name="P219"><text:span text:style-name="Strong_20_Emphasis"><text:span text:style-name="T127">My</text:span></text:span></text:p>
          </table:table-cell>
          <table:table-cell table:style-name="Table21.A1" office:value-type="string">
            <text:p text:style-name="P219"><text:span text:style-name="Strong_20_Emphasis"><text:span text:style-name="T127">mon</text:span></text:span></text:p>
          </table:table-cell>
          <table:table-cell table:style-name="Table21.A1" office:value-type="string">
            <text:p text:style-name="P219"><text:span text:style-name="Strong_20_Emphasis"><text:span text:style-name="T127">ma</text:span></text:span></text:p>
          </table:table-cell>
          <table:table-cell table:style-name="Table21.A1" office:value-type="string">
            <text:p text:style-name="P219"><text:span text:style-name="Strong_20_Emphasis"><text:span text:style-name="T127">mes</text:span></text:span></text:p>
          </table:table-cell>
        </table:table-row>
        <table:table-row>
          <table:table-cell table:style-name="Table21.A1" office:value-type="string">
            <text:p text:style-name="P219"><text:span text:style-name="Strong_20_Emphasis"><text:span text:style-name="T127">Your (tu)</text:span></text:span></text:p>
          </table:table-cell>
          <table:table-cell table:style-name="Table21.A1" office:value-type="string">
            <text:p text:style-name="P219"><text:span text:style-name="Strong_20_Emphasis"><text:span text:style-name="T127">ton</text:span></text:span></text:p>
          </table:table-cell>
          <table:table-cell table:style-name="Table21.A1" office:value-type="string">
            <text:p text:style-name="P219"><text:span text:style-name="Strong_20_Emphasis"><text:span text:style-name="T127">ta</text:span></text:span></text:p>
          </table:table-cell>
          <table:table-cell table:style-name="Table21.A1" office:value-type="string">
            <text:p text:style-name="P219"><text:span text:style-name="Strong_20_Emphasis"><text:span text:style-name="T127">tes</text:span></text:span></text:p>
          </table:table-cell>
        </table:table-row>
        <table:table-row>
          <table:table-cell table:style-name="Table21.A1" office:value-type="string">
            <text:p text:style-name="P219"><text:span text:style-name="Strong_20_Emphasis"><text:span text:style-name="T127">His/Her/Its</text:span></text:span></text:p>
          </table:table-cell>
          <table:table-cell table:style-name="Table21.A1" office:value-type="string">
            <text:p text:style-name="P219"><text:span text:style-name="Strong_20_Emphasis"><text:span text:style-name="T127">son</text:span></text:span></text:p>
          </table:table-cell>
          <table:table-cell table:style-name="Table21.A1" office:value-type="string">
            <text:p text:style-name="P219"><text:span text:style-name="Strong_20_Emphasis"><text:span text:style-name="T127">sa</text:span></text:span></text:p>
          </table:table-cell>
          <table:table-cell table:style-name="Table21.A1" office:value-type="string">
            <text:p text:style-name="P219"><text:span text:style-name="Strong_20_Emphasis"><text:span text:style-name="T127">ses</text:span></text:span></text:p>
          </table:table-cell>
        </table:table-row>
        <table:table-row>
          <table:table-cell table:style-name="Table21.A1" office:value-type="string">
            <text:p text:style-name="P219"><text:span text:style-name="Strong_20_Emphasis"><text:span text:style-name="T127">Our</text:span></text:span></text:p>
          </table:table-cell>
          <table:table-cell table:style-name="Table21.A1" office:value-type="string">
            <text:p text:style-name="P219"><text:span text:style-name="Strong_20_Emphasis"><text:span text:style-name="T127">notre</text:span></text:span></text:p>
          </table:table-cell>
          <table:table-cell table:style-name="Table21.A1" office:value-type="string">
            <text:p text:style-name="P219"><text:span text:style-name="Strong_20_Emphasis"><text:span text:style-name="T127">notre</text:span></text:span></text:p>
          </table:table-cell>
          <table:table-cell table:style-name="Table21.A1" office:value-type="string">
            <text:p text:style-name="P219"><text:span text:style-name="Strong_20_Emphasis"><text:span text:style-name="T127">nos</text:span></text:span></text:p>
          </table:table-cell>
        </table:table-row>
        <table:table-row>
          <table:table-cell table:style-name="Table21.A1" office:value-type="string">
            <text:p text:style-name="P219"><text:span text:style-name="Strong_20_Emphasis"><text:span text:style-name="T127">Your (vous)</text:span></text:span></text:p>
          </table:table-cell>
          <table:table-cell table:style-name="Table21.A1" office:value-type="string">
            <text:p text:style-name="P219"><text:span text:style-name="Strong_20_Emphasis"><text:span text:style-name="T127">votre</text:span></text:span></text:p>
          </table:table-cell>
          <table:table-cell table:style-name="Table21.A1" office:value-type="string">
            <text:p text:style-name="P219"><text:span text:style-name="Strong_20_Emphasis"><text:span text:style-name="T127">votre</text:span></text:span></text:p>
          </table:table-cell>
          <table:table-cell table:style-name="Table21.A1" office:value-type="string">
            <text:p text:style-name="P219"><text:span text:style-name="Strong_20_Emphasis"><text:span text:style-name="T127">vos</text:span></text:span></text:p>
          </table:table-cell>
        </table:table-row>
        <table:table-row>
          <table:table-cell table:style-name="Table21.A1" office:value-type="string">
            <text:p text:style-name="P219"><text:span text:style-name="Strong_20_Emphasis"><text:span text:style-name="T127">Their</text:span></text:span></text:p>
          </table:table-cell>
          <table:table-cell table:style-name="Table21.A1" office:value-type="string">
            <text:p text:style-name="P219"><text:span text:style-name="Strong_20_Emphasis"><text:span text:style-name="T127">leur</text:span></text:span></text:p>
          </table:table-cell>
          <table:table-cell table:style-name="Table21.A1" office:value-type="string">
            <text:p text:style-name="P219"><text:span text:style-name="Strong_20_Emphasis"><text:span text:style-name="T127">leur</text:span></text:span></text:p>
          </table:table-cell>
          <table:table-cell table:style-name="Table21.A1" office:value-type="string">
            <text:p text:style-name="P219"><text:span text:style-name="Strong_20_Emphasis"><text:span text:style-name="T127">leurs</text:span></text:span></text:p>
          </table:table-cell>
        </table:table-row>
      </table:table>
      <text:p text:style-name="P219"><text:span text:style-name="Strong_20_Emphasis"><text:span text:style-name="T127"/></text:span></text:p>
      <text:p text:style-name="P219"><text:soft-page-break/><text:span text:style-name="Strong_20_Emphasis"><text:span text:style-name="T127">⚠️ Note: mon, ton, and son are used before feminine nouns that begin with a vowel or silent 'h' for easier pronunciation (to avoid a vowel clash).</text:span></text:span></text:p>
      <text:p text:style-name="P219"><text:span text:style-name="Strong_20_Emphasis"><text:span text:style-name="T127"/></text:span></text:p>
      <text:p text:style-name="P220"><text:span text:style-name="Strong_20_Emphasis"><text:span text:style-name="T127">🧾 Examples with English Translations</text:span></text:span></text:p>
      <text:p text:style-name="P220"><text:span text:style-name="Strong_20_Emphasis"><text:span text:style-name="T127">👤 Talking about “My” — mon, ma, mes</text:span></text:span></text:p>
      <text:list text:style-name="L22">
        <text:list-item>
          <text:p text:style-name="P263"><text:span text:style-name="Strong_20_Emphasis"><text:span text:style-name="T127">Mon appartement = My apartment (masculine)</text:span></text:span></text:p>
        </text:list-item>
        <text:list-item>
          <text:p text:style-name="P263"><text:span text:style-name="Strong_20_Emphasis"><text:span text:style-name="T127">Ma voiture = My car (feminine)</text:span></text:span></text:p>
        </text:list-item>
        <text:list-item>
          <text:p text:style-name="P263"><text:span text:style-name="Strong_20_Emphasis"><text:span text:style-name="T127">Mes amis = My friends (plural)</text:span></text:span></text:p>
        </text:list-item>
      </text:list>
      <text:p text:style-name="P220"><text:span text:style-name="Strong_20_Emphasis"><text:span text:style-name="T127">👤 Talking to “You” — ton, ta, tes</text:span></text:span></text:p>
      <text:list text:style-name="L23">
        <text:list-item>
          <text:p text:style-name="P264"><text:span text:style-name="Strong_20_Emphasis"><text:span text:style-name="T127">Ton frère = Your brother (masculine)</text:span></text:span></text:p>
        </text:list-item>
        <text:list-item>
          <text:p text:style-name="P264"><text:span text:style-name="Strong_20_Emphasis"><text:span text:style-name="T127">Ta sœur = Your sister (feminine)</text:span></text:span></text:p>
        </text:list-item>
        <text:list-item>
          <text:p text:style-name="P264"><text:span text:style-name="Strong_20_Emphasis"><text:span text:style-name="T127">Tes idées = Your ideas (plural)</text:span></text:span></text:p>
        </text:list-item>
        <text:list-item>
          <text:p text:style-name="P264"><text:span text:style-name="Strong_20_Emphasis"><text:span text:style-name="T127"/></text:span></text:p>
        </text:list-item>
      </text:list>
      <text:p text:style-name="P220"><text:span text:style-name="Strong_20_Emphasis"><text:span text:style-name="T127">👤 Talking about “His / Her” — son, sa, ses</text:span></text:span></text:p>
      <text:list text:style-name="L24">
        <text:list-item>
          <text:p text:style-name="P265"><text:span text:style-name="Strong_20_Emphasis"><text:span text:style-name="T127">Son appartement = His/Her apartment (masculine)</text:span></text:span></text:p>
        </text:list-item>
        <text:list-item>
          <text:p text:style-name="P265"><text:span text:style-name="Strong_20_Emphasis"><text:span text:style-name="T127">Sa maison = His/Her house (feminine)</text:span></text:span></text:p>
        </text:list-item>
        <text:list-item>
          <text:p text:style-name="P265"><text:span text:style-name="Strong_20_Emphasis"><text:span text:style-name="T127">Ses enfants = His/Her children (plural)</text:span></text:span></text:p>
          <text:p text:style-name="P265"><text:span text:style-name="Strong_20_Emphasis"><text:span text:style-name="T127"/></text:span></text:p>
        </text:list-item>
      </text:list>
      <text:p text:style-name="P220"><text:span text:style-name="Strong_20_Emphasis"><text:span text:style-name="T127">French does not distinguish gender of the owner in possessives — it depends on the gender of the object:</text:span></text:span></text:p>
      <text:list text:style-name="L25">
        <text:list-item>
          <text:p text:style-name="P266"><text:span text:style-name="Strong_20_Emphasis"><text:span text:style-name="T127">Son frère (his/her brother) → “frère” is masculine</text:span></text:span></text:p>
        </text:list-item>
        <text:list-item>
          <text:p text:style-name="P266"><text:span text:style-name="Strong_20_Emphasis"><text:span text:style-name="T127">Sa sœur (his/her sister) → “sœur” is feminine</text:span></text:span></text:p>
          <text:p text:style-name="P266"><text:span text:style-name="Strong_20_Emphasis"><text:span text:style-name="T127"/></text:span></text:p>
        </text:list-item>
      </text:list>
      <text:p text:style-name="P220"><text:span text:style-name="Strong_20_Emphasis"><text:span text:style-name="T127">👥 Talking about “Our” — notre, nos</text:span></text:span></text:p>
      <text:list text:style-name="L26">
        <text:list-item>
          <text:p text:style-name="P267"><text:span text:style-name="Strong_20_Emphasis"><text:span text:style-name="T127">Notre école = Our school (singular)</text:span></text:span></text:p>
        </text:list-item>
        <text:list-item>
          <text:p text:style-name="P267"><text:span text:style-name="Strong_20_Emphasis"><text:span text:style-name="T127">Nos professeurs = Our teachers (plural)</text:span></text:span></text:p>
          <text:p text:style-name="P267"><text:span text:style-name="Strong_20_Emphasis"><text:span text:style-name="T127"/></text:span></text:p>
        </text:list-item>
      </text:list>
      <text:p text:style-name="P220"><text:span text:style-name="Strong_20_Emphasis"><text:span text:style-name="T127">👥 Talking formally or to multiple people — votre, vos</text:span></text:span></text:p>
      <text:list text:style-name="L27">
        <text:list-item>
          <text:p text:style-name="P268"><text:span text:style-name="Strong_20_Emphasis"><text:span text:style-name="T127">Votre maison = Your house (formal/singular)</text:span></text:span></text:p>
        </text:list-item>
        <text:list-item>
          <text:p text:style-name="P268"><text:span text:style-name="Strong_20_Emphasis"><text:span text:style-name="T127">Vos idées = Your ideas (plural)</text:span></text:span></text:p>
          <text:p text:style-name="P268"><text:span text:style-name="Strong_20_Emphasis"><text:span text:style-name="T127"/></text:span></text:p>
        </text:list-item>
      </text:list>
      <text:p text:style-name="P220"><text:span text:style-name="Strong_20_Emphasis"><text:span text:style-name="T127">👥 Talking about “Their” — leur, leurs</text:span></text:span></text:p>
      <text:list text:style-name="L28">
        <text:list-item>
          <text:p text:style-name="P269"><text:span text:style-name="Strong_20_Emphasis"><text:span text:style-name="T127">Leur chien = Their dog (singular)</text:span></text:span></text:p>
        </text:list-item>
        <text:list-item>
          <text:p text:style-name="P269"><text:span text:style-name="Strong_20_Emphasis"><text:span text:style-name="T127">Leurs enfants = Their children (plural)</text:span></text:span></text:p>
        </text:list-item>
      </text:list>
      <text:p text:style-name="P220"><text:soft-page-break/><text:span text:style-name="Strong_20_Emphasis"><text:span text:style-name="T127"/></text:span></text:p>
      <text:p text:style-name="P220"><text:span text:style-name="Strong_20_Emphasis"><text:span text:style-name="T127"/></text:span></text:p>
      <text:p text:style-name="P220"><text:span text:style-name="Strong_20_Emphasis"><text:span text:style-name="T127"/></text:span></text:p>
      <text:p text:style-name="P220"><text:span text:style-name="Strong_20_Emphasis"><text:span text:style-name="T127"/></text:span></text:p>
      <text:p text:style-name="P220"><text:span text:style-name="Strong_20_Emphasis"><text:span text:style-name="T127"/></text:span></text:p>
      <text:p text:style-name="P220"><text:span text:style-name="Strong_20_Emphasis"><text:span text:style-name="T127"/></text:span></text:p>
      <text:p text:style-name="P220"><text:span text:style-name="Strong_20_Emphasis"><text:span text:style-name="T135">Une a grande famille</text:span></text:span></text:p>
      <text:p text:style-name="P220"><text:span text:style-name="Strong_20_Emphasis"><text:span text:style-name="T194">Odile rencontre la famille de Mélissa.</text:span></text:span></text:p>
      <text:p text:style-name="P220"><text:span text:style-name="Strong_20_Emphasis"><text:span text:style-name="T127">Mélissa ! Ma fille préférée !</text:span></text:span></text:p>
      <text:p text:style-name="P220"><text:span text:style-name="Strong_20_Emphasis"><text:span text:style-name="T127"><text:tab/><text:tab/>Maman, tu as une seule fille !</text:span></text:span></text:p>
      <text:p text:style-name="P220"><text:span text:style-name="Strong_20_Emphasis"><text:span text:style-name="T127"><text:tab/><text:tab/>Voici ma copine, Odile.</text:span></text:span></text:p>
      <text:p text:style-name="P220"><text:span text:style-name="Strong_20_Emphasis"><text:span text:style-name="T127"><text:tab/><text:tab/><text:tab/><text:tab/>Bonjour !</text:span></text:span></text:p>
      <text:p text:style-name="P220"><text:span text:style-name="Strong_20_Emphasis"><text:span text:style-name="T127"><text:tab/><text:tab/>Odile, ça c'est mon frère, Thomas.</text:span></text:span></text:p>
      <text:p text:style-name="P220"><text:span text:style-name="Strong_20_Emphasis"><text:span text:style-name="T127"><text:tab/><text:tab/><text:tab/><text:tab/>Salut !</text:span></text:span></text:p>
      <text:p text:style-name="P220"><text:span text:style-name="Strong_20_Emphasis"><text:span text:style-name="T127"><text:tab/><text:tab/>Et ma grand-mère…</text:span></text:span></text:p>
      <text:p text:style-name="P221"><text:span text:style-name="Strong_20_Emphasis"><text:span text:style-name="T127"><text:tab/><text:tab/><text:tab/><text:tab/>Bonjour !</text:span></text:span></text:p>
      <text:p text:style-name="P221"><text:span text:style-name="Strong_20_Emphasis"><text:span text:style-name="T127"><text:tab/><text:tab/>Voici mon père... et mon frère, David.</text:span></text:span></text:p>
      <text:p text:style-name="P221"><text:span text:style-name="Strong_20_Emphasis"><text:span text:style-name="T127"><text:tab/><text:tab/><text:tab/><text:tab/>Bonjour. Comment allez-vous ?</text:span></text:span></text:p>
      <text:p text:style-name="P221"><text:span text:style-name="Strong_20_Emphasis"><text:span text:style-name="T127"><text:tab/><text:tab/>Mon grand-père, Dominique.</text:span></text:span></text:p>
      <text:p text:style-name="P221"><text:span text:style-name="Strong_20_Emphasis"><text:span text:style-name="T127"><text:tab/><text:tab/><text:tab/><text:tab/>Bonjour ! </text:span></text:span><text:span text:style-name="Strong_20_Emphasis"><text:span text:style-name="T129">Tu as une grande famille !</text:span></text:span></text:p>
      <text:p text:style-name="P221"><text:span text:style-name="Strong_20_Emphasis"><text:span text:style-name="T129">Mais j'ai une seule fille.</text:span></text:span></text:p>
      <text:p text:style-name="P221"><text:span text:style-name="Strong_20_Emphasis"><text:span text:style-name="T129"><text:tab/><text:tab/>Maman !</text:span></text:span></text:p>
      <text:p text:style-name="P221"><text:span text:style-name="Strong_20_Emphasis"><text:span text:style-name="T129">Ah, oui ! J'ai I have <text:s/>deux filles maintenant.</text:span></text:span></text:p>
      <text:p text:style-name="P221"><text:span text:style-name="Strong_20_Emphasis"><text:span text:style-name="T129">Bienvenue dans la famille, Odile !</text:span></text:span></text:p>
      <text:p text:style-name="P221"><text:span text:style-name="Strong_20_Emphasis"><text:span text:style-name="T129"><text:tab/><text:tab/>Merci beaucoup!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8-21T19:20:57.206693216</dc:date>
    <meta:editing-duration>P1DT2H50M12S</meta:editing-duration>
    <meta:editing-cycles>142</meta:editing-cycles>
    <meta:generator>LibreOffice/24.2.7.2$Linux_X86_64 LibreOffice_project/420$Build-2</meta:generator>
    <meta:document-statistic meta:table-count="21" meta:image-count="0" meta:object-count="0" meta:page-count="40" meta:paragraph-count="1469" meta:word-count="7784" meta:character-count="37864" meta:non-whitespace-character-count="30882"/>
  </office:meta>
</office:document-meta>
</file>